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soS1" table:style-name="ta1">
        <table:shapes>
          <draw:frame draw:z-index="0" draw:style-name="gr1" draw:text-style-name="P1" svg:width="297.03mm" svg:height="190.19mm" svg:x="141.91mm" svg:y="705.48mm">
            <loext:p draw:notify-on-update-of-ranges="isoS1.F2:isoS1.F190 isoS1.G2:isoS1.G19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42.03mm" svg:y="285.48mm">
            <loext:p draw:notify-on-update-of-ranges="isoS1.F5:isoS1.F67 isoS1.G5:isoS1.G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44.88mm" svg:height="213.03mm" svg:x="91.31mm" svg:y="827.4mm">
            <loext:p draw:notify-on-update-of-ranges="isoS1.F2:isoS1.F191 isoS1.G2:isoS1.G191 isoS1.F2:isoS1.F191 isoS1.H2:isoS1.H19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rmsv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P</text:p>
          </table:table-cell>
          <table:table-cell office:value-type="string" calcext:value-type="string">
            <text:p><text:s/>V</text:p>
          </table:table-cell>
          <table:table-cell/>
          <table:table-cell office:value-type="string" calcext:value-type="string">
            <text:p>ln v</text:p>
          </table:table-cell>
          <table:table-cell office:value-type="string" calcext:value-type="string">
            <text:p>ln p</text:p>
          </table:table-cell>
          <table:table-cell table:number-columns-repeated="3"/>
        </table:table-row>
        <table:table-row table:style-name="ro1">
          <table:table-cell office:value-type="float" office:value="0.99136" calcext:value-type="float">
            <text:p>0,99136</text:p>
          </table:table-cell>
          <table:table-cell office:value-type="float" office:value="0.928682" calcext:value-type="float">
            <text:p>0,928682</text:p>
          </table:table-cell>
          <table:table-cell office:value-type="float" office:value="981.204" calcext:value-type="float">
            <text:p>981,204</text:p>
          </table:table-cell>
          <table:table-cell office:value-type="float" office:value="1.0252" calcext:value-type="float">
            <text:p>1,0252</text:p>
          </table:table-cell>
          <table:table-cell/>
          <table:table-cell table:formula="of:=LN([.D2])" office:value-type="float" office:value="0.0248877155077789" calcext:value-type="float">
            <text:p>0,024887715507779</text:p>
          </table:table-cell>
          <table:table-cell table:formula="of:=LN([.C2])" office:value-type="float" office:value="6.88878038901687" calcext:value-type="float">
            <text:p>6,88878038901687</text:p>
          </table:table-cell>
          <table:table-cell table:formula="of:=LN([.C2])+5/3*LN([.D2])" office:value-type="float" office:value="6.93025991486317" calcext:value-type="float">
            <text:p>6,93025991486317</text:p>
          </table:table-cell>
          <table:table-cell/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0.993044" calcext:value-type="float">
            <text:p>0,993044</text:p>
          </table:table-cell>
          <table:table-cell office:value-type="float" office:value="0.927483" calcext:value-type="float">
            <text:p>0,927483</text:p>
          </table:table-cell>
          <table:table-cell office:value-type="float" office:value="999.906" calcext:value-type="float">
            <text:p>999,906</text:p>
          </table:table-cell>
          <table:table-cell office:value-type="float" office:value="1.0201" calcext:value-type="float">
            <text:p>1,0201</text:p>
          </table:table-cell>
          <table:table-cell/>
          <table:table-cell table:formula="of:=LN([.D3])" office:value-type="float" office:value="0.0199006617063362" calcext:value-type="float">
            <text:p>0,019900661706336</text:p>
          </table:table-cell>
          <table:table-cell table:formula="of:=LN([.C3])" office:value-type="float" office:value="6.90766127456386" calcext:value-type="float">
            <text:p>6,90766127456386</text:p>
          </table:table-cell>
          <table:table-cell table:formula="of:=6.930259915-5/3*LN([.D3])" office:value-type="float" office:value="6.89709214548944" calcext:value-type="float">
            <text:p>6,89709214548944</text:p>
          </table:table-cell>
          <table:table-cell/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0.99469" calcext:value-type="float">
            <text:p>0,99469</text:p>
          </table:table-cell>
          <table:table-cell office:value-type="float" office:value="0.925993" calcext:value-type="float">
            <text:p>0,925993</text:p>
          </table:table-cell>
          <table:table-cell office:value-type="float" office:value="1006.49" calcext:value-type="float">
            <text:p>1006,49</text:p>
          </table:table-cell>
          <table:table-cell office:value-type="float" office:value="1.015" calcext:value-type="float">
            <text:p>1,015</text:p>
          </table:table-cell>
          <table:table-cell/>
          <table:table-cell table:formula="of:=LN([.D4])" office:value-type="float" office:value="0.0148886124937506" calcext:value-type="float">
            <text:p>0,014888612493751</text:p>
          </table:table-cell>
          <table:table-cell table:formula="of:=LN([.C4])" office:value-type="float" office:value="6.91422430961072" calcext:value-type="float">
            <text:p>6,91422430961072</text:p>
          </table:table-cell>
          <table:table-cell table:formula="of:=6.930259915-5/3*LN([.D4])" office:value-type="float" office:value="6.90544556084375" calcext:value-type="float">
            <text:p>6,90544556084375</text:p>
          </table:table-cell>
          <table:table-cell table:number-columns-repeated="2"/>
        </table:table-row>
        <table:table-row table:style-name="ro1">
          <table:table-cell office:value-type="float" office:value="0.99653" calcext:value-type="float">
            <text:p>0,99653</text:p>
          </table:table-cell>
          <table:table-cell office:value-type="float" office:value="0.927386" calcext:value-type="float">
            <text:p>0,927386</text:p>
          </table:table-cell>
          <table:table-cell office:value-type="float" office:value="1014.96" calcext:value-type="float">
            <text:p>1014,96</text:p>
          </table:table-cell>
          <table:table-cell office:value-type="float" office:value="1.0099" calcext:value-type="float">
            <text:p>1,0099</text:p>
          </table:table-cell>
          <table:table-cell/>
          <table:table-cell table:formula="of:=LN([.D5])" office:value-type="float" office:value="0.0098513160503742" calcext:value-type="float">
            <text:p>0,009851316050374</text:p>
          </table:table-cell>
          <table:table-cell table:formula="of:=LN([.C5])" office:value-type="float" office:value="6.92260448183234" calcext:value-type="float">
            <text:p>6,92260448183234</text:p>
          </table:table-cell>
          <table:table-cell table:formula="of:=6.930259915-5/3*LN([.D5])" office:value-type="float" office:value="6.91384105491604" calcext:value-type="float">
            <text:p>6,91384105491604</text:p>
          </table:table-cell>
          <table:table-cell table:number-columns-repeated="2"/>
        </table:table-row>
        <table:table-row table:style-name="ro1">
          <table:table-cell office:value-type="float" office:value="0.998453" calcext:value-type="float">
            <text:p>0,998453</text:p>
          </table:table-cell>
          <table:table-cell office:value-type="float" office:value="0.925733" calcext:value-type="float">
            <text:p>0,925733</text:p>
          </table:table-cell>
          <table:table-cell office:value-type="float" office:value="1028.75" calcext:value-type="float">
            <text:p>1028,75</text:p>
          </table:table-cell>
          <table:table-cell office:value-type="float" office:value="1.0048" calcext:value-type="float">
            <text:p>1,0048</text:p>
          </table:table-cell>
          <table:table-cell/>
          <table:table-cell table:formula="of:=LN([.D6])" office:value-type="float" office:value="0.00478851673179709" calcext:value-type="float">
            <text:p>0,004788516731797</text:p>
          </table:table-cell>
          <table:table-cell table:formula="of:=LN([.C6])" office:value-type="float" office:value="6.93609975199128" calcext:value-type="float">
            <text:p>6,93609975199128</text:p>
          </table:table-cell>
          <table:table-cell table:formula="of:=6.930259915-5/3*LN([.D6])" office:value-type="float" office:value="6.92227905378034" calcext:value-type="float">
            <text:p>6,92227905378034</text:p>
          </table:table-cell>
          <table:table-cell table:number-columns-repeated="2"/>
        </table:table-row>
        <table:table-row table:style-name="ro1">
          <table:table-cell office:value-type="float" office:value="1.00017" calcext:value-type="float">
            <text:p>1,00017</text:p>
          </table:table-cell>
          <table:table-cell office:value-type="float" office:value="0.925863" calcext:value-type="float">
            <text:p>0,925863</text:p>
          </table:table-cell>
          <table:table-cell office:value-type="float" office:value="1010.59" calcext:value-type="float">
            <text:p>1010,59</text:p>
          </table:table-cell>
          <table:table-cell office:value-type="float" office:value="0.999698" calcext:value-type="float">
            <text:p>0,999698</text:p>
          </table:table-cell>
          <table:table-cell/>
          <table:table-cell table:formula="of:=LN([.D7])" office:value-type="float" office:value="-0.000302045611183307" calcext:value-type="float">
            <text:p>-0,000302045611183</text:p>
          </table:table-cell>
          <table:table-cell table:formula="of:=LN([.C7])" office:value-type="float" office:value="6.91828959769704" calcext:value-type="float">
            <text:p>6,91828959769704</text:p>
          </table:table-cell>
          <table:table-cell table:formula="of:=6.930259915-5/3*LN([.D7])" office:value-type="float" office:value="6.93076332435197" calcext:value-type="float">
            <text:p>6,93076332435197</text:p>
          </table:table-cell>
          <table:table-cell table:number-columns-repeated="2"/>
        </table:table-row>
        <table:table-row table:style-name="ro1">
          <table:table-cell office:value-type="float" office:value="1.00196" calcext:value-type="float">
            <text:p>1,00196</text:p>
          </table:table-cell>
          <table:table-cell office:value-type="float" office:value="0.926216" calcext:value-type="float">
            <text:p>0,926216</text:p>
          </table:table-cell>
          <table:table-cell office:value-type="float" office:value="1050.98" calcext:value-type="float">
            <text:p>1050,98</text:p>
          </table:table-cell>
          <table:table-cell office:value-type="float" office:value="0.994598" calcext:value-type="float">
            <text:p>0,994598</text:p>
          </table:table-cell>
          <table:table-cell/>
          <table:table-cell table:formula="of:=LN([.D8])" office:value-type="float" office:value="-0.00541664356215732" calcext:value-type="float">
            <text:p>-0,005416643562157</text:p>
          </table:table-cell>
          <table:table-cell table:formula="of:=LN([.C8])" office:value-type="float" office:value="6.95747834120017" calcext:value-type="float">
            <text:p>6,95747834120017</text:p>
          </table:table-cell>
          <table:table-cell table:formula="of:=6.930259915-5/3*LN([.D8])" office:value-type="float" office:value="6.93928765427026" calcext:value-type="float">
            <text:p>6,93928765427026</text:p>
          </table:table-cell>
          <table:table-cell table:number-columns-repeated="2"/>
        </table:table-row>
        <table:table-row table:style-name="ro1">
          <table:table-cell office:value-type="float" office:value="1.00395" calcext:value-type="float">
            <text:p>1,00395</text:p>
          </table:table-cell>
          <table:table-cell office:value-type="float" office:value="0.927875" calcext:value-type="float">
            <text:p>0,927875</text:p>
          </table:table-cell>
          <table:table-cell office:value-type="float" office:value="1072.73" calcext:value-type="float">
            <text:p>1072,73</text:p>
          </table:table-cell>
          <table:table-cell office:value-type="float" office:value="0.989497" calcext:value-type="float">
            <text:p>0,989497</text:p>
          </table:table-cell>
          <table:table-cell/>
          <table:table-cell table:formula="of:=LN([.D9])" office:value-type="float" office:value="-0.0105585457783724" calcext:value-type="float">
            <text:p>-0,010558545778373</text:p>
          </table:table-cell>
          <table:table-cell table:formula="of:=LN([.C9])" office:value-type="float" office:value="6.97796208002504" calcext:value-type="float">
            <text:p>6,97796208002504</text:p>
          </table:table-cell>
          <table:table-cell table:formula="of:=6.930259915-5/3*LN([.D9])" office:value-type="float" office:value="6.94785749129729" calcext:value-type="float">
            <text:p>6,94785749129729</text:p>
          </table:table-cell>
          <table:table-cell table:number-columns-repeated="2"/>
        </table:table-row>
        <table:table-row table:style-name="ro1">
          <table:table-cell office:value-type="float" office:value="1.00574" calcext:value-type="float">
            <text:p>1,00574</text:p>
          </table:table-cell>
          <table:table-cell office:value-type="float" office:value="0.927111" calcext:value-type="float">
            <text:p>0,927111</text:p>
          </table:table-cell>
          <table:table-cell office:value-type="float" office:value="1026.11" calcext:value-type="float">
            <text:p>1026,11</text:p>
          </table:table-cell>
          <table:table-cell office:value-type="float" office:value="0.984396" calcext:value-type="float">
            <text:p>0,984396</text:p>
          </table:table-cell>
          <table:table-cell/>
          <table:table-cell table:formula="of:=LN([.D10])" office:value-type="float" office:value="-0.0157270238623582" calcext:value-type="float">
            <text:p>-0,015727023862358</text:p>
          </table:table-cell>
          <table:table-cell table:formula="of:=LN([.C10])" office:value-type="float" office:value="6.9335302324595" calcext:value-type="float">
            <text:p>6,9335302324595</text:p>
          </table:table-cell>
          <table:table-cell table:formula="of:=6.930259915-5/3*LN([.D10])" office:value-type="float" office:value="6.95647162143726" calcext:value-type="float">
            <text:p>6,95647162143726</text:p>
          </table:table-cell>
          <table:table-cell table:number-columns-repeated="2"/>
        </table:table-row>
        <table:table-row table:style-name="ro1">
          <table:table-cell office:value-type="float" office:value="1.00751" calcext:value-type="float">
            <text:p>1,00751</text:p>
          </table:table-cell>
          <table:table-cell office:value-type="float" office:value="0.930715" calcext:value-type="float">
            <text:p>0,930715</text:p>
          </table:table-cell>
          <table:table-cell office:value-type="float" office:value="1063.15" calcext:value-type="float">
            <text:p>1063,15</text:p>
          </table:table-cell>
          <table:table-cell office:value-type="float" office:value="0.979296" calcext:value-type="float">
            <text:p>0,979296</text:p>
          </table:table-cell>
          <table:table-cell/>
          <table:table-cell table:formula="of:=LN([.D11])" office:value-type="float" office:value="-0.020921332813919" calcext:value-type="float">
            <text:p>-0,020921332813919</text:p>
          </table:table-cell>
          <table:table-cell table:formula="of:=LN([.C11])" office:value-type="float" office:value="6.96899147845271" calcext:value-type="float">
            <text:p>6,96899147845271</text:p>
          </table:table-cell>
          <table:table-cell table:formula="of:=6.930259915-5/3*LN([.D11])" office:value-type="float" office:value="6.9651288030232" calcext:value-type="float">
            <text:p>6,9651288030232</text:p>
          </table:table-cell>
          <table:table-cell table:number-columns-repeated="2"/>
        </table:table-row>
        <table:table-row table:style-name="ro1">
          <table:table-cell office:value-type="float" office:value="1.00932" calcext:value-type="float">
            <text:p>1,00932</text:p>
          </table:table-cell>
          <table:table-cell office:value-type="float" office:value="0.931096" calcext:value-type="float">
            <text:p>0,931096</text:p>
          </table:table-cell>
          <table:table-cell office:value-type="float" office:value="1085.67" calcext:value-type="float">
            <text:p>1085,67</text:p>
          </table:table-cell>
          <table:table-cell office:value-type="float" office:value="0.974195" calcext:value-type="float">
            <text:p>0,974195</text:p>
          </table:table-cell>
          <table:table-cell/>
          <table:table-cell table:formula="of:=LN([.D12])" office:value-type="float" office:value="-0.0261437900392074" calcext:value-type="float">
            <text:p>-0,026143790039207</text:p>
          </table:table-cell>
          <table:table-cell table:formula="of:=LN([.C12])" office:value-type="float" office:value="6.98995258691351" calcext:value-type="float">
            <text:p>6,98995258691351</text:p>
          </table:table-cell>
          <table:table-cell table:formula="of:=6.930259915-5/3*LN([.D12])" office:value-type="float" office:value="6.97383289839868" calcext:value-type="float">
            <text:p>6,97383289839868</text:p>
          </table:table-cell>
          <table:table-cell table:number-columns-repeated="2"/>
        </table:table-row>
        <table:table-row table:style-name="ro1">
          <table:table-cell office:value-type="float" office:value="1.01119" calcext:value-type="float">
            <text:p>1,01119</text:p>
          </table:table-cell>
          <table:table-cell office:value-type="float" office:value="0.93424" calcext:value-type="float">
            <text:p>0,93424</text:p>
          </table:table-cell>
          <table:table-cell office:value-type="float" office:value="1103.09" calcext:value-type="float">
            <text:p>1103,09</text:p>
          </table:table-cell>
          <table:table-cell office:value-type="float" office:value="0.969095" calcext:value-type="float">
            <text:p>0,969095</text:p>
          </table:table-cell>
          <table:table-cell/>
          <table:table-cell table:formula="of:=LN([.D13])" office:value-type="float" office:value="-0.0313926326812144" calcext:value-type="float">
            <text:p>-0,031392632681215</text:p>
          </table:table-cell>
          <table:table-cell table:formula="of:=LN([.C13])" office:value-type="float" office:value="7.00587061157299" calcext:value-type="float">
            <text:p>7,00587061157299</text:p>
          </table:table-cell>
          <table:table-cell table:formula="of:=6.930259915-5/3*LN([.D13])" office:value-type="float" office:value="6.98258096946869" calcext:value-type="float">
            <text:p>6,98258096946869</text:p>
          </table:table-cell>
          <table:table-cell table:number-columns-repeated="2"/>
        </table:table-row>
        <table:table-row table:style-name="ro1">
          <table:table-cell office:value-type="float" office:value="1.01315" calcext:value-type="float">
            <text:p>1,01315</text:p>
          </table:table-cell>
          <table:table-cell office:value-type="float" office:value="0.936092" calcext:value-type="float">
            <text:p>0,936092</text:p>
          </table:table-cell>
          <table:table-cell office:value-type="float" office:value="1096.88" calcext:value-type="float">
            <text:p>1096,88</text:p>
          </table:table-cell>
          <table:table-cell office:value-type="float" office:value="0.963994" calcext:value-type="float">
            <text:p>0,963994</text:p>
          </table:table-cell>
          <table:table-cell/>
          <table:table-cell table:formula="of:=LN([.D14])" office:value-type="float" office:value="-0.0366702084573512" calcext:value-type="float">
            <text:p>-0,036670208457351</text:p>
          </table:table-cell>
          <table:table-cell table:formula="of:=LN([.C14])" office:value-type="float" office:value="7.0002250650484" calcext:value-type="float">
            <text:p>7,0002250650484</text:p>
          </table:table-cell>
          <table:table-cell table:formula="of:=6.930259915-5/3*LN([.D14])" office:value-type="float" office:value="6.99137692909559" calcext:value-type="float">
            <text:p>6,99137692909559</text:p>
          </table:table-cell>
          <table:table-cell table:number-columns-repeated="2"/>
        </table:table-row>
        <table:table-row table:style-name="ro1">
          <table:table-cell office:value-type="float" office:value="1.01492" calcext:value-type="float">
            <text:p>1,01492</text:p>
          </table:table-cell>
          <table:table-cell office:value-type="float" office:value="0.935647" calcext:value-type="float">
            <text:p>0,935647</text:p>
          </table:table-cell>
          <table:table-cell office:value-type="float" office:value="1096.59" calcext:value-type="float">
            <text:p>1096,59</text:p>
          </table:table-cell>
          <table:table-cell office:value-type="float" office:value="0.958894" calcext:value-type="float">
            <text:p>0,958894</text:p>
          </table:table-cell>
          <table:table-cell/>
          <table:table-cell table:formula="of:=LN([.D15])" office:value-type="float" office:value="-0.0419747420117514" calcext:value-type="float">
            <text:p>-0,041974742011751</text:p>
          </table:table-cell>
          <table:table-cell table:formula="of:=LN([.C15])" office:value-type="float" office:value="6.99996064383298" calcext:value-type="float">
            <text:p>6,99996064383298</text:p>
          </table:table-cell>
          <table:table-cell table:formula="of:=6.930259915-5/3*LN([.D15])" office:value-type="float" office:value="7.00021781835292" calcext:value-type="float">
            <text:p>7,00021781835292</text:p>
          </table:table-cell>
          <table:table-cell table:number-columns-repeated="2"/>
        </table:table-row>
        <table:table-row table:style-name="ro1">
          <table:table-cell office:value-type="float" office:value="1.01692" calcext:value-type="float">
            <text:p>1,01692</text:p>
          </table:table-cell>
          <table:table-cell office:value-type="float" office:value="0.9367" calcext:value-type="float">
            <text:p>0,9367</text:p>
          </table:table-cell>
          <table:table-cell office:value-type="float" office:value="1130.2" calcext:value-type="float">
            <text:p>1130,2</text:p>
          </table:table-cell>
          <table:table-cell office:value-type="float" office:value="0.953793" calcext:value-type="float">
            <text:p>0,953793</text:p>
          </table:table-cell>
          <table:table-cell/>
          <table:table-cell table:formula="of:=LN([.D16])" office:value-type="float" office:value="-0.0473086122097376" calcext:value-type="float">
            <text:p>-0,047308612209738</text:p>
          </table:table-cell>
          <table:table-cell table:formula="of:=LN([.C16])" office:value-type="float" office:value="7.03014988719574" calcext:value-type="float">
            <text:p>7,03014988719574</text:p>
          </table:table-cell>
          <table:table-cell table:formula="of:=6.930259915-5/3*LN([.D16])" office:value-type="float" office:value="7.00910760201623" calcext:value-type="float">
            <text:p>7,00910760201623</text:p>
          </table:table-cell>
          <table:table-cell table:number-columns-repeated="2"/>
        </table:table-row>
        <table:table-row table:style-name="ro1">
          <table:table-cell office:value-type="float" office:value="1.01884" calcext:value-type="float">
            <text:p>1,01884</text:p>
          </table:table-cell>
          <table:table-cell office:value-type="float" office:value="0.937063" calcext:value-type="float">
            <text:p>0,937063</text:p>
          </table:table-cell>
          <table:table-cell office:value-type="float" office:value="1130.38" calcext:value-type="float">
            <text:p>1130,38</text:p>
          </table:table-cell>
          <table:table-cell office:value-type="float" office:value="0.948693" calcext:value-type="float">
            <text:p>0,948693</text:p>
          </table:table-cell>
          <table:table-cell/>
          <table:table-cell table:formula="of:=LN([.D17])" office:value-type="float" office:value="-0.0526700311284993" calcext:value-type="float">
            <text:p>-0,052670031128499</text:p>
          </table:table-cell>
          <table:table-cell table:formula="of:=LN([.C17])" office:value-type="float" office:value="7.03030913836171" calcext:value-type="float">
            <text:p>7,03030913836171</text:p>
          </table:table-cell>
          <table:table-cell table:formula="of:=6.930259915-5/3*LN([.D17])" office:value-type="float" office:value="7.01804330021417" calcext:value-type="float">
            <text:p>7,01804330021417</text:p>
          </table:table-cell>
          <table:table-cell table:number-columns-repeated="2"/>
        </table:table-row>
        <table:table-row table:style-name="ro1">
          <table:table-cell office:value-type="float" office:value="1.02054" calcext:value-type="float">
            <text:p>1,02054</text:p>
          </table:table-cell>
          <table:table-cell office:value-type="float" office:value="0.938199" calcext:value-type="float">
            <text:p>0,938199</text:p>
          </table:table-cell>
          <table:table-cell office:value-type="float" office:value="1111.91" calcext:value-type="float">
            <text:p>1111,91</text:p>
          </table:table-cell>
          <table:table-cell office:value-type="float" office:value="0.943593" calcext:value-type="float">
            <text:p>0,943593</text:p>
          </table:table-cell>
          <table:table-cell/>
          <table:table-cell table:formula="of:=LN([.D18])" office:value-type="float" office:value="-0.0580603498737598" calcext:value-type="float">
            <text:p>-0,05806034987376</text:p>
          </table:table-cell>
          <table:table-cell table:formula="of:=LN([.C18])" office:value-type="float" office:value="7.0138345362833" calcext:value-type="float">
            <text:p>7,0138345362833</text:p>
          </table:table-cell>
          <table:table-cell table:formula="of:=6.930259915-5/3*LN([.D18])" office:value-type="float" office:value="7.0270271647896" calcext:value-type="float">
            <text:p>7,0270271647896</text:p>
          </table:table-cell>
          <table:table-cell table:number-columns-repeated="2"/>
        </table:table-row>
        <table:table-row table:style-name="ro1">
          <table:table-cell office:value-type="float" office:value="1.02269" calcext:value-type="float">
            <text:p>1,02269</text:p>
          </table:table-cell>
          <table:table-cell office:value-type="float" office:value="0.940377" calcext:value-type="float">
            <text:p>0,940377</text:p>
          </table:table-cell>
          <table:table-cell office:value-type="float" office:value="1215.31" calcext:value-type="float">
            <text:p>1215,31</text:p>
          </table:table-cell>
          <table:table-cell office:value-type="float" office:value="0.938492" calcext:value-type="float">
            <text:p>0,938492</text:p>
          </table:table-cell>
          <table:table-cell/>
          <table:table-cell table:formula="of:=LN([.D19])" office:value-type="float" office:value="-0.0634809472327149" calcext:value-type="float">
            <text:p>-0,063480947232715</text:p>
          </table:table-cell>
          <table:table-cell table:formula="of:=LN([.C19])" office:value-type="float" office:value="7.10275446726387" calcext:value-type="float">
            <text:p>7,10275446726387</text:p>
          </table:table-cell>
          <table:table-cell table:formula="of:=6.930259915-5/3*LN([.D19])" office:value-type="float" office:value="7.03606149372119" calcext:value-type="float">
            <text:p>7,03606149372119</text:p>
          </table:table-cell>
          <table:table-cell table:number-columns-repeated="2"/>
        </table:table-row>
        <table:table-row table:style-name="ro1">
          <table:table-cell office:value-type="float" office:value="1.02456" calcext:value-type="float">
            <text:p>1,02456</text:p>
          </table:table-cell>
          <table:table-cell office:value-type="float" office:value="0.941403" calcext:value-type="float">
            <text:p>0,941403</text:p>
          </table:table-cell>
          <table:table-cell office:value-type="float" office:value="1096.31" calcext:value-type="float">
            <text:p>1096,31</text:p>
          </table:table-cell>
          <table:table-cell office:value-type="float" office:value="0.933392" calcext:value-type="float">
            <text:p>0,933392</text:p>
          </table:table-cell>
          <table:table-cell/>
          <table:table-cell table:formula="of:=LN([.D20])" office:value-type="float" office:value="-0.0689300163195217" calcext:value-type="float">
            <text:p>-0,068930016319522</text:p>
          </table:table-cell>
          <table:table-cell table:formula="of:=LN([.C20])" office:value-type="float" office:value="6.9997052742297" calcext:value-type="float">
            <text:p>6,9997052742297</text:p>
          </table:table-cell>
          <table:table-cell table:formula="of:=6.930259915-5/3*LN([.D20])" office:value-type="float" office:value="7.04514327553254" calcext:value-type="float">
            <text:p>7,04514327553254</text:p>
          </table:table-cell>
          <table:table-cell table:number-columns-repeated="2"/>
        </table:table-row>
        <table:table-row table:style-name="ro1">
          <table:table-cell office:value-type="float" office:value="1.02663" calcext:value-type="float">
            <text:p>1,02663</text:p>
          </table:table-cell>
          <table:table-cell office:value-type="float" office:value="0.943237" calcext:value-type="float">
            <text:p>0,943237</text:p>
          </table:table-cell>
          <table:table-cell office:value-type="float" office:value="1200.06" calcext:value-type="float">
            <text:p>1200,06</text:p>
          </table:table-cell>
          <table:table-cell office:value-type="float" office:value="0.928291" calcext:value-type="float">
            <text:p>0,928291</text:p>
          </table:table-cell>
          <table:table-cell/>
          <table:table-cell table:formula="of:=LN([.D21])" office:value-type="float" office:value="-0.0744100177649052" calcext:value-type="float">
            <text:p>-0,074410017764905</text:p>
          </table:table-cell>
          <table:table-cell table:formula="of:=LN([.C21])" office:value-type="float" office:value="7.09012683452613" calcext:value-type="float">
            <text:p>7,09012683452613</text:p>
          </table:table-cell>
          <table:table-cell table:formula="of:=6.930259915-5/3*LN([.D21])" office:value-type="float" office:value="7.05427661127484" calcext:value-type="float">
            <text:p>7,05427661127484</text:p>
          </table:table-cell>
          <table:table-cell table:number-columns-repeated="2"/>
        </table:table-row>
        <table:table-row table:style-name="ro1">
          <table:table-cell office:value-type="float" office:value="1.02864" calcext:value-type="float">
            <text:p>1,02864</text:p>
          </table:table-cell>
          <table:table-cell office:value-type="float" office:value="0.945936" calcext:value-type="float">
            <text:p>0,945936</text:p>
          </table:table-cell>
          <table:table-cell office:value-type="float" office:value="1174.67" calcext:value-type="float">
            <text:p>1174,67</text:p>
          </table:table-cell>
          <table:table-cell office:value-type="float" office:value="0.923191" calcext:value-type="float">
            <text:p>0,923191</text:p>
          </table:table-cell>
          <table:table-cell/>
          <table:table-cell table:formula="of:=LN([.D22])" office:value-type="float" office:value="-0.0799191319759942" calcext:value-type="float">
            <text:p>-0,079919131975994</text:p>
          </table:table-cell>
          <table:table-cell table:formula="of:=LN([.C22])" office:value-type="float" office:value="7.06874253606838" calcext:value-type="float">
            <text:p>7,06874253606838</text:p>
          </table:table-cell>
          <table:table-cell table:formula="of:=6.930259915-5/3*LN([.D22])" office:value-type="float" office:value="7.06345846829332" calcext:value-type="float">
            <text:p>7,06345846829332</text:p>
          </table:table-cell>
          <table:table-cell table:number-columns-repeated="2"/>
        </table:table-row>
        <table:table-row table:style-name="ro1">
          <table:table-cell office:value-type="float" office:value="1.0305" calcext:value-type="float">
            <text:p>1,0305</text:p>
          </table:table-cell>
          <table:table-cell office:value-type="float" office:value="0.948441" calcext:value-type="float">
            <text:p>0,948441</text:p>
          </table:table-cell>
          <table:table-cell office:value-type="float" office:value="1194.22" calcext:value-type="float">
            <text:p>1194,22</text:p>
          </table:table-cell>
          <table:table-cell office:value-type="float" office:value="0.91809" calcext:value-type="float">
            <text:p>0,91809</text:p>
          </table:table-cell>
          <table:table-cell/>
          <table:table-cell table:formula="of:=LN([.D23])" office:value-type="float" office:value="-0.0854598539514901" calcext:value-type="float">
            <text:p>-0,08545985395149</text:p>
          </table:table-cell>
          <table:table-cell table:formula="of:=LN([.C23])" office:value-type="float" office:value="7.08524853158612" calcext:value-type="float">
            <text:p>7,08524853158612</text:p>
          </table:table-cell>
          <table:table-cell table:formula="of:=6.930259915-5/3*LN([.D23])" office:value-type="float" office:value="7.07269300491915" calcext:value-type="float">
            <text:p>7,07269300491915</text:p>
          </table:table-cell>
          <table:table-cell table:number-columns-repeated="2"/>
        </table:table-row>
        <table:table-row table:style-name="ro1">
          <table:table-cell office:value-type="float" office:value="1.03265" calcext:value-type="float">
            <text:p>1,03265</text:p>
          </table:table-cell>
          <table:table-cell office:value-type="float" office:value="0.950074" calcext:value-type="float">
            <text:p>0,950074</text:p>
          </table:table-cell>
          <table:table-cell office:value-type="float" office:value="1208.54" calcext:value-type="float">
            <text:p>1208,54</text:p>
          </table:table-cell>
          <table:table-cell office:value-type="float" office:value="0.91299" calcext:value-type="float">
            <text:p>0,91299</text:p>
          </table:table-cell>
          <table:table-cell/>
          <table:table-cell table:formula="of:=LN([.D24])" office:value-type="float" office:value="-0.0910303513496711" calcext:value-type="float">
            <text:p>-0,091030351349671</text:p>
          </table:table-cell>
          <table:table-cell table:formula="of:=LN([.C24])" office:value-type="float" office:value="7.09716829847869" calcext:value-type="float">
            <text:p>7,09716829847869</text:p>
          </table:table-cell>
          <table:table-cell table:formula="of:=6.930259915-5/3*LN([.D24])" office:value-type="float" office:value="7.08197716724945" calcext:value-type="float">
            <text:p>7,08197716724945</text:p>
          </table:table-cell>
          <table:table-cell table:number-columns-repeated="2"/>
        </table:table-row>
        <table:table-row table:style-name="ro1">
          <table:table-cell office:value-type="float" office:value="1.03476" calcext:value-type="float">
            <text:p>1,03476</text:p>
          </table:table-cell>
          <table:table-cell office:value-type="float" office:value="0.950954" calcext:value-type="float">
            <text:p>0,950954</text:p>
          </table:table-cell>
          <table:table-cell office:value-type="float" office:value="1227.51" calcext:value-type="float">
            <text:p>1227,51</text:p>
          </table:table-cell>
          <table:table-cell office:value-type="float" office:value="0.907889" calcext:value-type="float">
            <text:p>0,907889</text:p>
          </table:table-cell>
          <table:table-cell/>
          <table:table-cell table:formula="of:=LN([.D25])" office:value-type="float" office:value="-0.0966331545496154" calcext:value-type="float">
            <text:p>-0,096633154549615</text:p>
          </table:table-cell>
          <table:table-cell table:formula="of:=LN([.C25])" office:value-type="float" office:value="7.112743006275" calcext:value-type="float">
            <text:p>7,112743006275</text:p>
          </table:table-cell>
          <table:table-cell table:formula="of:=6.930259915-5/3*LN([.D25])" office:value-type="float" office:value="7.09131517258269" calcext:value-type="float">
            <text:p>7,09131517258269</text:p>
          </table:table-cell>
          <table:table-cell table:number-columns-repeated="2"/>
        </table:table-row>
        <table:table-row table:style-name="ro1">
          <table:table-cell office:value-type="float" office:value="1.03678" calcext:value-type="float">
            <text:p>1,03678</text:p>
          </table:table-cell>
          <table:table-cell office:value-type="float" office:value="0.954554" calcext:value-type="float">
            <text:p>0,954554</text:p>
          </table:table-cell>
          <table:table-cell office:value-type="float" office:value="1245.47" calcext:value-type="float">
            <text:p>1245,47</text:p>
          </table:table-cell>
          <table:table-cell office:value-type="float" office:value="0.902789" calcext:value-type="float">
            <text:p>0,902789</text:p>
          </table:table-cell>
          <table:table-cell/>
          <table:table-cell table:formula="of:=LN([.D26])" office:value-type="float" office:value="-0.102266418428449" calcext:value-type="float">
            <text:p>-0,102266418428449</text:p>
          </table:table-cell>
          <table:table-cell table:formula="of:=LN([.C26])" office:value-type="float" office:value="7.12726824769998" calcext:value-type="float">
            <text:p>7,12726824769998</text:p>
          </table:table-cell>
          <table:table-cell table:formula="of:=6.930259915-5/3*LN([.D26])" office:value-type="float" office:value="7.10070394571408" calcext:value-type="float">
            <text:p>7,10070394571408</text:p>
          </table:table-cell>
          <table:table-cell table:number-columns-repeated="2"/>
        </table:table-row>
        <table:table-row table:style-name="ro1">
          <table:table-cell office:value-type="float" office:value="1.03878" calcext:value-type="float">
            <text:p>1,03878</text:p>
          </table:table-cell>
          <table:table-cell office:value-type="float" office:value="0.957418" calcext:value-type="float">
            <text:p>0,957418</text:p>
          </table:table-cell>
          <table:table-cell office:value-type="float" office:value="1207.97" calcext:value-type="float">
            <text:p>1207,97</text:p>
          </table:table-cell>
          <table:table-cell office:value-type="float" office:value="0.897688" calcext:value-type="float">
            <text:p>0,897688</text:p>
          </table:table-cell>
          <table:table-cell/>
          <table:table-cell table:formula="of:=LN([.D27])" office:value-type="float" office:value="-0.107932709803549" calcext:value-type="float">
            <text:p>-0,107932709803549</text:p>
          </table:table-cell>
          <table:table-cell table:formula="of:=LN([.C27])" office:value-type="float" office:value="7.09669654374929" calcext:value-type="float">
            <text:p>7,09669654374929</text:p>
          </table:table-cell>
          <table:table-cell table:formula="of:=6.930259915-5/3*LN([.D27])" office:value-type="float" office:value="7.11014776467258" calcext:value-type="float">
            <text:p>7,11014776467258</text:p>
          </table:table-cell>
          <table:table-cell table:number-columns-repeated="2"/>
        </table:table-row>
        <table:table-row table:style-name="ro1">
          <table:table-cell office:value-type="float" office:value="1.04096" calcext:value-type="float">
            <text:p>1,04096</text:p>
          </table:table-cell>
          <table:table-cell office:value-type="float" office:value="0.961591" calcext:value-type="float">
            <text:p>0,961591</text:p>
          </table:table-cell>
          <table:table-cell office:value-type="float" office:value="1279.55" calcext:value-type="float">
            <text:p>1279,55</text:p>
          </table:table-cell>
          <table:table-cell office:value-type="float" office:value="0.892588" calcext:value-type="float">
            <text:p>0,892588</text:p>
          </table:table-cell>
          <table:table-cell/>
          <table:table-cell table:formula="of:=LN([.D28])" office:value-type="float" office:value="-0.113630170749172" calcext:value-type="float">
            <text:p>-0,113630170749172</text:p>
          </table:table-cell>
          <table:table-cell table:formula="of:=LN([.C28])" office:value-type="float" office:value="7.15426373260108" calcext:value-type="float">
            <text:p>7,15426373260108</text:p>
          </table:table-cell>
          <table:table-cell table:formula="of:=6.930259915-5/3*LN([.D28])" office:value-type="float" office:value="7.11964353291529" calcext:value-type="float">
            <text:p>7,11964353291529</text:p>
          </table:table-cell>
          <table:table-cell table:number-columns-repeated="2"/>
        </table:table-row>
        <table:table-row table:style-name="ro1">
          <table:table-cell office:value-type="float" office:value="1.04303" calcext:value-type="float">
            <text:p>1,04303</text:p>
          </table:table-cell>
          <table:table-cell office:value-type="float" office:value="0.964104" calcext:value-type="float">
            <text:p>0,964104</text:p>
          </table:table-cell>
          <table:table-cell office:value-type="float" office:value="1264.46" calcext:value-type="float">
            <text:p>1264,46</text:p>
          </table:table-cell>
          <table:table-cell office:value-type="float" office:value="0.887487" calcext:value-type="float">
            <text:p>0,887487</text:p>
          </table:table-cell>
          <table:table-cell/>
          <table:table-cell table:formula="of:=LN([.D29])" office:value-type="float" office:value="-0.119361405627172" calcext:value-type="float">
            <text:p>-0,119361405627172</text:p>
          </table:table-cell>
          <table:table-cell table:formula="of:=LN([.C29])" office:value-type="float" office:value="7.14240043255314" calcext:value-type="float">
            <text:p>7,14240043255314</text:p>
          </table:table-cell>
          <table:table-cell table:formula="of:=6.930259915-5/3*LN([.D29])" office:value-type="float" office:value="7.12919559104529" calcext:value-type="float">
            <text:p>7,12919559104529</text:p>
          </table:table-cell>
          <table:table-cell table:number-columns-repeated="2"/>
        </table:table-row>
        <table:table-row table:style-name="ro1">
          <table:table-cell office:value-type="float" office:value="1.04512" calcext:value-type="float">
            <text:p>1,04512</text:p>
          </table:table-cell>
          <table:table-cell office:value-type="float" office:value="0.965088" calcext:value-type="float">
            <text:p>0,965088</text:p>
          </table:table-cell>
          <table:table-cell office:value-type="float" office:value="1280.15" calcext:value-type="float">
            <text:p>1280,15</text:p>
          </table:table-cell>
          <table:table-cell office:value-type="float" office:value="0.882386" calcext:value-type="float">
            <text:p>0,882386</text:p>
          </table:table-cell>
          <table:table-cell/>
          <table:table-cell table:formula="of:=LN([.D30])" office:value-type="float" office:value="-0.125125676989197" calcext:value-type="float">
            <text:p>-0,125125676989197</text:p>
          </table:table-cell>
          <table:table-cell table:formula="of:=LN([.C30])" office:value-type="float" office:value="7.15473253754774" calcext:value-type="float">
            <text:p>7,15473253754774</text:p>
          </table:table-cell>
          <table:table-cell table:formula="of:=6.930259915-5/3*LN([.D30])" office:value-type="float" office:value="7.138802709982" calcext:value-type="float">
            <text:p>7,138802709982</text:p>
          </table:table-cell>
          <table:table-cell table:number-columns-repeated="2"/>
        </table:table-row>
        <table:table-row table:style-name="ro1">
          <table:table-cell office:value-type="float" office:value="1.04715" calcext:value-type="float">
            <text:p>1,04715</text:p>
          </table:table-cell>
          <table:table-cell office:value-type="float" office:value="0.966867" calcext:value-type="float">
            <text:p>0,966867</text:p>
          </table:table-cell>
          <table:table-cell office:value-type="float" office:value="1279.95" calcext:value-type="float">
            <text:p>1279,95</text:p>
          </table:table-cell>
          <table:table-cell office:value-type="float" office:value="0.877286" calcext:value-type="float">
            <text:p>0,877286</text:p>
          </table:table-cell>
          <table:table-cell/>
          <table:table-cell table:formula="of:=LN([.D31])" office:value-type="float" office:value="-0.130922228028247" calcext:value-type="float">
            <text:p>-0,130922228028247</text:p>
          </table:table-cell>
          <table:table-cell table:formula="of:=LN([.C31])" office:value-type="float" office:value="7.1545762936507" calcext:value-type="float">
            <text:p>7,1545762936507</text:p>
          </table:table-cell>
          <table:table-cell table:formula="of:=6.930259915-5/3*LN([.D31])" office:value-type="float" office:value="7.14846362838041" calcext:value-type="float">
            <text:p>7,14846362838041</text:p>
          </table:table-cell>
          <table:table-cell table:number-columns-repeated="2"/>
        </table:table-row>
        <table:table-row table:style-name="ro1">
          <table:table-cell office:value-type="float" office:value="1.04929" calcext:value-type="float">
            <text:p>1,04929</text:p>
          </table:table-cell>
          <table:table-cell office:value-type="float" office:value="0.966881" calcext:value-type="float">
            <text:p>0,966881</text:p>
          </table:table-cell>
          <table:table-cell office:value-type="float" office:value="1321.94" calcext:value-type="float">
            <text:p>1321,94</text:p>
          </table:table-cell>
          <table:table-cell office:value-type="float" office:value="0.872185" calcext:value-type="float">
            <text:p>0,872185</text:p>
          </table:table-cell>
          <table:table-cell/>
          <table:table-cell table:formula="of:=LN([.D32])" office:value-type="float" office:value="-0.136753721611749" calcext:value-type="float">
            <text:p>-0,136753721611749</text:p>
          </table:table-cell>
          <table:table-cell table:formula="of:=LN([.C32])" office:value-type="float" office:value="7.18685563360254" calcext:value-type="float">
            <text:p>7,18685563360254</text:p>
          </table:table-cell>
          <table:table-cell table:formula="of:=6.930259915-5/3*LN([.D32])" office:value-type="float" office:value="7.15818278435291" calcext:value-type="float">
            <text:p>7,15818278435291</text:p>
          </table:table-cell>
          <table:table-cell table:number-columns-repeated="2"/>
        </table:table-row>
        <table:table-row table:style-name="ro1">
          <table:table-cell office:value-type="float" office:value="1.0516" calcext:value-type="float">
            <text:p>1,0516</text:p>
          </table:table-cell>
          <table:table-cell office:value-type="float" office:value="0.970763" calcext:value-type="float">
            <text:p>0,970763</text:p>
          </table:table-cell>
          <table:table-cell office:value-type="float" office:value="1306.81" calcext:value-type="float">
            <text:p>1306,81</text:p>
          </table:table-cell>
          <table:table-cell office:value-type="float" office:value="0.867085" calcext:value-type="float">
            <text:p>0,867085</text:p>
          </table:table-cell>
          <table:table-cell/>
          <table:table-cell table:formula="of:=LN([.D33])" office:value-type="float" office:value="-0.142618267791439" calcext:value-type="float">
            <text:p>-0,142618267791439</text:p>
          </table:table-cell>
          <table:table-cell table:formula="of:=LN([.C33])" office:value-type="float" office:value="7.17534433197802" calcext:value-type="float">
            <text:p>7,17534433197802</text:p>
          </table:table-cell>
          <table:table-cell table:formula="of:=6.930259915-5/3*LN([.D33])" office:value-type="float" office:value="7.16795702798573" calcext:value-type="float">
            <text:p>7,16795702798573</text:p>
          </table:table-cell>
          <table:table-cell table:number-columns-repeated="2"/>
        </table:table-row>
        <table:table-row table:style-name="ro1">
          <table:table-cell office:value-type="float" office:value="1.05367" calcext:value-type="float">
            <text:p>1,05367</text:p>
          </table:table-cell>
          <table:table-cell office:value-type="float" office:value="0.968738" calcext:value-type="float">
            <text:p>0,968738</text:p>
          </table:table-cell>
          <table:table-cell office:value-type="float" office:value="1330.75" calcext:value-type="float">
            <text:p>1330,75</text:p>
          </table:table-cell>
          <table:table-cell office:value-type="float" office:value="0.861984" calcext:value-type="float">
            <text:p>0,861984</text:p>
          </table:table-cell>
          <table:table-cell/>
          <table:table-cell table:formula="of:=LN([.D34])" office:value-type="float" office:value="-0.148518569975629" calcext:value-type="float">
            <text:p>-0,148518569975629</text:p>
          </table:table-cell>
          <table:table-cell table:formula="of:=LN([.C34])" office:value-type="float" office:value="7.19349797205287" calcext:value-type="float">
            <text:p>7,19349797205287</text:p>
          </table:table-cell>
          <table:table-cell table:formula="of:=6.930259915-5/3*LN([.D34])" office:value-type="float" office:value="7.17779086495938" calcext:value-type="float">
            <text:p>7,17779086495938</text:p>
          </table:table-cell>
          <table:table-cell table:number-columns-repeated="2"/>
        </table:table-row>
        <table:table-row table:style-name="ro1">
          <table:table-cell office:value-type="float" office:value="1.05585" calcext:value-type="float">
            <text:p>1,05585</text:p>
          </table:table-cell>
          <table:table-cell office:value-type="float" office:value="0.971371" calcext:value-type="float">
            <text:p>0,971371</text:p>
          </table:table-cell>
          <table:table-cell office:value-type="float" office:value="1345.92" calcext:value-type="float">
            <text:p>1345,92</text:p>
          </table:table-cell>
          <table:table-cell office:value-type="float" office:value="0.856884" calcext:value-type="float">
            <text:p>0,856884</text:p>
          </table:table-cell>
          <table:table-cell/>
          <table:table-cell table:formula="of:=LN([.D35])" office:value-type="float" office:value="-0.154452725438442" calcext:value-type="float">
            <text:p>-0,154452725438442</text:p>
          </table:table-cell>
          <table:table-cell table:formula="of:=LN([.C35])" office:value-type="float" office:value="7.20483307307428" calcext:value-type="float">
            <text:p>7,20483307307428</text:p>
          </table:table-cell>
          <table:table-cell table:formula="of:=6.930259915-5/3*LN([.D35])" office:value-type="float" office:value="7.18768112406407" calcext:value-type="float">
            <text:p>7,18768112406407</text:p>
          </table:table-cell>
          <table:table-cell table:number-columns-repeated="2"/>
        </table:table-row>
        <table:table-row table:style-name="ro1">
          <table:table-cell office:value-type="float" office:value="1.05817" calcext:value-type="float">
            <text:p>1,05817</text:p>
          </table:table-cell>
          <table:table-cell office:value-type="float" office:value="0.97356" calcext:value-type="float">
            <text:p>0,97356</text:p>
          </table:table-cell>
          <table:table-cell office:value-type="float" office:value="1355.32" calcext:value-type="float">
            <text:p>1355,32</text:p>
          </table:table-cell>
          <table:table-cell office:value-type="float" office:value="0.851783" calcext:value-type="float">
            <text:p>0,851783</text:p>
          </table:table-cell>
          <table:table-cell/>
          <table:table-cell table:formula="of:=LN([.D36])" office:value-type="float" office:value="-0.16042347942874" calcext:value-type="float">
            <text:p>-0,16042347942874</text:p>
          </table:table-cell>
          <table:table-cell table:formula="of:=LN([.C36])" office:value-type="float" office:value="7.21179286779348" calcext:value-type="float">
            <text:p>7,21179286779348</text:p>
          </table:table-cell>
          <table:table-cell table:formula="of:=6.930259915-5/3*LN([.D36])" office:value-type="float" office:value="7.19763238071457" calcext:value-type="float">
            <text:p>7,19763238071457</text:p>
          </table:table-cell>
          <table:table-cell table:number-columns-repeated="2"/>
        </table:table-row>
        <table:table-row table:style-name="ro1">
          <table:table-cell office:value-type="float" office:value="1.06038" calcext:value-type="float">
            <text:p>1,06038</text:p>
          </table:table-cell>
          <table:table-cell office:value-type="float" office:value="0.978143" calcext:value-type="float">
            <text:p>0,978143</text:p>
          </table:table-cell>
          <table:table-cell office:value-type="float" office:value="1395.52" calcext:value-type="float">
            <text:p>1395,52</text:p>
          </table:table-cell>
          <table:table-cell office:value-type="float" office:value="0.846683" calcext:value-type="float">
            <text:p>0,846683</text:p>
          </table:table-cell>
          <table:table-cell/>
          <table:table-cell table:formula="of:=LN([.D37])" office:value-type="float" office:value="-0.166428916485157" calcext:value-type="float">
            <text:p>-0,166428916485157</text:p>
          </table:table-cell>
          <table:table-cell table:formula="of:=LN([.C37])" office:value-type="float" office:value="7.2410223846544" calcext:value-type="float">
            <text:p>7,2410223846544</text:p>
          </table:table-cell>
          <table:table-cell table:formula="of:=6.930259915-5/3*LN([.D37])" office:value-type="float" office:value="7.20764144247526" calcext:value-type="float">
            <text:p>7,20764144247526</text:p>
          </table:table-cell>
          <table:table-cell table:number-columns-repeated="2"/>
        </table:table-row>
        <table:table-row table:style-name="ro1">
          <table:table-cell office:value-type="float" office:value="1.06267" calcext:value-type="float">
            <text:p>1,06267</text:p>
          </table:table-cell>
          <table:table-cell office:value-type="float" office:value="0.982365" calcext:value-type="float">
            <text:p>0,982365</text:p>
          </table:table-cell>
          <table:table-cell office:value-type="float" office:value="1375.08" calcext:value-type="float">
            <text:p>1375,08</text:p>
          </table:table-cell>
          <table:table-cell office:value-type="float" office:value="0.841582" calcext:value-type="float">
            <text:p>0,841582</text:p>
          </table:table-cell>
          <table:table-cell/>
          <table:table-cell table:formula="of:=LN([.D38])" office:value-type="float" office:value="-0.172471825060114" calcext:value-type="float">
            <text:p>-0,172471825060114</text:p>
          </table:table-cell>
          <table:table-cell table:formula="of:=LN([.C38])" office:value-type="float" office:value="7.22626719022636" calcext:value-type="float">
            <text:p>7,22626719022636</text:p>
          </table:table-cell>
          <table:table-cell table:formula="of:=6.930259915-5/3*LN([.D38])" office:value-type="float" office:value="7.21771295676686" calcext:value-type="float">
            <text:p>7,21771295676686</text:p>
          </table:table-cell>
          <table:table-cell table:number-columns-repeated="2"/>
        </table:table-row>
        <table:table-row table:style-name="ro1">
          <table:table-cell office:value-type="float" office:value="1.0649" calcext:value-type="float">
            <text:p>1,0649</text:p>
          </table:table-cell>
          <table:table-cell office:value-type="float" office:value="0.984133" calcext:value-type="float">
            <text:p>0,984133</text:p>
          </table:table-cell>
          <table:table-cell office:value-type="float" office:value="1410.6" calcext:value-type="float">
            <text:p>1410,6</text:p>
          </table:table-cell>
          <table:table-cell office:value-type="float" office:value="0.836482" calcext:value-type="float">
            <text:p>0,836482</text:p>
          </table:table-cell>
          <table:table-cell/>
          <table:table-cell table:formula="of:=LN([.D39])" office:value-type="float" office:value="-0.178550277017502" calcext:value-type="float">
            <text:p>-0,178550277017502</text:p>
          </table:table-cell>
          <table:table-cell table:formula="of:=LN([.C39])" office:value-type="float" office:value="7.25177042477408" calcext:value-type="float">
            <text:p>7,25177042477408</text:p>
          </table:table-cell>
          <table:table-cell table:formula="of:=6.930259915-5/3*LN([.D39])" office:value-type="float" office:value="7.22784371002917" calcext:value-type="float">
            <text:p>7,22784371002917</text:p>
          </table:table-cell>
          <table:table-cell table:number-columns-repeated="2"/>
        </table:table-row>
        <table:table-row table:style-name="ro1">
          <table:table-cell office:value-type="float" office:value="1.06728" calcext:value-type="float">
            <text:p>1,06728</text:p>
          </table:table-cell>
          <table:table-cell office:value-type="float" office:value="0.985655" calcext:value-type="float">
            <text:p>0,985655</text:p>
          </table:table-cell>
          <table:table-cell office:value-type="float" office:value="1424.97" calcext:value-type="float">
            <text:p>1424,97</text:p>
          </table:table-cell>
          <table:table-cell office:value-type="float" office:value="0.831381" calcext:value-type="float">
            <text:p>0,831381</text:p>
          </table:table-cell>
          <table:table-cell/>
          <table:table-cell table:formula="of:=LN([.D40])" office:value-type="float" office:value="-0.184667105443738" calcext:value-type="float">
            <text:p>-0,184667105443738</text:p>
          </table:table-cell>
          <table:table-cell table:formula="of:=LN([.C40])" office:value-type="float" office:value="7.26190603984956" calcext:value-type="float">
            <text:p>7,26190603984956</text:p>
          </table:table-cell>
          <table:table-cell table:formula="of:=6.930259915-5/3*LN([.D40])" office:value-type="float" office:value="7.2380384240729" calcext:value-type="float">
            <text:p>7,2380384240729</text:p>
          </table:table-cell>
          <table:table-cell table:number-columns-repeated="2"/>
        </table:table-row>
        <table:table-row table:style-name="ro1">
          <table:table-cell office:value-type="float" office:value="1.06957" calcext:value-type="float">
            <text:p>1,06957</text:p>
          </table:table-cell>
          <table:table-cell office:value-type="float" office:value="0.987328" calcext:value-type="float">
            <text:p>0,987328</text:p>
          </table:table-cell>
          <table:table-cell office:value-type="float" office:value="1443.13" calcext:value-type="float">
            <text:p>1443,13</text:p>
          </table:table-cell>
          <table:table-cell office:value-type="float" office:value="0.826281" calcext:value-type="float">
            <text:p>0,826281</text:p>
          </table:table-cell>
          <table:table-cell/>
          <table:table-cell table:formula="of:=LN([.D41])" office:value-type="float" office:value="-0.190820369609317" calcext:value-type="float">
            <text:p>-0,190820369609317</text:p>
          </table:table-cell>
          <table:table-cell table:formula="of:=LN([.C41])" office:value-type="float" office:value="7.27456964480609" calcext:value-type="float">
            <text:p>7,27456964480609</text:p>
          </table:table-cell>
          <table:table-cell table:formula="of:=6.930259915-5/3*LN([.D41])" office:value-type="float" office:value="7.24829386434886" calcext:value-type="float">
            <text:p>7,24829386434886</text:p>
          </table:table-cell>
          <table:table-cell table:number-columns-repeated="2"/>
        </table:table-row>
        <table:table-row table:style-name="ro1">
          <table:table-cell office:value-type="float" office:value="1.07212" calcext:value-type="float">
            <text:p>1,07212</text:p>
          </table:table-cell>
          <table:table-cell office:value-type="float" office:value="0.990991" calcext:value-type="float">
            <text:p>0,990991</text:p>
          </table:table-cell>
          <table:table-cell office:value-type="float" office:value="1423.66" calcext:value-type="float">
            <text:p>1423,66</text:p>
          </table:table-cell>
          <table:table-cell office:value-type="float" office:value="0.82118" calcext:value-type="float">
            <text:p>0,82118</text:p>
          </table:table-cell>
          <table:table-cell/>
          <table:table-cell table:formula="of:=LN([.D42])" office:value-type="float" office:value="-0.197012948736957" calcext:value-type="float">
            <text:p>-0,197012948736957</text:p>
          </table:table-cell>
          <table:table-cell table:formula="of:=LN([.C42])" office:value-type="float" office:value="7.2609862994183" calcext:value-type="float">
            <text:p>7,2609862994183</text:p>
          </table:table-cell>
          <table:table-cell table:formula="of:=6.930259915-5/3*LN([.D42])" office:value-type="float" office:value="7.25861482956159" calcext:value-type="float">
            <text:p>7,25861482956159</text:p>
          </table:table-cell>
          <table:table-cell table:number-columns-repeated="2"/>
        </table:table-row>
        <table:table-row table:style-name="ro1">
          <table:table-cell office:value-type="float" office:value="1.07451" calcext:value-type="float">
            <text:p>1,07451</text:p>
          </table:table-cell>
          <table:table-cell office:value-type="float" office:value="0.990227" calcext:value-type="float">
            <text:p>0,990227</text:p>
          </table:table-cell>
          <table:table-cell office:value-type="float" office:value="1476.35" calcext:value-type="float">
            <text:p>1476,35</text:p>
          </table:table-cell>
          <table:table-cell office:value-type="float" office:value="0.81608" calcext:value-type="float">
            <text:p>0,81608</text:p>
          </table:table-cell>
          <table:table-cell/>
          <table:table-cell table:formula="of:=LN([.D43])" office:value-type="float" office:value="-0.203242889607874" calcext:value-type="float">
            <text:p>-0,203242889607874</text:p>
          </table:table-cell>
          <table:table-cell table:formula="of:=LN([.C43])" office:value-type="float" office:value="7.29732810442144" calcext:value-type="float">
            <text:p>7,29732810442144</text:p>
          </table:table-cell>
          <table:table-cell table:formula="of:=6.930259915-5/3*LN([.D43])" office:value-type="float" office:value="7.26899806434646" calcext:value-type="float">
            <text:p>7,26899806434646</text:p>
          </table:table-cell>
          <table:table-cell table:number-columns-repeated="2"/>
        </table:table-row>
        <table:table-row table:style-name="ro1">
          <table:table-cell office:value-type="float" office:value="1.07686" calcext:value-type="float">
            <text:p>1,07686</text:p>
          </table:table-cell>
          <table:table-cell office:value-type="float" office:value="0.991117" calcext:value-type="float">
            <text:p>0,991117</text:p>
          </table:table-cell>
          <table:table-cell office:value-type="float" office:value="1495.8" calcext:value-type="float">
            <text:p>1495,8</text:p>
          </table:table-cell>
          <table:table-cell office:value-type="float" office:value="0.810979" calcext:value-type="float">
            <text:p>0,810979</text:p>
          </table:table-cell>
          <table:table-cell/>
          <table:table-cell table:formula="of:=LN([.D44])" office:value-type="float" office:value="-0.209513119160055" calcext:value-type="float">
            <text:p>-0,209513119160055</text:p>
          </table:table-cell>
          <table:table-cell table:formula="of:=LN([.C44])" office:value-type="float" office:value="7.31041645975757" calcext:value-type="float">
            <text:p>7,31041645975757</text:p>
          </table:table-cell>
          <table:table-cell table:formula="of:=6.930259915-5/3*LN([.D44])" office:value-type="float" office:value="7.27944844693343" calcext:value-type="float">
            <text:p>7,27944844693343</text:p>
          </table:table-cell>
          <table:table-cell table:number-columns-repeated="2"/>
        </table:table-row>
        <table:table-row table:style-name="ro1">
          <table:table-cell office:value-type="float" office:value="1.07938" calcext:value-type="float">
            <text:p>1,07938</text:p>
          </table:table-cell>
          <table:table-cell office:value-type="float" office:value="0.995202" calcext:value-type="float">
            <text:p>0,995202</text:p>
          </table:table-cell>
          <table:table-cell office:value-type="float" office:value="1491.57" calcext:value-type="float">
            <text:p>1491,57</text:p>
          </table:table-cell>
          <table:table-cell office:value-type="float" office:value="0.805879" calcext:value-type="float">
            <text:p>0,805879</text:p>
          </table:table-cell>
          <table:table-cell/>
          <table:table-cell table:formula="of:=LN([.D45])" office:value-type="float" office:value="-0.215821671814734" calcext:value-type="float">
            <text:p>-0,215821671814734</text:p>
          </table:table-cell>
          <table:table-cell table:formula="of:=LN([.C45])" office:value-type="float" office:value="7.30758453547167" calcext:value-type="float">
            <text:p>7,30758453547167</text:p>
          </table:table-cell>
          <table:table-cell table:formula="of:=6.930259915-5/3*LN([.D45])" office:value-type="float" office:value="7.28996270135789" calcext:value-type="float">
            <text:p>7,28996270135789</text:p>
          </table:table-cell>
          <table:table-cell table:number-columns-repeated="2"/>
        </table:table-row>
        <table:table-row table:style-name="ro1">
          <table:table-cell office:value-type="float" office:value="1.08183" calcext:value-type="float">
            <text:p>1,08183</text:p>
          </table:table-cell>
          <table:table-cell office:value-type="float" office:value="0.997423" calcext:value-type="float">
            <text:p>0,997423</text:p>
          </table:table-cell>
          <table:table-cell office:value-type="float" office:value="1513.96" calcext:value-type="float">
            <text:p>1513,96</text:p>
          </table:table-cell>
          <table:table-cell office:value-type="float" office:value="0.800778" calcext:value-type="float">
            <text:p>0,800778</text:p>
          </table:table-cell>
          <table:table-cell/>
          <table:table-cell table:formula="of:=LN([.D46])" office:value-type="float" office:value="-0.222171523885976" calcext:value-type="float">
            <text:p>-0,222171523885976</text:p>
          </table:table-cell>
          <table:table-cell table:formula="of:=LN([.C46])" office:value-type="float" office:value="7.32248401356912" calcext:value-type="float">
            <text:p>7,32248401356912</text:p>
          </table:table-cell>
          <table:table-cell table:formula="of:=6.930259915-5/3*LN([.D46])" office:value-type="float" office:value="7.30054578814329" calcext:value-type="float">
            <text:p>7,30054578814329</text:p>
          </table:table-cell>
          <table:table-cell table:number-columns-repeated="2"/>
        </table:table-row>
        <table:table-row table:style-name="ro1">
          <table:table-cell office:value-type="float" office:value="1.08426" calcext:value-type="float">
            <text:p>1,08426</text:p>
          </table:table-cell>
          <table:table-cell office:value-type="float" office:value="1.00073" calcext:value-type="float">
            <text:p>1,00073</text:p>
          </table:table-cell>
          <table:table-cell office:value-type="float" office:value="1547.01" calcext:value-type="float">
            <text:p>1547,01</text:p>
          </table:table-cell>
          <table:table-cell office:value-type="float" office:value="0.795678" calcext:value-type="float">
            <text:p>0,795678</text:p>
          </table:table-cell>
          <table:table-cell/>
          <table:table-cell table:formula="of:=LN([.D47])" office:value-type="float" office:value="-0.228560697592163" calcext:value-type="float">
            <text:p>-0,228560697592163</text:p>
          </table:table-cell>
          <table:table-cell table:formula="of:=LN([.C47])" office:value-type="float" office:value="7.34407931467629" calcext:value-type="float">
            <text:p>7,34407931467629</text:p>
          </table:table-cell>
          <table:table-cell table:formula="of:=6.930259915-5/3*LN([.D47])" office:value-type="float" office:value="7.31119441098694" calcext:value-type="float">
            <text:p>7,31119441098694</text:p>
          </table:table-cell>
          <table:table-cell table:number-columns-repeated="2"/>
        </table:table-row>
        <table:table-row table:style-name="ro1">
          <table:table-cell office:value-type="float" office:value="1.08675" calcext:value-type="float">
            <text:p>1,08675</text:p>
          </table:table-cell>
          <table:table-cell office:value-type="float" office:value="1.00306" calcext:value-type="float">
            <text:p>1,00306</text:p>
          </table:table-cell>
          <table:table-cell office:value-type="float" office:value="1553.5" calcext:value-type="float">
            <text:p>1553,5</text:p>
          </table:table-cell>
          <table:table-cell office:value-type="float" office:value="0.790577" calcext:value-type="float">
            <text:p>0,790577</text:p>
          </table:table-cell>
          <table:table-cell/>
          <table:table-cell table:formula="of:=LN([.D48])" office:value-type="float" office:value="-0.234992220371718" calcext:value-type="float">
            <text:p>-0,234992220371718</text:p>
          </table:table-cell>
          <table:table-cell table:formula="of:=LN([.C48])" office:value-type="float" office:value="7.3482657288331" calcext:value-type="float">
            <text:p>7,3482657288331</text:p>
          </table:table-cell>
          <table:table-cell table:formula="of:=6.930259915-5/3*LN([.D48])" office:value-type="float" office:value="7.32191361561953" calcext:value-type="float">
            <text:p>7,32191361561953</text:p>
          </table:table-cell>
          <table:table-cell table:number-columns-repeated="2"/>
        </table:table-row>
        <table:table-row table:style-name="ro1">
          <table:table-cell office:value-type="float" office:value="1.08931" calcext:value-type="float">
            <text:p>1,08931</text:p>
          </table:table-cell>
          <table:table-cell office:value-type="float" office:value="1.00332" calcext:value-type="float">
            <text:p>1,00332</text:p>
          </table:table-cell>
          <table:table-cell office:value-type="float" office:value="1549.75" calcext:value-type="float">
            <text:p>1549,75</text:p>
          </table:table-cell>
          <table:table-cell office:value-type="float" office:value="0.785477" calcext:value-type="float">
            <text:p>0,785477</text:p>
          </table:table-cell>
          <table:table-cell/>
          <table:table-cell table:formula="of:=LN([.D49])" office:value-type="float" office:value="-0.241464102428071" calcext:value-type="float">
            <text:p>-0,241464102428071</text:p>
          </table:table-cell>
          <table:table-cell table:formula="of:=LN([.C49])" office:value-type="float" office:value="7.34584890658203" calcext:value-type="float">
            <text:p>7,34584890658203</text:p>
          </table:table-cell>
          <table:table-cell table:formula="of:=6.930259915-5/3*LN([.D49])" office:value-type="float" office:value="7.33270008571345" calcext:value-type="float">
            <text:p>7,33270008571345</text:p>
          </table:table-cell>
          <table:table-cell table:number-columns-repeated="2"/>
        </table:table-row>
        <table:table-row table:style-name="ro1">
          <table:table-cell office:value-type="float" office:value="1.09172" calcext:value-type="float">
            <text:p>1,09172</text:p>
          </table:table-cell>
          <table:table-cell office:value-type="float" office:value="1.00429" calcext:value-type="float">
            <text:p>1,00429</text:p>
          </table:table-cell>
          <table:table-cell office:value-type="float" office:value="1605.67" calcext:value-type="float">
            <text:p>1605,67</text:p>
          </table:table-cell>
          <table:table-cell office:value-type="float" office:value="0.780376" calcext:value-type="float">
            <text:p>0,780376</text:p>
          </table:table-cell>
          <table:table-cell/>
          <table:table-cell table:formula="of:=LN([.D50])" office:value-type="float" office:value="-0.247979424165842" calcext:value-type="float">
            <text:p>-0,247979424165842</text:p>
          </table:table-cell>
          <table:table-cell table:formula="of:=LN([.C50])" office:value-type="float" office:value="7.38129639394086" calcext:value-type="float">
            <text:p>7,38129639394086</text:p>
          </table:table-cell>
          <table:table-cell table:formula="of:=6.930259915-5/3*LN([.D50])" office:value-type="float" office:value="7.3435589552764" calcext:value-type="float">
            <text:p>7,3435589552764</text:p>
          </table:table-cell>
          <table:table-cell table:number-columns-repeated="2"/>
        </table:table-row>
        <table:table-row table:style-name="ro1">
          <table:table-cell office:value-type="float" office:value="1.09432" calcext:value-type="float">
            <text:p>1,09432</text:p>
          </table:table-cell>
          <table:table-cell office:value-type="float" office:value="1.0083" calcext:value-type="float">
            <text:p>1,0083</text:p>
          </table:table-cell>
          <table:table-cell office:value-type="float" office:value="1616.65" calcext:value-type="float">
            <text:p>1616,65</text:p>
          </table:table-cell>
          <table:table-cell office:value-type="float" office:value="0.775276" calcext:value-type="float">
            <text:p>0,775276</text:p>
          </table:table-cell>
          <table:table-cell/>
          <table:table-cell table:formula="of:=LN([.D51])" office:value-type="float" office:value="-0.254536183995424" calcext:value-type="float">
            <text:p>-0,254536183995424</text:p>
          </table:table-cell>
          <table:table-cell table:formula="of:=LN([.C51])" office:value-type="float" office:value="7.38811138593193" calcext:value-type="float">
            <text:p>7,38811138593193</text:p>
          </table:table-cell>
          <table:table-cell table:formula="of:=6.930259915-5/3*LN([.D51])" office:value-type="float" office:value="7.35448688832571" calcext:value-type="float">
            <text:p>7,35448688832571</text:p>
          </table:table-cell>
          <table:table-cell table:number-columns-repeated="2"/>
        </table:table-row>
        <table:table-row table:style-name="ro1">
          <table:table-cell office:value-type="float" office:value="1.09698" calcext:value-type="float">
            <text:p>1,09698</text:p>
          </table:table-cell>
          <table:table-cell office:value-type="float" office:value="1.00991" calcext:value-type="float">
            <text:p>1,00991</text:p>
          </table:table-cell>
          <table:table-cell office:value-type="float" office:value="1647.85" calcext:value-type="float">
            <text:p>1647,85</text:p>
          </table:table-cell>
          <table:table-cell office:value-type="float" office:value="0.770175" calcext:value-type="float">
            <text:p>0,770175</text:p>
          </table:table-cell>
          <table:table-cell/>
          <table:table-cell table:formula="of:=LN([.D52])" office:value-type="float" office:value="-0.261137517229669" calcext:value-type="float">
            <text:p>-0,261137517229669</text:p>
          </table:table-cell>
          <table:table-cell table:formula="of:=LN([.C52])" office:value-type="float" office:value="7.40722668690942" calcext:value-type="float">
            <text:p>7,40722668690942</text:p>
          </table:table-cell>
          <table:table-cell table:formula="of:=6.930259915-5/3*LN([.D52])" office:value-type="float" office:value="7.36548911038278" calcext:value-type="float">
            <text:p>7,36548911038278</text:p>
          </table:table-cell>
          <table:table-cell table:number-columns-repeated="2"/>
        </table:table-row>
        <table:table-row table:style-name="ro1">
          <table:table-cell office:value-type="float" office:value="1.09945" calcext:value-type="float">
            <text:p>1,09945</text:p>
          </table:table-cell>
          <table:table-cell office:value-type="float" office:value="1.00985" calcext:value-type="float">
            <text:p>1,00985</text:p>
          </table:table-cell>
          <table:table-cell office:value-type="float" office:value="1599.17" calcext:value-type="float">
            <text:p>1599,17</text:p>
          </table:table-cell>
          <table:table-cell office:value-type="float" office:value="0.765075" calcext:value-type="float">
            <text:p>0,765075</text:p>
          </table:table-cell>
          <table:table-cell/>
          <table:table-cell table:formula="of:=LN([.D53])" office:value-type="float" office:value="-0.267781410745445" calcext:value-type="float">
            <text:p>-0,267781410745445</text:p>
          </table:table-cell>
          <table:table-cell table:formula="of:=LN([.C53])" office:value-type="float" office:value="7.37724002363054" calcext:value-type="float">
            <text:p>7,37724002363054</text:p>
          </table:table-cell>
          <table:table-cell table:formula="of:=6.930259915-5/3*LN([.D53])" office:value-type="float" office:value="7.37656226624241" calcext:value-type="float">
            <text:p>7,37656226624241</text:p>
          </table:table-cell>
          <table:table-cell table:number-columns-repeated="2"/>
        </table:table-row>
        <table:table-row table:style-name="ro1">
          <table:table-cell office:value-type="float" office:value="1.10221" calcext:value-type="float">
            <text:p>1,10221</text:p>
          </table:table-cell>
          <table:table-cell office:value-type="float" office:value="1.01239" calcext:value-type="float">
            <text:p>1,01239</text:p>
          </table:table-cell>
          <table:table-cell office:value-type="float" office:value="1679.23" calcext:value-type="float">
            <text:p>1679,23</text:p>
          </table:table-cell>
          <table:table-cell office:value-type="float" office:value="0.759974" calcext:value-type="float">
            <text:p>0,759974</text:p>
          </table:table-cell>
          <table:table-cell/>
          <table:table-cell table:formula="of:=LN([.D54])" office:value-type="float" office:value="-0.27447105681327" calcext:value-type="float">
            <text:p>-0,27447105681327</text:p>
          </table:table-cell>
          <table:table-cell table:formula="of:=LN([.C54])" office:value-type="float" office:value="7.42609063399714" calcext:value-type="float">
            <text:p>7,42609063399714</text:p>
          </table:table-cell>
          <table:table-cell table:formula="of:=6.930259915-5/3*LN([.D54])" office:value-type="float" office:value="7.38771167635545" calcext:value-type="float">
            <text:p>7,38771167635545</text:p>
          </table:table-cell>
          <table:table-cell table:number-columns-repeated="2"/>
        </table:table-row>
        <table:table-row table:style-name="ro1">
          <table:table-cell office:value-type="float" office:value="1.1048" calcext:value-type="float">
            <text:p>1,1048</text:p>
          </table:table-cell>
          <table:table-cell office:value-type="float" office:value="1.01673" calcext:value-type="float">
            <text:p>1,01673</text:p>
          </table:table-cell>
          <table:table-cell office:value-type="float" office:value="1656.82" calcext:value-type="float">
            <text:p>1656,82</text:p>
          </table:table-cell>
          <table:table-cell office:value-type="float" office:value="0.754874" calcext:value-type="float">
            <text:p>0,754874</text:p>
          </table:table-cell>
          <table:table-cell/>
          <table:table-cell table:formula="of:=LN([.D55])" office:value-type="float" office:value="-0.281204431077586" calcext:value-type="float">
            <text:p>-0,281204431077586</text:p>
          </table:table-cell>
          <table:table-cell table:formula="of:=LN([.C55])" office:value-type="float" office:value="7.41265538147158" calcext:value-type="float">
            <text:p>7,41265538147158</text:p>
          </table:table-cell>
          <table:table-cell table:formula="of:=6.930259915-5/3*LN([.D55])" office:value-type="float" office:value="7.39893396679598" calcext:value-type="float">
            <text:p>7,39893396679598</text:p>
          </table:table-cell>
          <table:table-cell table:number-columns-repeated="2"/>
        </table:table-row>
        <table:table-row table:style-name="ro1">
          <table:table-cell office:value-type="float" office:value="1.10753" calcext:value-type="float">
            <text:p>1,10753</text:p>
          </table:table-cell>
          <table:table-cell office:value-type="float" office:value="1.01897" calcext:value-type="float">
            <text:p>1,01897</text:p>
          </table:table-cell>
          <table:table-cell office:value-type="float" office:value="1704.32" calcext:value-type="float">
            <text:p>1704,32</text:p>
          </table:table-cell>
          <table:table-cell office:value-type="float" office:value="0.749773" calcext:value-type="float">
            <text:p>0,749773</text:p>
          </table:table-cell>
          <table:table-cell/>
          <table:table-cell table:formula="of:=LN([.D56])" office:value-type="float" office:value="-0.287984784931247" calcext:value-type="float">
            <text:p>-0,287984784931247</text:p>
          </table:table-cell>
          <table:table-cell table:formula="of:=LN([.C56])" office:value-type="float" office:value="7.44092148318551" calcext:value-type="float">
            <text:p>7,44092148318551</text:p>
          </table:table-cell>
          <table:table-cell table:formula="of:=6.930259915-5/3*LN([.D56])" office:value-type="float" office:value="7.41023455655208" calcext:value-type="float">
            <text:p>7,41023455655208</text:p>
          </table:table-cell>
          <table:table-cell table:number-columns-repeated="2"/>
        </table:table-row>
        <table:table-row table:style-name="ro1">
          <table:table-cell office:value-type="float" office:value="1.11014" calcext:value-type="float">
            <text:p>1,11014</text:p>
          </table:table-cell>
          <table:table-cell office:value-type="float" office:value="1.02166" calcext:value-type="float">
            <text:p>1,02166</text:p>
          </table:table-cell>
          <table:table-cell office:value-type="float" office:value="1718.59" calcext:value-type="float">
            <text:p>1718,59</text:p>
          </table:table-cell>
          <table:table-cell office:value-type="float" office:value="0.744673" calcext:value-type="float">
            <text:p>0,744673</text:p>
          </table:table-cell>
          <table:table-cell/>
          <table:table-cell table:formula="of:=LN([.D57])" office:value-type="float" office:value="-0.294810083133364" calcext:value-type="float">
            <text:p>-0,294810083133364</text:p>
          </table:table-cell>
          <table:table-cell table:formula="of:=LN([.C57])" office:value-type="float" office:value="7.44925946617256" calcext:value-type="float">
            <text:p>7,44925946617256</text:p>
          </table:table-cell>
          <table:table-cell table:formula="of:=6.930259915-5/3*LN([.D57])" office:value-type="float" office:value="7.42161005355561" calcext:value-type="float">
            <text:p>7,42161005355561</text:p>
          </table:table-cell>
          <table:table-cell table:number-columns-repeated="2"/>
        </table:table-row>
        <table:table-row table:style-name="ro1">
          <table:table-cell office:value-type="float" office:value="1.11285" calcext:value-type="float">
            <text:p>1,11285</text:p>
          </table:table-cell>
          <table:table-cell office:value-type="float" office:value="1.0253" calcext:value-type="float">
            <text:p>1,0253</text:p>
          </table:table-cell>
          <table:table-cell office:value-type="float" office:value="1754.9" calcext:value-type="float">
            <text:p>1754,9</text:p>
          </table:table-cell>
          <table:table-cell office:value-type="float" office:value="0.739572" calcext:value-type="float">
            <text:p>0,739572</text:p>
          </table:table-cell>
          <table:table-cell/>
          <table:table-cell table:formula="of:=LN([.D58])" office:value-type="float" office:value="-0.301683638487596" calcext:value-type="float">
            <text:p>-0,301683638487596</text:p>
          </table:table-cell>
          <table:table-cell table:formula="of:=LN([.C58])" office:value-type="float" office:value="7.47016715421956" calcext:value-type="float">
            <text:p>7,47016715421956</text:p>
          </table:table-cell>
          <table:table-cell table:formula="of:=6.930259915-5/3*LN([.D58])" office:value-type="float" office:value="7.43306597914599" calcext:value-type="float">
            <text:p>7,43306597914599</text:p>
          </table:table-cell>
          <table:table-cell table:number-columns-repeated="2"/>
        </table:table-row>
        <table:table-row table:style-name="ro1">
          <table:table-cell office:value-type="float" office:value="1.11545" calcext:value-type="float">
            <text:p>1,11545</text:p>
          </table:table-cell>
          <table:table-cell office:value-type="float" office:value="1.02908" calcext:value-type="float">
            <text:p>1,02908</text:p>
          </table:table-cell>
          <table:table-cell office:value-type="float" office:value="1761.89" calcext:value-type="float">
            <text:p>1761,89</text:p>
          </table:table-cell>
          <table:table-cell office:value-type="float" office:value="0.734472" calcext:value-type="float">
            <text:p>0,734472</text:p>
          </table:table-cell>
          <table:table-cell/>
          <table:table-cell table:formula="of:=LN([.D59])" office:value-type="float" office:value="-0.3086034052657" calcext:value-type="float">
            <text:p>-0,3086034052657</text:p>
          </table:table-cell>
          <table:table-cell table:formula="of:=LN([.C59])" office:value-type="float" office:value="7.47414237548946" calcext:value-type="float">
            <text:p>7,47414237548946</text:p>
          </table:table-cell>
          <table:table-cell table:formula="of:=6.930259915-5/3*LN([.D59])" office:value-type="float" office:value="7.44459892377617" calcext:value-type="float">
            <text:p>7,44459892377617</text:p>
          </table:table-cell>
          <table:table-cell table:number-columns-repeated="2"/>
        </table:table-row>
        <table:table-row table:style-name="ro1">
          <table:table-cell office:value-type="float" office:value="1.1183" calcext:value-type="float">
            <text:p>1,1183</text:p>
          </table:table-cell>
          <table:table-cell office:value-type="float" office:value="1.03226" calcext:value-type="float">
            <text:p>1,03226</text:p>
          </table:table-cell>
          <table:table-cell office:value-type="float" office:value="1747.01" calcext:value-type="float">
            <text:p>1747,01</text:p>
          </table:table-cell>
          <table:table-cell office:value-type="float" office:value="0.729371" calcext:value-type="float">
            <text:p>0,729371</text:p>
          </table:table-cell>
          <table:table-cell/>
          <table:table-cell table:formula="of:=LN([.D60])" office:value-type="float" office:value="-0.315572760103741" calcext:value-type="float">
            <text:p>-0,315572760103741</text:p>
          </table:table-cell>
          <table:table-cell table:formula="of:=LN([.C60])" office:value-type="float" office:value="7.46566103421613" calcext:value-type="float">
            <text:p>7,46566103421613</text:p>
          </table:table-cell>
          <table:table-cell table:formula="of:=6.930259915-5/3*LN([.D60])" office:value-type="float" office:value="7.4562145151729" calcext:value-type="float">
            <text:p>7,4562145151729</text:p>
          </table:table-cell>
          <table:table-cell table:number-columns-repeated="2"/>
        </table:table-row>
        <table:table-row table:style-name="ro1">
          <table:table-cell office:value-type="float" office:value="1.12104" calcext:value-type="float">
            <text:p>1,12104</text:p>
          </table:table-cell>
          <table:table-cell office:value-type="float" office:value="1.03473" calcext:value-type="float">
            <text:p>1,03473</text:p>
          </table:table-cell>
          <table:table-cell office:value-type="float" office:value="1827.68" calcext:value-type="float">
            <text:p>1827,68</text:p>
          </table:table-cell>
          <table:table-cell office:value-type="float" office:value="0.724271" calcext:value-type="float">
            <text:p>0,724271</text:p>
          </table:table-cell>
          <table:table-cell/>
          <table:table-cell table:formula="of:=LN([.D61])" office:value-type="float" office:value="-0.32258964724044" calcext:value-type="float">
            <text:p>-0,32258964724044</text:p>
          </table:table-cell>
          <table:table-cell table:formula="of:=LN([.C61])" office:value-type="float" office:value="7.51080268198564" calcext:value-type="float">
            <text:p>7,51080268198564</text:p>
          </table:table-cell>
          <table:table-cell table:formula="of:=6.930259915-5/3*LN([.D61])" office:value-type="float" office:value="7.4679093270674" calcext:value-type="float">
            <text:p>7,4679093270674</text:p>
          </table:table-cell>
          <table:table-cell table:number-columns-repeated="2"/>
        </table:table-row>
        <table:table-row table:style-name="ro1">
          <table:table-cell office:value-type="float" office:value="1.12404" calcext:value-type="float">
            <text:p>1,12404</text:p>
          </table:table-cell>
          <table:table-cell office:value-type="float" office:value="1.03818" calcext:value-type="float">
            <text:p>1,03818</text:p>
          </table:table-cell>
          <table:table-cell office:value-type="float" office:value="1825.7" calcext:value-type="float">
            <text:p>1825,7</text:p>
          </table:table-cell>
          <table:table-cell office:value-type="float" office:value="0.71917" calcext:value-type="float">
            <text:p>0,71917</text:p>
          </table:table-cell>
          <table:table-cell/>
          <table:table-cell table:formula="of:=LN([.D62])" office:value-type="float" office:value="-0.329657509709199" calcext:value-type="float">
            <text:p>-0,329657509709199</text:p>
          </table:table-cell>
          <table:table-cell table:formula="of:=LN([.C62])" office:value-type="float" office:value="7.50971875411947" calcext:value-type="float">
            <text:p>7,50971875411947</text:p>
          </table:table-cell>
          <table:table-cell table:formula="of:=6.930259915-5/3*LN([.D62])" office:value-type="float" office:value="7.47968909784867" calcext:value-type="float">
            <text:p>7,47968909784867</text:p>
          </table:table-cell>
          <table:table-cell table:number-columns-repeated="2"/>
        </table:table-row>
        <table:table-row table:style-name="ro1">
          <table:table-cell office:value-type="float" office:value="1.12665" calcext:value-type="float">
            <text:p>1,12665</text:p>
          </table:table-cell>
          <table:table-cell office:value-type="float" office:value="1.04192" calcext:value-type="float">
            <text:p>1,04192</text:p>
          </table:table-cell>
          <table:table-cell office:value-type="float" office:value="1857.6" calcext:value-type="float">
            <text:p>1857,6</text:p>
          </table:table-cell>
          <table:table-cell office:value-type="float" office:value="0.71407" calcext:value-type="float">
            <text:p>0,71407</text:p>
          </table:table-cell>
          <table:table-cell/>
          <table:table-cell table:formula="of:=LN([.D63])" office:value-type="float" office:value="-0.336774282232396" calcext:value-type="float">
            <text:p>-0,336774282232396</text:p>
          </table:table-cell>
          <table:table-cell table:formula="of:=LN([.C63])" office:value-type="float" office:value="7.52704061094363" calcext:value-type="float">
            <text:p>7,52704061094363</text:p>
          </table:table-cell>
          <table:table-cell table:formula="of:=6.930259915-5/3*LN([.D63])" office:value-type="float" office:value="7.49155038538733" calcext:value-type="float">
            <text:p>7,49155038538733</text:p>
          </table:table-cell>
          <table:table-cell table:number-columns-repeated="2"/>
        </table:table-row>
        <table:table-row table:style-name="ro1">
          <table:table-cell office:value-type="float" office:value="1.12963" calcext:value-type="float">
            <text:p>1,12963</text:p>
          </table:table-cell>
          <table:table-cell office:value-type="float" office:value="1.04501" calcext:value-type="float">
            <text:p>1,04501</text:p>
          </table:table-cell>
          <table:table-cell office:value-type="float" office:value="1850.26" calcext:value-type="float">
            <text:p>1850,26</text:p>
          </table:table-cell>
          <table:table-cell office:value-type="float" office:value="0.708969" calcext:value-type="float">
            <text:p>0,708969</text:p>
          </table:table-cell>
          <table:table-cell/>
          <table:table-cell table:formula="of:=LN([.D64])" office:value-type="float" office:value="-0.343943476960214" calcext:value-type="float">
            <text:p>-0,343943476960214</text:p>
          </table:table-cell>
          <table:table-cell table:formula="of:=LN([.C64])" office:value-type="float" office:value="7.52308144873801" calcext:value-type="float">
            <text:p>7,52308144873801</text:p>
          </table:table-cell>
          <table:table-cell table:formula="of:=6.930259915-5/3*LN([.D64])" office:value-type="float" office:value="7.50349904326702" calcext:value-type="float">
            <text:p>7,50349904326702</text:p>
          </table:table-cell>
          <table:table-cell table:number-columns-repeated="2"/>
        </table:table-row>
        <table:table-row table:style-name="ro1">
          <table:table-cell office:value-type="float" office:value="1.13253" calcext:value-type="float">
            <text:p>1,13253</text:p>
          </table:table-cell>
          <table:table-cell office:value-type="float" office:value="1.04663" calcext:value-type="float">
            <text:p>1,04663</text:p>
          </table:table-cell>
          <table:table-cell office:value-type="float" office:value="1906.93" calcext:value-type="float">
            <text:p>1906,93</text:p>
          </table:table-cell>
          <table:table-cell office:value-type="float" office:value="0.703869" calcext:value-type="float">
            <text:p>0,703869</text:p>
          </table:table-cell>
          <table:table-cell/>
          <table:table-cell table:formula="of:=LN([.D65])" office:value-type="float" office:value="-0.351163019684496" calcext:value-type="float">
            <text:p>-0,351163019684496</text:p>
          </table:table-cell>
          <table:table-cell table:formula="of:=LN([.C65])" office:value-type="float" office:value="7.55324989805728" calcext:value-type="float">
            <text:p>7,55324989805728</text:p>
          </table:table-cell>
          <table:table-cell table:formula="of:=6.930259915-5/3*LN([.D65])" office:value-type="float" office:value="7.51553161447416" calcext:value-type="float">
            <text:p>7,51553161447416</text:p>
          </table:table-cell>
          <table:table-cell table:number-columns-repeated="2"/>
        </table:table-row>
        <table:table-row table:style-name="ro1">
          <table:table-cell office:value-type="float" office:value="1.13534" calcext:value-type="float">
            <text:p>1,13534</text:p>
          </table:table-cell>
          <table:table-cell office:value-type="float" office:value="1.04756" calcext:value-type="float">
            <text:p>1,04756</text:p>
          </table:table-cell>
          <table:table-cell office:value-type="float" office:value="1918.94" calcext:value-type="float">
            <text:p>1918,94</text:p>
          </table:table-cell>
          <table:table-cell office:value-type="float" office:value="0.698768" calcext:value-type="float">
            <text:p>0,698768</text:p>
          </table:table-cell>
          <table:table-cell/>
          <table:table-cell table:formula="of:=LN([.D66])" office:value-type="float" office:value="-0.358436494558393" calcext:value-type="float">
            <text:p>-0,358436494558393</text:p>
          </table:table-cell>
          <table:table-cell table:formula="of:=LN([.C66])" office:value-type="float" office:value="7.55952822923438" calcext:value-type="float">
            <text:p>7,55952822923438</text:p>
          </table:table-cell>
          <table:table-cell table:formula="of:=6.930259915-5/3*LN([.D66])" office:value-type="float" office:value="7.52765407259732" calcext:value-type="float">
            <text:p>7,52765407259732</text:p>
          </table:table-cell>
          <table:table-cell table:number-columns-repeated="2"/>
        </table:table-row>
        <table:table-row table:style-name="ro1">
          <table:table-cell office:value-type="float" office:value="1.13835" calcext:value-type="float">
            <text:p>1,13835</text:p>
          </table:table-cell>
          <table:table-cell office:value-type="float" office:value="1.04702" calcext:value-type="float">
            <text:p>1,04702</text:p>
          </table:table-cell>
          <table:table-cell office:value-type="float" office:value="1957.33" calcext:value-type="float">
            <text:p>1957,33</text:p>
          </table:table-cell>
          <table:table-cell office:value-type="float" office:value="0.693668" calcext:value-type="float">
            <text:p>0,693668</text:p>
          </table:table-cell>
          <table:table-cell/>
          <table:table-cell table:formula="of:=LN([.D67])" office:value-type="float" office:value="-0.365761819105649" calcext:value-type="float">
            <text:p>-0,365761819105649</text:p>
          </table:table-cell>
          <table:table-cell table:formula="of:=LN([.C67])" office:value-type="float" office:value="7.57933657862752" calcext:value-type="float">
            <text:p>7,57933657862752</text:p>
          </table:table-cell>
          <table:table-cell table:formula="of:=6.930259915-5/3*LN([.D67])" office:value-type="float" office:value="7.53986294684275" calcext:value-type="float">
            <text:p>7,53986294684275</text:p>
          </table:table-cell>
          <table:table-cell table:number-columns-repeated="2"/>
        </table:table-row>
        <table:table-row table:style-name="ro1">
          <table:table-cell office:value-type="float" office:value="1.14131" calcext:value-type="float">
            <text:p>1,14131</text:p>
          </table:table-cell>
          <table:table-cell office:value-type="float" office:value="1.05099" calcext:value-type="float">
            <text:p>1,05099</text:p>
          </table:table-cell>
          <table:table-cell office:value-type="float" office:value="1955.63" calcext:value-type="float">
            <text:p>1955,63</text:p>
          </table:table-cell>
          <table:table-cell office:value-type="float" office:value="0.688567" calcext:value-type="float">
            <text:p>0,688567</text:p>
          </table:table-cell>
          <table:table-cell/>
          <table:table-cell table:formula="of:=LN([.D68])" office:value-type="float" office:value="-0.373142652548757" calcext:value-type="float">
            <text:p>-0,373142652548757</text:p>
          </table:table-cell>
          <table:table-cell table:formula="of:=LN([.C68])" office:value-type="float" office:value="7.57846767114727" calcext:value-type="float">
            <text:p>7,57846767114727</text:p>
          </table:table-cell>
          <table:table-cell table:formula="of:=6.930259915-5/3*LN([.D68])" office:value-type="float" office:value="7.55216433591459" calcext:value-type="float">
            <text:p>7,55216433591459</text:p>
          </table:table-cell>
          <table:table-cell table:number-columns-repeated="2"/>
        </table:table-row>
        <table:table-row table:style-name="ro1">
          <table:table-cell office:value-type="float" office:value="1.14426" calcext:value-type="float">
            <text:p>1,14426</text:p>
          </table:table-cell>
          <table:table-cell office:value-type="float" office:value="1.05679" calcext:value-type="float">
            <text:p>1,05679</text:p>
          </table:table-cell>
          <table:table-cell office:value-type="float" office:value="2001.61" calcext:value-type="float">
            <text:p>2001,61</text:p>
          </table:table-cell>
          <table:table-cell office:value-type="float" office:value="0.683467" calcext:value-type="float">
            <text:p>0,683467</text:p>
          </table:table-cell>
          <table:table-cell/>
          <table:table-cell table:formula="of:=LN([.D69])" office:value-type="float" office:value="-0.380576904890789" calcext:value-type="float">
            <text:p>-0,380576904890789</text:p>
          </table:table-cell>
          <table:table-cell table:formula="of:=LN([.C69])" office:value-type="float" office:value="7.60170713570336" calcext:value-type="float">
            <text:p>7,60170713570336</text:p>
          </table:table-cell>
          <table:table-cell table:formula="of:=6.930259915-5/3*LN([.D69])" office:value-type="float" office:value="7.56455475648465" calcext:value-type="float">
            <text:p>7,56455475648465</text:p>
          </table:table-cell>
          <table:table-cell table:number-columns-repeated="2"/>
        </table:table-row>
        <table:table-row table:style-name="ro1">
          <table:table-cell office:value-type="float" office:value="1.14753" calcext:value-type="float">
            <text:p>1,14753</text:p>
          </table:table-cell>
          <table:table-cell office:value-type="float" office:value="1.05803" calcext:value-type="float">
            <text:p>1,05803</text:p>
          </table:table-cell>
          <table:table-cell office:value-type="float" office:value="2035.01" calcext:value-type="float">
            <text:p>2035,01</text:p>
          </table:table-cell>
          <table:table-cell office:value-type="float" office:value="0.678366" calcext:value-type="float">
            <text:p>0,678366</text:p>
          </table:table-cell>
          <table:table-cell/>
          <table:table-cell table:formula="of:=LN([.D70])" office:value-type="float" office:value="-0.388068313684917" calcext:value-type="float">
            <text:p>-0,388068313684917</text:p>
          </table:table-cell>
          <table:table-cell table:formula="of:=LN([.C70])" office:value-type="float" office:value="7.61825601186954" calcext:value-type="float">
            <text:p>7,61825601186954</text:p>
          </table:table-cell>
          <table:table-cell table:formula="of:=6.930259915-5/3*LN([.D70])" office:value-type="float" office:value="7.5770404378082" calcext:value-type="float">
            <text:p>7,5770404378082</text:p>
          </table:table-cell>
          <table:table-cell table:number-columns-repeated="2"/>
        </table:table-row>
        <table:table-row table:style-name="ro1">
          <table:table-cell office:value-type="float" office:value="1.15045" calcext:value-type="float">
            <text:p>1,15045</text:p>
          </table:table-cell>
          <table:table-cell office:value-type="float" office:value="1.06339" calcext:value-type="float">
            <text:p>1,06339</text:p>
          </table:table-cell>
          <table:table-cell office:value-type="float" office:value="2038.45" calcext:value-type="float">
            <text:p>2038,45</text:p>
          </table:table-cell>
          <table:table-cell office:value-type="float" office:value="0.673266" calcext:value-type="float">
            <text:p>0,673266</text:p>
          </table:table-cell>
          <table:table-cell/>
          <table:table-cell table:formula="of:=LN([.D71])" office:value-type="float" office:value="-0.39561478225533" calcext:value-type="float">
            <text:p>-0,39561478225533</text:p>
          </table:table-cell>
          <table:table-cell table:formula="of:=LN([.C71])" office:value-type="float" office:value="7.6199449941194" calcext:value-type="float">
            <text:p>7,6199449941194</text:p>
          </table:table-cell>
          <table:table-cell table:formula="of:=6.930259915-5/3*LN([.D71])" office:value-type="float" office:value="7.58961788542555" calcext:value-type="float">
            <text:p>7,58961788542555</text:p>
          </table:table-cell>
          <table:table-cell table:number-columns-repeated="2"/>
        </table:table-row>
        <table:table-row table:style-name="ro1">
          <table:table-cell office:value-type="float" office:value="1.15351" calcext:value-type="float">
            <text:p>1,15351</text:p>
          </table:table-cell>
          <table:table-cell office:value-type="float" office:value="1.06762" calcext:value-type="float">
            <text:p>1,06762</text:p>
          </table:table-cell>
          <table:table-cell office:value-type="float" office:value="2091.01" calcext:value-type="float">
            <text:p>2091,01</text:p>
          </table:table-cell>
          <table:table-cell office:value-type="float" office:value="0.668165" calcext:value-type="float">
            <text:p>0,668165</text:p>
          </table:table-cell>
          <table:table-cell/>
          <table:table-cell table:formula="of:=LN([.D72])" office:value-type="float" office:value="-0.403220129958424" calcext:value-type="float">
            <text:p>-0,403220129958424</text:p>
          </table:table-cell>
          <table:table-cell table:formula="of:=LN([.C72])" office:value-type="float" office:value="7.64540248181796" calcext:value-type="float">
            <text:p>7,64540248181796</text:p>
          </table:table-cell>
          <table:table-cell table:formula="of:=6.930259915-5/3*LN([.D72])" office:value-type="float" office:value="7.60229346493071" calcext:value-type="float">
            <text:p>7,60229346493071</text:p>
          </table:table-cell>
          <table:table-cell table:number-columns-repeated="2"/>
        </table:table-row>
        <table:table-row table:style-name="ro1">
          <table:table-cell office:value-type="float" office:value="1.15665" calcext:value-type="float">
            <text:p>1,15665</text:p>
          </table:table-cell>
          <table:table-cell office:value-type="float" office:value="1.07019" calcext:value-type="float">
            <text:p>1,07019</text:p>
          </table:table-cell>
          <table:table-cell office:value-type="float" office:value="2071.08" calcext:value-type="float">
            <text:p>2071,08</text:p>
          </table:table-cell>
          <table:table-cell office:value-type="float" office:value="0.663065" calcext:value-type="float">
            <text:p>0,663065</text:p>
          </table:table-cell>
          <table:table-cell/>
          <table:table-cell table:formula="of:=LN([.D73])" office:value-type="float" office:value="-0.410882254386118" calcext:value-type="float">
            <text:p>-0,410882254386118</text:p>
          </table:table-cell>
          <table:table-cell table:formula="of:=LN([.C73])" office:value-type="float" office:value="7.63582548933131" calcext:value-type="float">
            <text:p>7,63582548933131</text:p>
          </table:table-cell>
          <table:table-cell table:formula="of:=6.930259915-5/3*LN([.D73])" office:value-type="float" office:value="7.6150636723102" calcext:value-type="float">
            <text:p>7,6150636723102</text:p>
          </table:table-cell>
          <table:table-cell table:number-columns-repeated="2"/>
        </table:table-row>
        <table:table-row table:style-name="ro1">
          <table:table-cell office:value-type="float" office:value="1.15979" calcext:value-type="float">
            <text:p>1,15979</text:p>
          </table:table-cell>
          <table:table-cell office:value-type="float" office:value="1.06987" calcext:value-type="float">
            <text:p>1,06987</text:p>
          </table:table-cell>
          <table:table-cell office:value-type="float" office:value="2163.4" calcext:value-type="float">
            <text:p>2163,4</text:p>
          </table:table-cell>
          <table:table-cell office:value-type="float" office:value="0.657964" calcext:value-type="float">
            <text:p>0,657964</text:p>
          </table:table-cell>
          <table:table-cell/>
          <table:table-cell table:formula="of:=LN([.D74])" office:value-type="float" office:value="-0.418605060399735" calcext:value-type="float">
            <text:p>-0,418605060399735</text:p>
          </table:table-cell>
          <table:table-cell table:formula="of:=LN([.C74])" office:value-type="float" office:value="7.67943633719619" calcext:value-type="float">
            <text:p>7,67943633719619</text:p>
          </table:table-cell>
          <table:table-cell table:formula="of:=6.930259915-5/3*LN([.D74])" office:value-type="float" office:value="7.62793501566623" calcext:value-type="float">
            <text:p>7,62793501566623</text:p>
          </table:table-cell>
          <table:table-cell table:number-columns-repeated="2"/>
        </table:table-row>
        <table:table-row table:style-name="ro1">
          <table:table-cell office:value-type="float" office:value="1.16293" calcext:value-type="float">
            <text:p>1,16293</text:p>
          </table:table-cell>
          <table:table-cell office:value-type="float" office:value="1.07134" calcext:value-type="float">
            <text:p>1,07134</text:p>
          </table:table-cell>
          <table:table-cell office:value-type="float" office:value="2135.2" calcext:value-type="float">
            <text:p>2135,2</text:p>
          </table:table-cell>
          <table:table-cell office:value-type="float" office:value="0.652864" calcext:value-type="float">
            <text:p>0,652864</text:p>
          </table:table-cell>
          <table:table-cell/>
          <table:table-cell table:formula="of:=LN([.D75])" office:value-type="float" office:value="-0.426386440922083" calcext:value-type="float">
            <text:p>-0,426386440922083</text:p>
          </table:table-cell>
          <table:table-cell table:formula="of:=LN([.C75])" office:value-type="float" office:value="7.66631559809031" calcext:value-type="float">
            <text:p>7,66631559809031</text:p>
          </table:table-cell>
          <table:table-cell table:formula="of:=6.930259915-5/3*LN([.D75])" office:value-type="float" office:value="7.64090398320347" calcext:value-type="float">
            <text:p>7,64090398320347</text:p>
          </table:table-cell>
          <table:table-cell table:number-columns-repeated="2"/>
        </table:table-row>
        <table:table-row table:style-name="ro1">
          <table:table-cell office:value-type="float" office:value="1.16637" calcext:value-type="float">
            <text:p>1,16637</text:p>
          </table:table-cell>
          <table:table-cell office:value-type="float" office:value="1.07596" calcext:value-type="float">
            <text:p>1,07596</text:p>
          </table:table-cell>
          <table:table-cell office:value-type="float" office:value="2231.75" calcext:value-type="float">
            <text:p>2231,75</text:p>
          </table:table-cell>
          <table:table-cell office:value-type="float" office:value="0.647763" calcext:value-type="float">
            <text:p>0,647763</text:p>
          </table:table-cell>
          <table:table-cell/>
          <table:table-cell table:formula="of:=LN([.D76])" office:value-type="float" office:value="-0.43423039027006" calcext:value-type="float">
            <text:p>-0,43423039027006</text:p>
          </table:table-cell>
          <table:table-cell table:formula="of:=LN([.C76])" office:value-type="float" office:value="7.71054131005947" calcext:value-type="float">
            <text:p>7,71054131005947</text:p>
          </table:table-cell>
          <table:table-cell table:formula="of:=6.930259915-5/3*LN([.D76])" office:value-type="float" office:value="7.65397723211677" calcext:value-type="float">
            <text:p>7,65397723211677</text:p>
          </table:table-cell>
          <table:table-cell table:number-columns-repeated="2"/>
        </table:table-row>
        <table:table-row table:style-name="ro1">
          <table:table-cell office:value-type="float" office:value="1.16959" calcext:value-type="float">
            <text:p>1,16959</text:p>
          </table:table-cell>
          <table:table-cell office:value-type="float" office:value="1.07528" calcext:value-type="float">
            <text:p>1,07528</text:p>
          </table:table-cell>
          <table:table-cell office:value-type="float" office:value="2175.96" calcext:value-type="float">
            <text:p>2175,96</text:p>
          </table:table-cell>
          <table:table-cell office:value-type="float" office:value="0.642663" calcext:value-type="float">
            <text:p>0,642663</text:p>
          </table:table-cell>
          <table:table-cell/>
          <table:table-cell table:formula="of:=LN([.D77])" office:value-type="float" office:value="-0.442134797890223" calcext:value-type="float">
            <text:p>-0,442134797890223</text:p>
          </table:table-cell>
          <table:table-cell table:formula="of:=LN([.C77])" office:value-type="float" office:value="7.68522522545393" calcext:value-type="float">
            <text:p>7,68522522545393</text:p>
          </table:table-cell>
          <table:table-cell table:formula="of:=6.930259915-5/3*LN([.D77])" office:value-type="float" office:value="7.66715124481704" calcext:value-type="float">
            <text:p>7,66715124481704</text:p>
          </table:table-cell>
          <table:table-cell table:number-columns-repeated="2"/>
        </table:table-row>
        <table:table-row table:style-name="ro1">
          <table:table-cell office:value-type="float" office:value="1.17279" calcext:value-type="float">
            <text:p>1,17279</text:p>
          </table:table-cell>
          <table:table-cell office:value-type="float" office:value="1.07874" calcext:value-type="float">
            <text:p>1,07874</text:p>
          </table:table-cell>
          <table:table-cell office:value-type="float" office:value="2279.37" calcext:value-type="float">
            <text:p>2279,37</text:p>
          </table:table-cell>
          <table:table-cell office:value-type="float" office:value="0.637562" calcext:value-type="float">
            <text:p>0,637562</text:p>
          </table:table-cell>
          <table:table-cell/>
          <table:table-cell table:formula="of:=LN([.D78])" office:value-type="float" office:value="-0.450103751776546" calcext:value-type="float">
            <text:p>-0,450103751776546</text:p>
          </table:table-cell>
          <table:table-cell table:formula="of:=LN([.C78])" office:value-type="float" office:value="7.73165436797677" calcext:value-type="float">
            <text:p>7,73165436797677</text:p>
          </table:table-cell>
          <table:table-cell table:formula="of:=6.930259915-5/3*LN([.D78])" office:value-type="float" office:value="7.68043283462758" calcext:value-type="float">
            <text:p>7,68043283462758</text:p>
          </table:table-cell>
          <table:table-cell table:number-columns-repeated="2"/>
        </table:table-row>
        <table:table-row table:style-name="ro1">
          <table:table-cell office:value-type="float" office:value="1.17621" calcext:value-type="float">
            <text:p>1,17621</text:p>
          </table:table-cell>
          <table:table-cell office:value-type="float" office:value="1.08095" calcext:value-type="float">
            <text:p>1,08095</text:p>
          </table:table-cell>
          <table:table-cell office:value-type="float" office:value="2279.41" calcext:value-type="float">
            <text:p>2279,41</text:p>
          </table:table-cell>
          <table:table-cell office:value-type="float" office:value="0.632462" calcext:value-type="float">
            <text:p>0,632462</text:p>
          </table:table-cell>
          <table:table-cell/>
          <table:table-cell table:formula="of:=LN([.D79])" office:value-type="float" office:value="-0.458135139236664" calcext:value-type="float">
            <text:p>-0,458135139236664</text:p>
          </table:table-cell>
          <table:table-cell table:formula="of:=LN([.C79])" office:value-type="float" office:value="7.73167191653143" calcext:value-type="float">
            <text:p>7,73167191653143</text:p>
          </table:table-cell>
          <table:table-cell table:formula="of:=6.930259915-5/3*LN([.D79])" office:value-type="float" office:value="7.69381848039444" calcext:value-type="float">
            <text:p>7,69381848039444</text:p>
          </table:table-cell>
          <table:table-cell table:number-columns-repeated="2"/>
        </table:table-row>
        <table:table-row table:style-name="ro1">
          <table:table-cell office:value-type="float" office:value="1.17974" calcext:value-type="float">
            <text:p>1,17974</text:p>
          </table:table-cell>
          <table:table-cell office:value-type="float" office:value="1.08034" calcext:value-type="float">
            <text:p>1,08034</text:p>
          </table:table-cell>
          <table:table-cell office:value-type="float" office:value="2307.92" calcext:value-type="float">
            <text:p>2307,92</text:p>
          </table:table-cell>
          <table:table-cell office:value-type="float" office:value="0.627361" calcext:value-type="float">
            <text:p>0,627361</text:p>
          </table:table-cell>
          <table:table-cell/>
          <table:table-cell table:formula="of:=LN([.D80])" office:value-type="float" office:value="-0.466233146458259" calcext:value-type="float">
            <text:p>-0,466233146458259</text:p>
          </table:table-cell>
          <table:table-cell table:formula="of:=LN([.C80])" office:value-type="float" office:value="7.74410196498219" calcext:value-type="float">
            <text:p>7,74410196498219</text:p>
          </table:table-cell>
          <table:table-cell table:formula="of:=6.930259915-5/3*LN([.D80])" office:value-type="float" office:value="7.7073151590971" calcext:value-type="float">
            <text:p>7,7073151590971</text:p>
          </table:table-cell>
          <table:table-cell table:number-columns-repeated="2"/>
        </table:table-row>
        <table:table-row table:style-name="ro1">
          <table:table-cell office:value-type="float" office:value="1.18304" calcext:value-type="float">
            <text:p>1,18304</text:p>
          </table:table-cell>
          <table:table-cell office:value-type="float" office:value="1.08785" calcext:value-type="float">
            <text:p>1,08785</text:p>
          </table:table-cell>
          <table:table-cell office:value-type="float" office:value="2374.86" calcext:value-type="float">
            <text:p>2374,86</text:p>
          </table:table-cell>
          <table:table-cell office:value-type="float" office:value="0.622261" calcext:value-type="float">
            <text:p>0,622261</text:p>
          </table:table-cell>
          <table:table-cell/>
          <table:table-cell table:formula="of:=LN([.D81])" office:value-type="float" office:value="-0.474395660108444" calcext:value-type="float">
            <text:p>-0,474395660108444</text:p>
          </table:table-cell>
          <table:table-cell table:formula="of:=LN([.C81])" office:value-type="float" office:value="7.77269376736286" calcext:value-type="float">
            <text:p>7,77269376736286</text:p>
          </table:table-cell>
          <table:table-cell table:formula="of:=6.930259915-5/3*LN([.D81])" office:value-type="float" office:value="7.72091934851407" calcext:value-type="float">
            <text:p>7,72091934851407</text:p>
          </table:table-cell>
          <table:table-cell table:number-columns-repeated="2"/>
        </table:table-row>
        <table:table-row table:style-name="ro1">
          <table:table-cell office:value-type="float" office:value="1.18661" calcext:value-type="float">
            <text:p>1,18661</text:p>
          </table:table-cell>
          <table:table-cell office:value-type="float" office:value="1.09085" calcext:value-type="float">
            <text:p>1,09085</text:p>
          </table:table-cell>
          <table:table-cell office:value-type="float" office:value="2349.82" calcext:value-type="float">
            <text:p>2349,82</text:p>
          </table:table-cell>
          <table:table-cell office:value-type="float" office:value="0.61716" calcext:value-type="float">
            <text:p>0,61716</text:p>
          </table:table-cell>
          <table:table-cell/>
          <table:table-cell table:formula="of:=LN([.D82])" office:value-type="float" office:value="-0.482626969407312" calcext:value-type="float">
            <text:p>-0,482626969407312</text:p>
          </table:table-cell>
          <table:table-cell table:formula="of:=LN([.C82])" office:value-type="float" office:value="7.76209400845992" calcext:value-type="float">
            <text:p>7,76209400845992</text:p>
          </table:table-cell>
          <table:table-cell table:formula="of:=6.930259915-5/3*LN([.D82])" office:value-type="float" office:value="7.73463819734552" calcext:value-type="float">
            <text:p>7,73463819734552</text:p>
          </table:table-cell>
          <table:table-cell table:number-columns-repeated="2"/>
        </table:table-row>
        <table:table-row table:style-name="ro1">
          <table:table-cell office:value-type="float" office:value="1.1902" calcext:value-type="float">
            <text:p>1,1902</text:p>
          </table:table-cell>
          <table:table-cell office:value-type="float" office:value="1.09449" calcext:value-type="float">
            <text:p>1,09449</text:p>
          </table:table-cell>
          <table:table-cell office:value-type="float" office:value="2474.32" calcext:value-type="float">
            <text:p>2474,32</text:p>
          </table:table-cell>
          <table:table-cell office:value-type="float" office:value="0.61206" calcext:value-type="float">
            <text:p>0,61206</text:p>
          </table:table-cell>
          <table:table-cell/>
          <table:table-cell table:formula="of:=LN([.D83])" office:value-type="float" office:value="-0.490924962059654" calcext:value-type="float">
            <text:p>-0,490924962059654</text:p>
          </table:table-cell>
          <table:table-cell table:formula="of:=LN([.C83])" office:value-type="float" office:value="7.81372088977804" calcext:value-type="float">
            <text:p>7,81372088977804</text:p>
          </table:table-cell>
          <table:table-cell table:formula="of:=6.930259915-5/3*LN([.D83])" office:value-type="float" office:value="7.74846818509942" calcext:value-type="float">
            <text:p>7,74846818509942</text:p>
          </table:table-cell>
          <table:table-cell table:number-columns-repeated="2"/>
        </table:table-row>
        <table:table-row table:style-name="ro1">
          <table:table-cell office:value-type="float" office:value="1.19392" calcext:value-type="float">
            <text:p>1,19392</text:p>
          </table:table-cell>
          <table:table-cell office:value-type="float" office:value="1.09691" calcext:value-type="float">
            <text:p>1,09691</text:p>
          </table:table-cell>
          <table:table-cell office:value-type="float" office:value="2450.75" calcext:value-type="float">
            <text:p>2450,75</text:p>
          </table:table-cell>
          <table:table-cell office:value-type="float" office:value="0.606959" calcext:value-type="float">
            <text:p>0,606959</text:p>
          </table:table-cell>
          <table:table-cell/>
          <table:table-cell table:formula="of:=LN([.D84])" office:value-type="float" office:value="-0.499294035508703" calcext:value-type="float">
            <text:p>-0,499294035508703</text:p>
          </table:table-cell>
          <table:table-cell table:formula="of:=LN([.C84])" office:value-type="float" office:value="7.80414937914184" calcext:value-type="float">
            <text:p>7,80414937914184</text:p>
          </table:table-cell>
          <table:table-cell table:formula="of:=6.930259915-5/3*LN([.D84])" office:value-type="float" office:value="7.76241664084784" calcext:value-type="float">
            <text:p>7,76241664084784</text:p>
          </table:table-cell>
          <table:table-cell table:number-columns-repeated="2"/>
        </table:table-row>
        <table:table-row table:style-name="ro1">
          <table:table-cell office:value-type="float" office:value="1.19752" calcext:value-type="float">
            <text:p>1,19752</text:p>
          </table:table-cell>
          <table:table-cell office:value-type="float" office:value="1.10224" calcext:value-type="float">
            <text:p>1,10224</text:p>
          </table:table-cell>
          <table:table-cell office:value-type="float" office:value="2503.41" calcext:value-type="float">
            <text:p>2503,41</text:p>
          </table:table-cell>
          <table:table-cell office:value-type="float" office:value="0.601859" calcext:value-type="float">
            <text:p>0,601859</text:p>
          </table:table-cell>
          <table:table-cell/>
          <table:table-cell table:formula="of:=LN([.D85])" office:value-type="float" office:value="-0.507732080376036" calcext:value-type="float">
            <text:p>-0,507732080376036</text:p>
          </table:table-cell>
          <table:table-cell table:formula="of:=LN([.C85])" office:value-type="float" office:value="7.82540908145333" calcext:value-type="float">
            <text:p>7,82540908145333</text:p>
          </table:table-cell>
          <table:table-cell table:formula="of:=6.930259915-5/3*LN([.D85])" office:value-type="float" office:value="7.77648004896006" calcext:value-type="float">
            <text:p>7,77648004896006</text:p>
          </table:table-cell>
          <table:table-cell table:number-columns-repeated="2"/>
        </table:table-row>
        <table:table-row table:style-name="ro1">
          <table:table-cell office:value-type="float" office:value="1.20111" calcext:value-type="float">
            <text:p>1,20111</text:p>
          </table:table-cell>
          <table:table-cell office:value-type="float" office:value="1.10405" calcext:value-type="float">
            <text:p>1,10405</text:p>
          </table:table-cell>
          <table:table-cell office:value-type="float" office:value="2551.93" calcext:value-type="float">
            <text:p>2551,93</text:p>
          </table:table-cell>
          <table:table-cell office:value-type="float" office:value="0.596758" calcext:value-type="float">
            <text:p>0,596758</text:p>
          </table:table-cell>
          <table:table-cell/>
          <table:table-cell table:formula="of:=LN([.D86])" office:value-type="float" office:value="-0.516243607904167" calcext:value-type="float">
            <text:p>-0,516243607904167</text:p>
          </table:table-cell>
          <table:table-cell table:formula="of:=LN([.C86])" office:value-type="float" office:value="7.8446052146214" calcext:value-type="float">
            <text:p>7,8446052146214</text:p>
          </table:table-cell>
          <table:table-cell table:formula="of:=6.930259915-5/3*LN([.D86])" office:value-type="float" office:value="7.79066592817361" calcext:value-type="float">
            <text:p>7,79066592817361</text:p>
          </table:table-cell>
          <table:table-cell table:number-columns-repeated="2"/>
        </table:table-row>
        <table:table-row table:style-name="ro1">
          <table:table-cell office:value-type="float" office:value="1.20459" calcext:value-type="float">
            <text:p>1,20459</text:p>
          </table:table-cell>
          <table:table-cell office:value-type="float" office:value="1.10622" calcext:value-type="float">
            <text:p>1,10622</text:p>
          </table:table-cell>
          <table:table-cell office:value-type="float" office:value="2520.51" calcext:value-type="float">
            <text:p>2520,51</text:p>
          </table:table-cell>
          <table:table-cell office:value-type="float" office:value="0.591658" calcext:value-type="float">
            <text:p>0,591658</text:p>
          </table:table-cell>
          <table:table-cell/>
          <table:table-cell table:formula="of:=LN([.D87])" office:value-type="float" office:value="-0.524826513735336" calcext:value-type="float">
            <text:p>-0,524826513735336</text:p>
          </table:table-cell>
          <table:table-cell table:formula="of:=LN([.C87])" office:value-type="float" office:value="7.83221654098159" calcext:value-type="float">
            <text:p>7,83221654098159</text:p>
          </table:table-cell>
          <table:table-cell table:formula="of:=6.930259915-5/3*LN([.D87])" office:value-type="float" office:value="7.80497077122556" calcext:value-type="float">
            <text:p>7,80497077122556</text:p>
          </table:table-cell>
          <table:table-cell table:number-columns-repeated="2"/>
        </table:table-row>
        <table:table-row table:style-name="ro1">
          <table:table-cell office:value-type="float" office:value="1.20851" calcext:value-type="float">
            <text:p>1,20851</text:p>
          </table:table-cell>
          <table:table-cell office:value-type="float" office:value="1.10859" calcext:value-type="float">
            <text:p>1,10859</text:p>
          </table:table-cell>
          <table:table-cell office:value-type="float" office:value="2620.34" calcext:value-type="float">
            <text:p>2620,34</text:p>
          </table:table-cell>
          <table:table-cell office:value-type="float" office:value="0.586557" calcext:value-type="float">
            <text:p>0,586557</text:p>
          </table:table-cell>
          <table:table-cell/>
          <table:table-cell table:formula="of:=LN([.D88])" office:value-type="float" office:value="-0.533485428910161" calcext:value-type="float">
            <text:p>-0,533485428910161</text:p>
          </table:table-cell>
          <table:table-cell table:formula="of:=LN([.C88])" office:value-type="float" office:value="7.87105935932798" calcext:value-type="float">
            <text:p>7,87105935932798</text:p>
          </table:table-cell>
          <table:table-cell table:formula="of:=6.930259915-5/3*LN([.D88])" office:value-type="float" office:value="7.81940229651694" calcext:value-type="float">
            <text:p>7,81940229651694</text:p>
          </table:table-cell>
          <table:table-cell table:number-columns-repeated="2"/>
        </table:table-row>
        <table:table-row table:style-name="ro1">
          <table:table-cell office:value-type="float" office:value="1.21227" calcext:value-type="float">
            <text:p>1,21227</text:p>
          </table:table-cell>
          <table:table-cell office:value-type="float" office:value="1.11449" calcext:value-type="float">
            <text:p>1,11449</text:p>
          </table:table-cell>
          <table:table-cell office:value-type="float" office:value="2654.19" calcext:value-type="float">
            <text:p>2654,19</text:p>
          </table:table-cell>
          <table:table-cell office:value-type="float" office:value="0.581457" calcext:value-type="float">
            <text:p>0,581457</text:p>
          </table:table-cell>
          <table:table-cell/>
          <table:table-cell table:formula="of:=LN([.D89])" office:value-type="float" office:value="-0.542218256447205" calcext:value-type="float">
            <text:p>-0,542218256447205</text:p>
          </table:table-cell>
          <table:table-cell table:formula="of:=LN([.C89])" office:value-type="float" office:value="7.88389480238246" calcext:value-type="float">
            <text:p>7,88389480238246</text:p>
          </table:table-cell>
          <table:table-cell table:formula="of:=6.930259915-5/3*LN([.D89])" office:value-type="float" office:value="7.83395700907867" calcext:value-type="float">
            <text:p>7,83395700907867</text:p>
          </table:table-cell>
          <table:table-cell table:number-columns-repeated="2"/>
        </table:table-row>
        <table:table-row table:style-name="ro1">
          <table:table-cell office:value-type="float" office:value="1.21621" calcext:value-type="float">
            <text:p>1,21621</text:p>
          </table:table-cell>
          <table:table-cell office:value-type="float" office:value="1.11756" calcext:value-type="float">
            <text:p>1,11756</text:p>
          </table:table-cell>
          <table:table-cell office:value-type="float" office:value="2705.46" calcext:value-type="float">
            <text:p>2705,46</text:p>
          </table:table-cell>
          <table:table-cell office:value-type="float" office:value="0.576356" calcext:value-type="float">
            <text:p>0,576356</text:p>
          </table:table-cell>
          <table:table-cell/>
          <table:table-cell table:formula="of:=LN([.D90])" office:value-type="float" office:value="-0.551029753648364" calcext:value-type="float">
            <text:p>-0,551029753648364</text:p>
          </table:table-cell>
          <table:table-cell table:formula="of:=LN([.C90])" office:value-type="float" office:value="7.90302723227566" calcext:value-type="float">
            <text:p>7,90302723227566</text:p>
          </table:table-cell>
          <table:table-cell table:formula="of:=6.930259915-5/3*LN([.D90])" office:value-type="float" office:value="7.84864283774727" calcext:value-type="float">
            <text:p>7,84864283774727</text:p>
          </table:table-cell>
          <table:table-cell table:number-columns-repeated="2"/>
        </table:table-row>
        <table:table-row table:style-name="ro1">
          <table:table-cell office:value-type="float" office:value="1.22015" calcext:value-type="float">
            <text:p>1,22015</text:p>
          </table:table-cell>
          <table:table-cell office:value-type="float" office:value="1.12107" calcext:value-type="float">
            <text:p>1,12107</text:p>
          </table:table-cell>
          <table:table-cell office:value-type="float" office:value="2792.05" calcext:value-type="float">
            <text:p>2792,05</text:p>
          </table:table-cell>
          <table:table-cell office:value-type="float" office:value="0.571256" calcext:value-type="float">
            <text:p>0,571256</text:p>
          </table:table-cell>
          <table:table-cell/>
          <table:table-cell table:formula="of:=LN([.D91])" office:value-type="float" office:value="-0.559917833546606" calcext:value-type="float">
            <text:p>-0,559917833546606</text:p>
          </table:table-cell>
          <table:table-cell table:formula="of:=LN([.C91])" office:value-type="float" office:value="7.93453137203137" calcext:value-type="float">
            <text:p>7,93453137203137</text:p>
          </table:table-cell>
          <table:table-cell table:formula="of:=6.930259915-5/3*LN([.D91])" office:value-type="float" office:value="7.86345630424434" calcext:value-type="float">
            <text:p>7,86345630424434</text:p>
          </table:table-cell>
          <table:table-cell table:number-columns-repeated="2"/>
        </table:table-row>
        <table:table-row table:style-name="ro1">
          <table:table-cell office:value-type="float" office:value="1.22427" calcext:value-type="float">
            <text:p>1,22427</text:p>
          </table:table-cell>
          <table:table-cell office:value-type="float" office:value="1.12699" calcext:value-type="float">
            <text:p>1,12699</text:p>
          </table:table-cell>
          <table:table-cell office:value-type="float" office:value="2771.99" calcext:value-type="float">
            <text:p>2771,99</text:p>
          </table:table-cell>
          <table:table-cell office:value-type="float" office:value="0.566155" calcext:value-type="float">
            <text:p>0,566155</text:p>
          </table:table-cell>
          <table:table-cell/>
          <table:table-cell table:formula="of:=LN([.D92])" office:value-type="float" office:value="-0.56888738667935" calcext:value-type="float">
            <text:p>-0,56888738667935</text:p>
          </table:table-cell>
          <table:table-cell table:formula="of:=LN([.C92])" office:value-type="float" office:value="7.92732075279968" calcext:value-type="float">
            <text:p>7,92732075279968</text:p>
          </table:table-cell>
          <table:table-cell table:formula="of:=6.930259915-5/3*LN([.D92])" office:value-type="float" office:value="7.87840555946558" calcext:value-type="float">
            <text:p>7,87840555946558</text:p>
          </table:table-cell>
          <table:table-cell table:number-columns-repeated="2"/>
        </table:table-row>
        <table:table-row table:style-name="ro1">
          <table:table-cell office:value-type="float" office:value="1.22828" calcext:value-type="float">
            <text:p>1,22828</text:p>
          </table:table-cell>
          <table:table-cell office:value-type="float" office:value="1.13043" calcext:value-type="float">
            <text:p>1,13043</text:p>
          </table:table-cell>
          <table:table-cell office:value-type="float" office:value="2802.68" calcext:value-type="float">
            <text:p>2802,68</text:p>
          </table:table-cell>
          <table:table-cell office:value-type="float" office:value="0.561055" calcext:value-type="float">
            <text:p>0,561055</text:p>
          </table:table-cell>
          <table:table-cell/>
          <table:table-cell table:formula="of:=LN([.D93])" office:value-type="float" office:value="-0.577936339049284" calcext:value-type="float">
            <text:p>-0,577936339049284</text:p>
          </table:table-cell>
          <table:table-cell table:formula="of:=LN([.C93])" office:value-type="float" office:value="7.93833138125129" calcext:value-type="float">
            <text:p>7,93833138125129</text:p>
          </table:table-cell>
          <table:table-cell table:formula="of:=6.930259915-5/3*LN([.D93])" office:value-type="float" office:value="7.89348714674881" calcext:value-type="float">
            <text:p>7,89348714674881</text:p>
          </table:table-cell>
          <table:table-cell table:number-columns-repeated="2"/>
        </table:table-row>
        <table:table-row table:style-name="ro1">
          <table:table-cell office:value-type="float" office:value="1.23241" calcext:value-type="float">
            <text:p>1,23241</text:p>
          </table:table-cell>
          <table:table-cell office:value-type="float" office:value="1.13338" calcext:value-type="float">
            <text:p>1,13338</text:p>
          </table:table-cell>
          <table:table-cell office:value-type="float" office:value="2931.41" calcext:value-type="float">
            <text:p>2931,41</text:p>
          </table:table-cell>
          <table:table-cell office:value-type="float" office:value="0.555954" calcext:value-type="float">
            <text:p>0,555954</text:p>
          </table:table-cell>
          <table:table-cell/>
          <table:table-cell table:formula="of:=LN([.D94])" office:value-type="float" office:value="-0.587069721967135" calcext:value-type="float">
            <text:p>-0,587069721967135</text:p>
          </table:table-cell>
          <table:table-cell table:formula="of:=LN([.C94])" office:value-type="float" office:value="7.98323881492667" calcext:value-type="float">
            <text:p>7,98323881492667</text:p>
          </table:table-cell>
          <table:table-cell table:formula="of:=6.930259915-5/3*LN([.D94])" office:value-type="float" office:value="7.90870945161189" calcext:value-type="float">
            <text:p>7,90870945161189</text:p>
          </table:table-cell>
          <table:table-cell table:number-columns-repeated="2"/>
        </table:table-row>
        <table:table-row table:style-name="ro1">
          <table:table-cell office:value-type="float" office:value="1.23628" calcext:value-type="float">
            <text:p>1,23628</text:p>
          </table:table-cell>
          <table:table-cell office:value-type="float" office:value="1.13736" calcext:value-type="float">
            <text:p>1,13736</text:p>
          </table:table-cell>
          <table:table-cell office:value-type="float" office:value="2876.66" calcext:value-type="float">
            <text:p>2876,66</text:p>
          </table:table-cell>
          <table:table-cell office:value-type="float" office:value="0.550854" calcext:value-type="float">
            <text:p>0,550854</text:p>
          </table:table-cell>
          <table:table-cell/>
          <table:table-cell table:formula="of:=LN([.D95])" office:value-type="float" office:value="-0.596285477717481" calcext:value-type="float">
            <text:p>-0,596285477717481</text:p>
          </table:table-cell>
          <table:table-cell table:formula="of:=LN([.C95])" office:value-type="float" office:value="7.96438517790958" calcext:value-type="float">
            <text:p>7,96438517790958</text:p>
          </table:table-cell>
          <table:table-cell table:formula="of:=6.930259915-5/3*LN([.D95])" office:value-type="float" office:value="7.92406904452913" calcext:value-type="float">
            <text:p>7,92406904452913</text:p>
          </table:table-cell>
          <table:table-cell table:number-columns-repeated="2"/>
        </table:table-row>
        <table:table-row table:style-name="ro1">
          <table:table-cell office:value-type="float" office:value="1.24028" calcext:value-type="float">
            <text:p>1,24028</text:p>
          </table:table-cell>
          <table:table-cell office:value-type="float" office:value="1.14254" calcext:value-type="float">
            <text:p>1,14254</text:p>
          </table:table-cell>
          <table:table-cell office:value-type="float" office:value="2940.34" calcext:value-type="float">
            <text:p>2940,34</text:p>
          </table:table-cell>
          <table:table-cell office:value-type="float" office:value="0.545753" calcext:value-type="float">
            <text:p>0,545753</text:p>
          </table:table-cell>
          <table:table-cell/>
          <table:table-cell table:formula="of:=LN([.D96])" office:value-type="float" office:value="-0.605588786544746" calcext:value-type="float">
            <text:p>-0,605588786544746</text:p>
          </table:table-cell>
          <table:table-cell table:formula="of:=LN([.C96])" office:value-type="float" office:value="7.98628049990472" calcext:value-type="float">
            <text:p>7,98628049990472</text:p>
          </table:table-cell>
          <table:table-cell table:formula="of:=6.930259915-5/3*LN([.D96])" office:value-type="float" office:value="7.93957455924124" calcext:value-type="float">
            <text:p>7,93957455924124</text:p>
          </table:table-cell>
          <table:table-cell table:number-columns-repeated="2"/>
        </table:table-row>
        <table:table-row table:style-name="ro1">
          <table:table-cell office:value-type="float" office:value="1.24447" calcext:value-type="float">
            <text:p>1,24447</text:p>
          </table:table-cell>
          <table:table-cell office:value-type="float" office:value="1.14403" calcext:value-type="float">
            <text:p>1,14403</text:p>
          </table:table-cell>
          <table:table-cell office:value-type="float" office:value="2966.72" calcext:value-type="float">
            <text:p>2966,72</text:p>
          </table:table-cell>
          <table:table-cell office:value-type="float" office:value="0.540653" calcext:value-type="float">
            <text:p>0,540653</text:p>
          </table:table-cell>
          <table:table-cell/>
          <table:table-cell table:formula="of:=LN([.D97])" office:value-type="float" office:value="-0.614977610729633" calcext:value-type="float">
            <text:p>-0,614977610729633</text:p>
          </table:table-cell>
          <table:table-cell table:formula="of:=LN([.C97])" office:value-type="float" office:value="7.99521224441862" calcext:value-type="float">
            <text:p>7,99521224441862</text:p>
          </table:table-cell>
          <table:table-cell table:formula="of:=6.930259915-5/3*LN([.D97])" office:value-type="float" office:value="7.95522259954939" calcext:value-type="float">
            <text:p>7,95522259954939</text:p>
          </table:table-cell>
          <table:table-cell table:number-columns-repeated="2"/>
        </table:table-row>
        <table:table-row table:style-name="ro1">
          <table:table-cell office:value-type="float" office:value="1.24861" calcext:value-type="float">
            <text:p>1,24861</text:p>
          </table:table-cell>
          <table:table-cell office:value-type="float" office:value="1.1517" calcext:value-type="float">
            <text:p>1,1517</text:p>
          </table:table-cell>
          <table:table-cell office:value-type="float" office:value="3056.87" calcext:value-type="float">
            <text:p>3056,87</text:p>
          </table:table-cell>
          <table:table-cell office:value-type="float" office:value="0.535552" calcext:value-type="float">
            <text:p>0,535552</text:p>
          </table:table-cell>
          <table:table-cell/>
          <table:table-cell table:formula="of:=LN([.D98])" office:value-type="float" office:value="-0.624457288299898" calcext:value-type="float">
            <text:p>-0,624457288299898</text:p>
          </table:table-cell>
          <table:table-cell table:formula="of:=LN([.C98])" office:value-type="float" office:value="8.02514679563496" calcext:value-type="float">
            <text:p>8,02514679563496</text:p>
          </table:table-cell>
          <table:table-cell table:formula="of:=6.930259915-5/3*LN([.D98])" office:value-type="float" office:value="7.9710220621665" calcext:value-type="float">
            <text:p>7,9710220621665</text:p>
          </table:table-cell>
          <table:table-cell table:number-columns-repeated="2"/>
        </table:table-row>
        <table:table-row table:style-name="ro1">
          <table:table-cell office:value-type="float" office:value="1.25285" calcext:value-type="float">
            <text:p>1,25285</text:p>
          </table:table-cell>
          <table:table-cell office:value-type="float" office:value="1.15718" calcext:value-type="float">
            <text:p>1,15718</text:p>
          </table:table-cell>
          <table:table-cell office:value-type="float" office:value="3152.28" calcext:value-type="float">
            <text:p>3152,28</text:p>
          </table:table-cell>
          <table:table-cell office:value-type="float" office:value="0.530452" calcext:value-type="float">
            <text:p>0,530452</text:p>
          </table:table-cell>
          <table:table-cell/>
          <table:table-cell table:formula="of:=LN([.D99])" office:value-type="float" office:value="-0.634025805700328" calcext:value-type="float">
            <text:p>-0,634025805700328</text:p>
          </table:table-cell>
          <table:table-cell table:formula="of:=LN([.C99])" office:value-type="float" office:value="8.05588127951971" calcext:value-type="float">
            <text:p>8,05588127951971</text:p>
          </table:table-cell>
          <table:table-cell table:formula="of:=6.930259915-5/3*LN([.D99])" office:value-type="float" office:value="7.98696959116721" calcext:value-type="float">
            <text:p>7,98696959116721</text:p>
          </table:table-cell>
          <table:table-cell table:number-columns-repeated="2"/>
        </table:table-row>
        <table:table-row table:style-name="ro1">
          <table:table-cell office:value-type="float" office:value="1.25711" calcext:value-type="float">
            <text:p>1,25711</text:p>
          </table:table-cell>
          <table:table-cell office:value-type="float" office:value="1.16043" calcext:value-type="float">
            <text:p>1,16043</text:p>
          </table:table-cell>
          <table:table-cell office:value-type="float" office:value="3110.59" calcext:value-type="float">
            <text:p>3110,59</text:p>
          </table:table-cell>
          <table:table-cell office:value-type="float" office:value="0.525351" calcext:value-type="float">
            <text:p>0,525351</text:p>
          </table:table-cell>
          <table:table-cell/>
          <table:table-cell table:formula="of:=LN([.D100])" office:value-type="float" office:value="-0.643688668356255" calcext:value-type="float">
            <text:p>-0,643688668356255</text:p>
          </table:table-cell>
          <table:table-cell table:formula="of:=LN([.C100])" office:value-type="float" office:value="8.04256769779143" calcext:value-type="float">
            <text:p>8,04256769779143</text:p>
          </table:table-cell>
          <table:table-cell table:formula="of:=6.930259915-5/3*LN([.D100])" office:value-type="float" office:value="8.00307436226042" calcext:value-type="float">
            <text:p>8,00307436226042</text:p>
          </table:table-cell>
          <table:table-cell table:number-columns-repeated="2"/>
        </table:table-row>
        <table:table-row table:style-name="ro1">
          <table:table-cell office:value-type="float" office:value="1.26145" calcext:value-type="float">
            <text:p>1,26145</text:p>
          </table:table-cell>
          <table:table-cell office:value-type="float" office:value="1.16529" calcext:value-type="float">
            <text:p>1,16529</text:p>
          </table:table-cell>
          <table:table-cell office:value-type="float" office:value="3248.75" calcext:value-type="float">
            <text:p>3248,75</text:p>
          </table:table-cell>
          <table:table-cell office:value-type="float" office:value="0.520251" calcext:value-type="float">
            <text:p>0,520251</text:p>
          </table:table-cell>
          <table:table-cell/>
          <table:table-cell table:formula="of:=LN([.D101])" office:value-type="float" office:value="-0.653443891557429" calcext:value-type="float">
            <text:p>-0,653443891557429</text:p>
          </table:table-cell>
          <table:table-cell table:formula="of:=LN([.C101])" office:value-type="float" office:value="8.0860255859557" calcext:value-type="float">
            <text:p>8,0860255859557</text:p>
          </table:table-cell>
          <table:table-cell table:formula="of:=6.930259915-5/3*LN([.D101])" office:value-type="float" office:value="8.01933306759572" calcext:value-type="float">
            <text:p>8,01933306759572</text:p>
          </table:table-cell>
          <table:table-cell table:number-columns-repeated="2"/>
        </table:table-row>
        <table:table-row table:style-name="ro1">
          <table:table-cell office:value-type="float" office:value="1.2661" calcext:value-type="float">
            <text:p>1,2661</text:p>
          </table:table-cell>
          <table:table-cell office:value-type="float" office:value="1.1678" calcext:value-type="float">
            <text:p>1,1678</text:p>
          </table:table-cell>
          <table:table-cell office:value-type="float" office:value="3274.42" calcext:value-type="float">
            <text:p>3274,42</text:p>
          </table:table-cell>
          <table:table-cell office:value-type="float" office:value="0.51515" calcext:value-type="float">
            <text:p>0,51515</text:p>
          </table:table-cell>
          <table:table-cell/>
          <table:table-cell table:formula="of:=LN([.D102])" office:value-type="float" office:value="-0.66329715859106" calcext:value-type="float">
            <text:p>-0,66329715859106</text:p>
          </table:table-cell>
          <table:table-cell table:formula="of:=LN([.C102])" office:value-type="float" office:value="8.09389603314879" calcext:value-type="float">
            <text:p>8,09389603314879</text:p>
          </table:table-cell>
          <table:table-cell table:formula="of:=6.930259915-5/3*LN([.D102])" office:value-type="float" office:value="8.03575517931843" calcext:value-type="float">
            <text:p>8,03575517931843</text:p>
          </table:table-cell>
          <table:table-cell table:number-columns-repeated="2"/>
        </table:table-row>
        <table:table-row table:style-name="ro1">
          <table:table-cell office:value-type="float" office:value="1.27061" calcext:value-type="float">
            <text:p>1,27061</text:p>
          </table:table-cell>
          <table:table-cell office:value-type="float" office:value="1.17024" calcext:value-type="float">
            <text:p>1,17024</text:p>
          </table:table-cell>
          <table:table-cell office:value-type="float" office:value="3360.7" calcext:value-type="float">
            <text:p>3360,7</text:p>
          </table:table-cell>
          <table:table-cell office:value-type="float" office:value="0.51005" calcext:value-type="float">
            <text:p>0,51005</text:p>
          </table:table-cell>
          <table:table-cell/>
          <table:table-cell table:formula="of:=LN([.D103])" office:value-type="float" office:value="-0.673246518853609" calcext:value-type="float">
            <text:p>-0,673246518853609</text:p>
          </table:table-cell>
          <table:table-cell table:formula="of:=LN([.C103])" office:value-type="float" office:value="8.11990456459221" calcext:value-type="float">
            <text:p>8,11990456459221</text:p>
          </table:table-cell>
          <table:table-cell table:formula="of:=6.930259915-5/3*LN([.D103])" office:value-type="float" office:value="8.05233744642268" calcext:value-type="float">
            <text:p>8,05233744642268</text:p>
          </table:table-cell>
          <table:table-cell table:number-columns-repeated="2"/>
        </table:table-row>
        <table:table-row table:style-name="ro1">
          <table:table-cell office:value-type="float" office:value="1.27514" calcext:value-type="float">
            <text:p>1,27514</text:p>
          </table:table-cell>
          <table:table-cell office:value-type="float" office:value="1.17316" calcext:value-type="float">
            <text:p>1,17316</text:p>
          </table:table-cell>
          <table:table-cell office:value-type="float" office:value="3355.12" calcext:value-type="float">
            <text:p>3355,12</text:p>
          </table:table-cell>
          <table:table-cell office:value-type="float" office:value="0.504949" calcext:value-type="float">
            <text:p>0,504949</text:p>
          </table:table-cell>
          <table:table-cell/>
          <table:table-cell table:formula="of:=LN([.D104])" office:value-type="float" office:value="-0.683297844905631" calcext:value-type="float">
            <text:p>-0,683297844905631</text:p>
          </table:table-cell>
          <table:table-cell table:formula="of:=LN([.C104])" office:value-type="float" office:value="8.11824281627732" calcext:value-type="float">
            <text:p>8,11824281627732</text:p>
          </table:table-cell>
          <table:table-cell table:formula="of:=6.930259915-5/3*LN([.D104])" office:value-type="float" office:value="8.06908965650938" calcext:value-type="float">
            <text:p>8,06908965650938</text:p>
          </table:table-cell>
          <table:table-cell table:number-columns-repeated="2"/>
        </table:table-row>
        <table:table-row table:style-name="ro1">
          <table:table-cell office:value-type="float" office:value="1.27968" calcext:value-type="float">
            <text:p>1,27968</text:p>
          </table:table-cell>
          <table:table-cell office:value-type="float" office:value="1.17975" calcext:value-type="float">
            <text:p>1,17975</text:p>
          </table:table-cell>
          <table:table-cell office:value-type="float" office:value="3412.21" calcext:value-type="float">
            <text:p>3412,21</text:p>
          </table:table-cell>
          <table:table-cell office:value-type="float" office:value="0.499849" calcext:value-type="float">
            <text:p>0,499849</text:p>
          </table:table-cell>
          <table:table-cell/>
          <table:table-cell table:formula="of:=LN([.D105])" office:value-type="float" office:value="-0.693449226171129" calcext:value-type="float">
            <text:p>-0,693449226171129</text:p>
          </table:table-cell>
          <table:table-cell table:formula="of:=LN([.C105])" office:value-type="float" office:value="8.13511545419709" calcext:value-type="float">
            <text:p>8,13511545419709</text:p>
          </table:table-cell>
          <table:table-cell table:formula="of:=6.930259915-5/3*LN([.D105])" office:value-type="float" office:value="8.08600862528521" calcext:value-type="float">
            <text:p>8,08600862528521</text:p>
          </table:table-cell>
          <table:table-cell table:number-columns-repeated="2"/>
        </table:table-row>
        <table:table-row table:style-name="ro1">
          <table:table-cell office:value-type="float" office:value="1.28449" calcext:value-type="float">
            <text:p>1,28449</text:p>
          </table:table-cell>
          <table:table-cell office:value-type="float" office:value="1.18201" calcext:value-type="float">
            <text:p>1,18201</text:p>
          </table:table-cell>
          <table:table-cell office:value-type="float" office:value="3585.24" calcext:value-type="float">
            <text:p>3585,24</text:p>
          </table:table-cell>
          <table:table-cell office:value-type="float" office:value="0.494748" calcext:value-type="float">
            <text:p>0,494748</text:p>
          </table:table-cell>
          <table:table-cell/>
          <table:table-cell table:formula="of:=LN([.D106])" office:value-type="float" office:value="-0.703706736953312" calcext:value-type="float">
            <text:p>-0,703706736953312</text:p>
          </table:table-cell>
          <table:table-cell table:formula="of:=LN([.C106])" office:value-type="float" office:value="8.18458069639966" calcext:value-type="float">
            <text:p>8,18458069639966</text:p>
          </table:table-cell>
          <table:table-cell table:formula="of:=6.930259915-5/3*LN([.D106])" office:value-type="float" office:value="8.10310447658885" calcext:value-type="float">
            <text:p>8,10310447658885</text:p>
          </table:table-cell>
          <table:table-cell table:number-columns-repeated="2"/>
        </table:table-row>
        <table:table-row table:style-name="ro1">
          <table:table-cell office:value-type="float" office:value="1.2891" calcext:value-type="float">
            <text:p>1,2891</text:p>
          </table:table-cell>
          <table:table-cell office:value-type="float" office:value="1.18768" calcext:value-type="float">
            <text:p>1,18768</text:p>
          </table:table-cell>
          <table:table-cell office:value-type="float" office:value="3516.83" calcext:value-type="float">
            <text:p>3516,83</text:p>
          </table:table-cell>
          <table:table-cell office:value-type="float" office:value="0.489648" calcext:value-type="float">
            <text:p>0,489648</text:p>
          </table:table-cell>
          <table:table-cell/>
          <table:table-cell table:formula="of:=LN([.D107])" office:value-type="float" office:value="-0.714068513373864" calcext:value-type="float">
            <text:p>-0,714068513373864</text:p>
          </table:table-cell>
          <table:table-cell table:formula="of:=LN([.C107])" office:value-type="float" office:value="8.16531529465517" calcext:value-type="float">
            <text:p>8,16531529465517</text:p>
          </table:table-cell>
          <table:table-cell table:formula="of:=6.930259915-5/3*LN([.D107])" office:value-type="float" office:value="8.12037410395644" calcext:value-type="float">
            <text:p>8,12037410395644</text:p>
          </table:table-cell>
          <table:table-cell table:number-columns-repeated="2"/>
        </table:table-row>
        <table:table-row table:style-name="ro1">
          <table:table-cell office:value-type="float" office:value="1.29383" calcext:value-type="float">
            <text:p>1,29383</text:p>
          </table:table-cell>
          <table:table-cell office:value-type="float" office:value="1.19138" calcext:value-type="float">
            <text:p>1,19138</text:p>
          </table:table-cell>
          <table:table-cell office:value-type="float" office:value="3582.46" calcext:value-type="float">
            <text:p>3582,46</text:p>
          </table:table-cell>
          <table:table-cell office:value-type="float" office:value="0.484547" calcext:value-type="float">
            <text:p>0,484547</text:p>
          </table:table-cell>
          <table:table-cell/>
          <table:table-cell table:formula="of:=LN([.D108])" office:value-type="float" office:value="-0.72454084513227" calcext:value-type="float">
            <text:p>-0,72454084513227</text:p>
          </table:table-cell>
          <table:table-cell table:formula="of:=LN([.C108])" office:value-type="float" office:value="8.1838049942527" calcext:value-type="float">
            <text:p>8,1838049942527</text:p>
          </table:table-cell>
          <table:table-cell table:formula="of:=6.930259915-5/3*LN([.D108])" office:value-type="float" office:value="8.13782799022045" calcext:value-type="float">
            <text:p>8,13782799022045</text:p>
          </table:table-cell>
          <table:table-cell table:number-columns-repeated="2"/>
        </table:table-row>
        <table:table-row table:style-name="ro1">
          <table:table-cell office:value-type="float" office:value="1.29866" calcext:value-type="float">
            <text:p>1,29866</text:p>
          </table:table-cell>
          <table:table-cell office:value-type="float" office:value="1.1938" calcext:value-type="float">
            <text:p>1,1938</text:p>
          </table:table-cell>
          <table:table-cell office:value-type="float" office:value="3766.65" calcext:value-type="float">
            <text:p>3766,65</text:p>
          </table:table-cell>
          <table:table-cell office:value-type="float" office:value="0.479447" calcext:value-type="float">
            <text:p>0,479447</text:p>
          </table:table-cell>
          <table:table-cell/>
          <table:table-cell table:formula="of:=LN([.D109])" office:value-type="float" office:value="-0.735121922571697" calcext:value-type="float">
            <text:p>-0,735121922571697</text:p>
          </table:table-cell>
          <table:table-cell table:formula="of:=LN([.C109])" office:value-type="float" office:value="8.23394129124377" calcext:value-type="float">
            <text:p>8,23394129124377</text:p>
          </table:table-cell>
          <table:table-cell table:formula="of:=6.930259915-5/3*LN([.D109])" office:value-type="float" office:value="8.15546311928616" calcext:value-type="float">
            <text:p>8,15546311928616</text:p>
          </table:table-cell>
          <table:table-cell table:number-columns-repeated="2"/>
        </table:table-row>
        <table:table-row table:style-name="ro1">
          <table:table-cell office:value-type="float" office:value="1.30344" calcext:value-type="float">
            <text:p>1,30344</text:p>
          </table:table-cell>
          <table:table-cell office:value-type="float" office:value="1.20429" calcext:value-type="float">
            <text:p>1,20429</text:p>
          </table:table-cell>
          <table:table-cell office:value-type="float" office:value="3686.05" calcext:value-type="float">
            <text:p>3686,05</text:p>
          </table:table-cell>
          <table:table-cell office:value-type="float" office:value="0.474346" calcext:value-type="float">
            <text:p>0,474346</text:p>
          </table:table-cell>
          <table:table-cell/>
          <table:table-cell table:formula="of:=LN([.D110])" office:value-type="float" office:value="-0.745818265770774" calcext:value-type="float">
            <text:p>-0,745818265770774</text:p>
          </table:table-cell>
          <table:table-cell table:formula="of:=LN([.C110])" office:value-type="float" office:value="8.2123107029777" calcext:value-type="float">
            <text:p>8,2123107029777</text:p>
          </table:table-cell>
          <table:table-cell table:formula="of:=6.930259915-5/3*LN([.D110])" office:value-type="float" office:value="8.17329035795129" calcext:value-type="float">
            <text:p>8,17329035795129</text:p>
          </table:table-cell>
          <table:table-cell table:number-columns-repeated="2"/>
        </table:table-row>
        <table:table-row table:style-name="ro1">
          <table:table-cell office:value-type="float" office:value="1.30852" calcext:value-type="float">
            <text:p>1,30852</text:p>
          </table:table-cell>
          <table:table-cell office:value-type="float" office:value="1.20169" calcext:value-type="float">
            <text:p>1,20169</text:p>
          </table:table-cell>
          <table:table-cell office:value-type="float" office:value="3854.95" calcext:value-type="float">
            <text:p>3854,95</text:p>
          </table:table-cell>
          <table:table-cell office:value-type="float" office:value="0.469246" calcext:value-type="float">
            <text:p>0,469246</text:p>
          </table:table-cell>
          <table:table-cell/>
          <table:table-cell table:formula="of:=LN([.D111])" office:value-type="float" office:value="-0.75662812779266" calcext:value-type="float">
            <text:p>-0,75662812779266</text:p>
          </table:table-cell>
          <table:table-cell table:formula="of:=LN([.C111])" office:value-type="float" office:value="8.2571133157447" calcext:value-type="float">
            <text:p>8,2571133157447</text:p>
          </table:table-cell>
          <table:table-cell table:formula="of:=6.930259915-5/3*LN([.D111])" office:value-type="float" office:value="8.19130679465443" calcext:value-type="float">
            <text:p>8,19130679465443</text:p>
          </table:table-cell>
          <table:table-cell table:number-columns-repeated="2"/>
        </table:table-row>
        <table:table-row table:style-name="ro1">
          <table:table-cell office:value-type="float" office:value="1.3136" calcext:value-type="float">
            <text:p>1,3136</text:p>
          </table:table-cell>
          <table:table-cell office:value-type="float" office:value="1.207" calcext:value-type="float">
            <text:p>1,207</text:p>
          </table:table-cell>
          <table:table-cell office:value-type="float" office:value="3982.99" calcext:value-type="float">
            <text:p>3982,99</text:p>
          </table:table-cell>
          <table:table-cell office:value-type="float" office:value="0.464145" calcext:value-type="float">
            <text:p>0,464145</text:p>
          </table:table-cell>
          <table:table-cell/>
          <table:table-cell table:formula="of:=LN([.D112])" office:value-type="float" office:value="-0.767558275573837" calcext:value-type="float">
            <text:p>-0,767558275573837</text:p>
          </table:table-cell>
          <table:table-cell table:formula="of:=LN([.C112])" office:value-type="float" office:value="8.28978807250814" calcext:value-type="float">
            <text:p>8,28978807250814</text:p>
          </table:table-cell>
          <table:table-cell table:formula="of:=6.930259915-5/3*LN([.D112])" office:value-type="float" office:value="8.20952370762306" calcext:value-type="float">
            <text:p>8,20952370762306</text:p>
          </table:table-cell>
          <table:table-cell table:number-columns-repeated="2"/>
        </table:table-row>
        <table:table-row table:style-name="ro1">
          <table:table-cell office:value-type="float" office:value="1.31881" calcext:value-type="float">
            <text:p>1,31881</text:p>
          </table:table-cell>
          <table:table-cell office:value-type="float" office:value="1.2138" calcext:value-type="float">
            <text:p>1,2138</text:p>
          </table:table-cell>
          <table:table-cell office:value-type="float" office:value="3939.4" calcext:value-type="float">
            <text:p>3939,4</text:p>
          </table:table-cell>
          <table:table-cell office:value-type="float" office:value="0.459045" calcext:value-type="float">
            <text:p>0,459045</text:p>
          </table:table-cell>
          <table:table-cell/>
          <table:table-cell table:formula="of:=LN([.D113])" office:value-type="float" office:value="-0.778607034511436" calcext:value-type="float">
            <text:p>-0,778607034511436</text:p>
          </table:table-cell>
          <table:table-cell table:formula="of:=LN([.C113])" office:value-type="float" office:value="8.2787837064316" calcext:value-type="float">
            <text:p>8,2787837064316</text:p>
          </table:table-cell>
          <table:table-cell table:formula="of:=6.930259915-5/3*LN([.D113])" office:value-type="float" office:value="8.22793830585239" calcext:value-type="float">
            <text:p>8,22793830585239</text:p>
          </table:table-cell>
          <table:table-cell table:number-columns-repeated="2"/>
        </table:table-row>
        <table:table-row table:style-name="ro1">
          <table:table-cell office:value-type="float" office:value="1.32409" calcext:value-type="float">
            <text:p>1,32409</text:p>
          </table:table-cell>
          <table:table-cell office:value-type="float" office:value="1.22134" calcext:value-type="float">
            <text:p>1,22134</text:p>
          </table:table-cell>
          <table:table-cell office:value-type="float" office:value="4096.86" calcext:value-type="float">
            <text:p>4096,86</text:p>
          </table:table-cell>
          <table:table-cell office:value-type="float" office:value="0.453944" calcext:value-type="float">
            <text:p>0,453944</text:p>
          </table:table-cell>
          <table:table-cell/>
          <table:table-cell table:formula="of:=LN([.D114])" office:value-type="float" office:value="-0.789781436566403" calcext:value-type="float">
            <text:p>-0,789781436566403</text:p>
          </table:table-cell>
          <table:table-cell table:formula="of:=LN([.C114])" office:value-type="float" office:value="8.31797610561813" calcext:value-type="float">
            <text:p>8,31797610561813</text:p>
          </table:table-cell>
          <table:table-cell table:formula="of:=6.930259915-5/3*LN([.D114])" office:value-type="float" office:value="8.24656230927734" calcext:value-type="float">
            <text:p>8,24656230927734</text:p>
          </table:table-cell>
          <table:table-cell table:number-columns-repeated="2"/>
        </table:table-row>
        <table:table-row table:style-name="ro1">
          <table:table-cell office:value-type="float" office:value="1.32952" calcext:value-type="float">
            <text:p>1,32952</text:p>
          </table:table-cell>
          <table:table-cell office:value-type="float" office:value="1.22389" calcext:value-type="float">
            <text:p>1,22389</text:p>
          </table:table-cell>
          <table:table-cell office:value-type="float" office:value="4142.83" calcext:value-type="float">
            <text:p>4142,83</text:p>
          </table:table-cell>
          <table:table-cell office:value-type="float" office:value="0.448844" calcext:value-type="float">
            <text:p>0,448844</text:p>
          </table:table-cell>
          <table:table-cell/>
          <table:table-cell table:formula="of:=LN([.D115])" office:value-type="float" office:value="-0.801079890363494" calcext:value-type="float">
            <text:p>-0,801079890363494</text:p>
          </table:table-cell>
          <table:table-cell table:formula="of:=LN([.C115])" office:value-type="float" office:value="8.3291344081677" calcext:value-type="float">
            <text:p>8,3291344081677</text:p>
          </table:table-cell>
          <table:table-cell table:formula="of:=6.930259915-5/3*LN([.D115])" office:value-type="float" office:value="8.26539306560582" calcext:value-type="float">
            <text:p>8,26539306560582</text:p>
          </table:table-cell>
          <table:table-cell table:number-columns-repeated="2"/>
        </table:table-row>
        <table:table-row table:style-name="ro1">
          <table:table-cell office:value-type="float" office:value="1.33494" calcext:value-type="float">
            <text:p>1,33494</text:p>
          </table:table-cell>
          <table:table-cell office:value-type="float" office:value="1.23197" calcext:value-type="float">
            <text:p>1,23197</text:p>
          </table:table-cell>
          <table:table-cell office:value-type="float" office:value="4241.21" calcext:value-type="float">
            <text:p>4241,21</text:p>
          </table:table-cell>
          <table:table-cell office:value-type="float" office:value="0.443743" calcext:value-type="float">
            <text:p>0,443743</text:p>
          </table:table-cell>
          <table:table-cell/>
          <table:table-cell table:formula="of:=LN([.D116])" office:value-type="float" office:value="-0.81250971296482" calcext:value-type="float">
            <text:p>-0,81250971296482</text:p>
          </table:table-cell>
          <table:table-cell table:formula="of:=LN([.C116])" office:value-type="float" office:value="8.35260388487212" calcext:value-type="float">
            <text:p>8,35260388487212</text:p>
          </table:table-cell>
          <table:table-cell table:formula="of:=6.930259915-5/3*LN([.D116])" office:value-type="float" office:value="8.28444276994137" calcext:value-type="float">
            <text:p>8,28444276994137</text:p>
          </table:table-cell>
          <table:table-cell table:number-columns-repeated="2"/>
        </table:table-row>
        <table:table-row table:style-name="ro1">
          <table:table-cell office:value-type="float" office:value="1.34041" calcext:value-type="float">
            <text:p>1,34041</text:p>
          </table:table-cell>
          <table:table-cell office:value-type="float" office:value="1.23853" calcext:value-type="float">
            <text:p>1,23853</text:p>
          </table:table-cell>
          <table:table-cell office:value-type="float" office:value="4354.2" calcext:value-type="float">
            <text:p>4354,2</text:p>
          </table:table-cell>
          <table:table-cell office:value-type="float" office:value="0.438643" calcext:value-type="float">
            <text:p>0,438643</text:p>
          </table:table-cell>
          <table:table-cell/>
          <table:table-cell table:formula="of:=LN([.D117])" office:value-type="float" office:value="-0.824069408588193" calcext:value-type="float">
            <text:p>-0,824069408588193</text:p>
          </table:table-cell>
          <table:table-cell table:formula="of:=LN([.C117])" office:value-type="float" office:value="8.37889617551215" calcext:value-type="float">
            <text:p>8,37889617551215</text:p>
          </table:table-cell>
          <table:table-cell table:formula="of:=6.930259915-5/3*LN([.D117])" office:value-type="float" office:value="8.30370892931365" calcext:value-type="float">
            <text:p>8,30370892931365</text:p>
          </table:table-cell>
          <table:table-cell table:number-columns-repeated="2"/>
        </table:table-row>
        <table:table-row table:style-name="ro1">
          <table:table-cell office:value-type="float" office:value="1.34604" calcext:value-type="float">
            <text:p>1,34604</text:p>
          </table:table-cell>
          <table:table-cell office:value-type="float" office:value="1.24403" calcext:value-type="float">
            <text:p>1,24403</text:p>
          </table:table-cell>
          <table:table-cell office:value-type="float" office:value="4417.58" calcext:value-type="float">
            <text:p>4417,58</text:p>
          </table:table-cell>
          <table:table-cell office:value-type="float" office:value="0.433543" calcext:value-type="float">
            <text:p>0,433543</text:p>
          </table:table-cell>
          <table:table-cell/>
          <table:table-cell table:formula="of:=LN([.D118])" office:value-type="float" office:value="-0.835764295062579" calcext:value-type="float">
            <text:p>-0,835764295062579</text:p>
          </table:table-cell>
          <table:table-cell table:formula="of:=LN([.C118])" office:value-type="float" office:value="8.39334731382048" calcext:value-type="float">
            <text:p>8,39334731382048</text:p>
          </table:table-cell>
          <table:table-cell table:formula="of:=6.930259915-5/3*LN([.D118])" office:value-type="float" office:value="8.32320040677097" calcext:value-type="float">
            <text:p>8,32320040677097</text:p>
          </table:table-cell>
          <table:table-cell table:number-columns-repeated="2"/>
        </table:table-row>
        <table:table-row table:style-name="ro1">
          <table:table-cell office:value-type="float" office:value="1.35179" calcext:value-type="float">
            <text:p>1,35179</text:p>
          </table:table-cell>
          <table:table-cell office:value-type="float" office:value="1.24714" calcext:value-type="float">
            <text:p>1,24714</text:p>
          </table:table-cell>
          <table:table-cell office:value-type="float" office:value="4535.07" calcext:value-type="float">
            <text:p>4535,07</text:p>
          </table:table-cell>
          <table:table-cell office:value-type="float" office:value="0.428442" calcext:value-type="float">
            <text:p>0,428442</text:p>
          </table:table-cell>
          <table:table-cell/>
          <table:table-cell table:formula="of:=LN([.D119])" office:value-type="float" office:value="-0.847599905998387" calcext:value-type="float">
            <text:p>-0,847599905998387</text:p>
          </table:table-cell>
          <table:table-cell table:formula="of:=LN([.C119])" office:value-type="float" office:value="8.41959579793176" calcext:value-type="float">
            <text:p>8,41959579793176</text:p>
          </table:table-cell>
          <table:table-cell table:formula="of:=6.930259915-5/3*LN([.D119])" office:value-type="float" office:value="8.34292642499731" calcext:value-type="float">
            <text:p>8,34292642499731</text:p>
          </table:table-cell>
          <table:table-cell table:number-columns-repeated="2"/>
        </table:table-row>
        <table:table-row table:style-name="ro1">
          <table:table-cell office:value-type="float" office:value="1.35756" calcext:value-type="float">
            <text:p>1,35756</text:p>
          </table:table-cell>
          <table:table-cell office:value-type="float" office:value="1.2484" calcext:value-type="float">
            <text:p>1,2484</text:p>
          </table:table-cell>
          <table:table-cell office:value-type="float" office:value="4609.79" calcext:value-type="float">
            <text:p>4609,79</text:p>
          </table:table-cell>
          <table:table-cell office:value-type="float" office:value="0.423342" calcext:value-type="float">
            <text:p>0,423342</text:p>
          </table:table-cell>
          <table:table-cell/>
          <table:table-cell table:formula="of:=LN([.D120])" office:value-type="float" office:value="-0.859574915966222" calcext:value-type="float">
            <text:p>-0,859574915966222</text:p>
          </table:table-cell>
          <table:table-cell table:formula="of:=LN([.C120])" office:value-type="float" office:value="8.43593758180778" calcext:value-type="float">
            <text:p>8,43593758180778</text:p>
          </table:table-cell>
          <table:table-cell table:formula="of:=6.930259915-5/3*LN([.D120])" office:value-type="float" office:value="8.3628847749437" calcext:value-type="float">
            <text:p>8,3628847749437</text:p>
          </table:table-cell>
          <table:table-cell table:number-columns-repeated="2"/>
        </table:table-row>
        <table:table-row table:style-name="ro1">
          <table:table-cell office:value-type="float" office:value="1.3635" calcext:value-type="float">
            <text:p>1,3635</text:p>
          </table:table-cell>
          <table:table-cell office:value-type="float" office:value="1.25638" calcext:value-type="float">
            <text:p>1,25638</text:p>
          </table:table-cell>
          <table:table-cell office:value-type="float" office:value="4663.9" calcext:value-type="float">
            <text:p>4663,9</text:p>
          </table:table-cell>
          <table:table-cell office:value-type="float" office:value="0.418241" calcext:value-type="float">
            <text:p>0,418241</text:p>
          </table:table-cell>
          <table:table-cell/>
          <table:table-cell table:formula="of:=LN([.D121])" office:value-type="float" office:value="-0.871697457577447" calcext:value-type="float">
            <text:p>-0,871697457577447</text:p>
          </table:table-cell>
          <table:table-cell table:formula="of:=LN([.C121])" office:value-type="float" office:value="8.44760728697714" calcext:value-type="float">
            <text:p>8,44760728697714</text:p>
          </table:table-cell>
          <table:table-cell table:formula="of:=6.930259915-5/3*LN([.D121])" office:value-type="float" office:value="8.38308901096241" calcext:value-type="float">
            <text:p>8,38308901096241</text:p>
          </table:table-cell>
          <table:table-cell table:number-columns-repeated="2"/>
        </table:table-row>
        <table:table-row table:style-name="ro1">
          <table:table-cell office:value-type="float" office:value="1.36963" calcext:value-type="float">
            <text:p>1,36963</text:p>
          </table:table-cell>
          <table:table-cell office:value-type="float" office:value="1.25944" calcext:value-type="float">
            <text:p>1,25944</text:p>
          </table:table-cell>
          <table:table-cell office:value-type="float" office:value="4794.36" calcext:value-type="float">
            <text:p>4794,36</text:p>
          </table:table-cell>
          <table:table-cell office:value-type="float" office:value="0.413141" calcext:value-type="float">
            <text:p>0,413141</text:p>
          </table:table-cell>
          <table:table-cell/>
          <table:table-cell table:formula="of:=LN([.D122])" office:value-type="float" office:value="-0.883966339927958" calcext:value-type="float">
            <text:p>-0,883966339927958</text:p>
          </table:table-cell>
          <table:table-cell table:formula="of:=LN([.C122])" office:value-type="float" office:value="8.47519550604226" calcext:value-type="float">
            <text:p>8,47519550604226</text:p>
          </table:table-cell>
          <table:table-cell table:formula="of:=6.930259915-5/3*LN([.D122])" office:value-type="float" office:value="8.40353714821326" calcext:value-type="float">
            <text:p>8,40353714821326</text:p>
          </table:table-cell>
          <table:table-cell table:number-columns-repeated="2"/>
        </table:table-row>
        <table:table-row table:style-name="ro1">
          <table:table-cell office:value-type="float" office:value="1.37589" calcext:value-type="float">
            <text:p>1,37589</text:p>
          </table:table-cell>
          <table:table-cell office:value-type="float" office:value="1.26564" calcext:value-type="float">
            <text:p>1,26564</text:p>
          </table:table-cell>
          <table:table-cell office:value-type="float" office:value="5006.45" calcext:value-type="float">
            <text:p>5006,45</text:p>
          </table:table-cell>
          <table:table-cell office:value-type="float" office:value="0.40804" calcext:value-type="float">
            <text:p>0,40804</text:p>
          </table:table-cell>
          <table:table-cell/>
          <table:table-cell table:formula="of:=LN([.D123])" office:value-type="float" office:value="-0.896390070167819" calcext:value-type="float">
            <text:p>-0,896390070167819</text:p>
          </table:table-cell>
          <table:table-cell table:formula="of:=LN([.C123])" office:value-type="float" office:value="8.51848236008111" calcext:value-type="float">
            <text:p>8,51848236008111</text:p>
          </table:table-cell>
          <table:table-cell table:formula="of:=6.930259915-5/3*LN([.D123])" office:value-type="float" office:value="8.4242433652797" calcext:value-type="float">
            <text:p>8,4242433652797</text:p>
          </table:table-cell>
          <table:table-cell table:number-columns-repeated="2"/>
        </table:table-row>
        <table:table-row table:style-name="ro1">
          <table:table-cell office:value-type="float" office:value="1.38205" calcext:value-type="float">
            <text:p>1,38205</text:p>
          </table:table-cell>
          <table:table-cell office:value-type="float" office:value="1.27376" calcext:value-type="float">
            <text:p>1,27376</text:p>
          </table:table-cell>
          <table:table-cell office:value-type="float" office:value="5052.56" calcext:value-type="float">
            <text:p>5052,56</text:p>
          </table:table-cell>
          <table:table-cell office:value-type="float" office:value="0.40294" calcext:value-type="float">
            <text:p>0,40294</text:p>
          </table:table-cell>
          <table:table-cell/>
          <table:table-cell table:formula="of:=LN([.D124])" office:value-type="float" office:value="-0.908967611494374" calcext:value-type="float">
            <text:p>-0,908967611494374</text:p>
          </table:table-cell>
          <table:table-cell table:formula="of:=LN([.C124])" office:value-type="float" office:value="8.52765032451652" calcext:value-type="float">
            <text:p>8,52765032451652</text:p>
          </table:table-cell>
          <table:table-cell table:formula="of:=6.930259915-5/3*LN([.D124])" office:value-type="float" office:value="8.44520593415729" calcext:value-type="float">
            <text:p>8,44520593415729</text:p>
          </table:table-cell>
          <table:table-cell table:number-columns-repeated="2"/>
        </table:table-row>
        <table:table-row table:style-name="ro1">
          <table:table-cell office:value-type="float" office:value="1.38847" calcext:value-type="float">
            <text:p>1,38847</text:p>
          </table:table-cell>
          <table:table-cell office:value-type="float" office:value="1.27622" calcext:value-type="float">
            <text:p>1,27622</text:p>
          </table:table-cell>
          <table:table-cell office:value-type="float" office:value="5134.18" calcext:value-type="float">
            <text:p>5134,18</text:p>
          </table:table-cell>
          <table:table-cell office:value-type="float" office:value="0.397839" calcext:value-type="float">
            <text:p>0,397839</text:p>
          </table:table-cell>
          <table:table-cell/>
          <table:table-cell table:formula="of:=LN([.D125])" office:value-type="float" office:value="-0.921707878152109" calcext:value-type="float">
            <text:p>-0,921707878152109</text:p>
          </table:table-cell>
          <table:table-cell table:formula="of:=LN([.C125])" office:value-type="float" office:value="8.54367542119825" calcext:value-type="float">
            <text:p>8,54367542119825</text:p>
          </table:table-cell>
          <table:table-cell table:formula="of:=6.930259915-5/3*LN([.D125])" office:value-type="float" office:value="8.46643971192018" calcext:value-type="float">
            <text:p>8,46643971192018</text:p>
          </table:table-cell>
          <table:table-cell table:number-columns-repeated="2"/>
        </table:table-row>
        <table:table-row table:style-name="ro1">
          <table:table-cell office:value-type="float" office:value="1.39485" calcext:value-type="float">
            <text:p>1,39485</text:p>
          </table:table-cell>
          <table:table-cell office:value-type="float" office:value="1.27992" calcext:value-type="float">
            <text:p>1,27992</text:p>
          </table:table-cell>
          <table:table-cell office:value-type="float" office:value="5207.02" calcext:value-type="float">
            <text:p>5207,02</text:p>
          </table:table-cell>
          <table:table-cell office:value-type="float" office:value="0.392739" calcext:value-type="float">
            <text:p>0,392739</text:p>
          </table:table-cell>
          <table:table-cell/>
          <table:table-cell table:formula="of:=LN([.D126])" office:value-type="float" office:value="-0.934610009877074" calcext:value-type="float">
            <text:p>-0,934610009877074</text:p>
          </table:table-cell>
          <table:table-cell table:formula="of:=LN([.C126])" office:value-type="float" office:value="8.55776299413881" calcext:value-type="float">
            <text:p>8,55776299413881</text:p>
          </table:table-cell>
          <table:table-cell table:formula="of:=6.930259915-5/3*LN([.D126])" office:value-type="float" office:value="8.48794326479512" calcext:value-type="float">
            <text:p>8,48794326479512</text:p>
          </table:table-cell>
          <table:table-cell table:number-columns-repeated="2"/>
        </table:table-row>
        <table:table-row table:style-name="ro1">
          <table:table-cell office:value-type="float" office:value="1.40135" calcext:value-type="float">
            <text:p>1,40135</text:p>
          </table:table-cell>
          <table:table-cell office:value-type="float" office:value="1.2874" calcext:value-type="float">
            <text:p>1,2874</text:p>
          </table:table-cell>
          <table:table-cell office:value-type="float" office:value="5409.68" calcext:value-type="float">
            <text:p>5409,68</text:p>
          </table:table-cell>
          <table:table-cell office:value-type="float" office:value="0.387638" calcext:value-type="float">
            <text:p>0,387638</text:p>
          </table:table-cell>
          <table:table-cell/>
          <table:table-cell table:formula="of:=LN([.D127])" office:value-type="float" office:value="-0.94768336455537" calcext:value-type="float">
            <text:p>-0,94768336455537</text:p>
          </table:table-cell>
          <table:table-cell table:formula="of:=LN([.C127])" office:value-type="float" office:value="8.59594522036838" calcext:value-type="float">
            <text:p>8,59594522036838</text:p>
          </table:table-cell>
          <table:table-cell table:formula="of:=6.930259915-5/3*LN([.D127])" office:value-type="float" office:value="8.50973218925895" calcext:value-type="float">
            <text:p>8,50973218925895</text:p>
          </table:table-cell>
          <table:table-cell table:number-columns-repeated="2"/>
        </table:table-row>
        <table:table-row table:style-name="ro1">
          <table:table-cell office:value-type="float" office:value="1.40816" calcext:value-type="float">
            <text:p>1,40816</text:p>
          </table:table-cell>
          <table:table-cell office:value-type="float" office:value="1.29578" calcext:value-type="float">
            <text:p>1,29578</text:p>
          </table:table-cell>
          <table:table-cell office:value-type="float" office:value="5549.46" calcext:value-type="float">
            <text:p>5549,46</text:p>
          </table:table-cell>
          <table:table-cell office:value-type="float" office:value="0.382538" calcext:value-type="float">
            <text:p>0,382538</text:p>
          </table:table-cell>
          <table:table-cell/>
          <table:table-cell table:formula="of:=LN([.D128])" office:value-type="float" office:value="-0.960927284244845" calcext:value-type="float">
            <text:p>-0,960927284244845</text:p>
          </table:table-cell>
          <table:table-cell table:formula="of:=LN([.C128])" office:value-type="float" office:value="8.62145590470949" calcext:value-type="float">
            <text:p>8,62145590470949</text:p>
          </table:table-cell>
          <table:table-cell table:formula="of:=6.930259915-5/3*LN([.D128])" office:value-type="float" office:value="8.53180538874141" calcext:value-type="float">
            <text:p>8,53180538874141</text:p>
          </table:table-cell>
          <table:table-cell table:number-columns-repeated="2"/>
        </table:table-row>
        <table:table-row table:style-name="ro1">
          <table:table-cell office:value-type="float" office:value="1.41495" calcext:value-type="float">
            <text:p>1,41495</text:p>
          </table:table-cell>
          <table:table-cell office:value-type="float" office:value="1.30565" calcext:value-type="float">
            <text:p>1,30565</text:p>
          </table:table-cell>
          <table:table-cell office:value-type="float" office:value="5604.43" calcext:value-type="float">
            <text:p>5604,43</text:p>
          </table:table-cell>
          <table:table-cell office:value-type="float" office:value="0.377437" calcext:value-type="float">
            <text:p>0,377437</text:p>
          </table:table-cell>
          <table:table-cell/>
          <table:table-cell table:formula="of:=LN([.D129])" office:value-type="float" office:value="-0.974351611637531" calcext:value-type="float">
            <text:p>-0,974351611637531</text:p>
          </table:table-cell>
          <table:table-cell table:formula="of:=LN([.C129])" office:value-type="float" office:value="8.63131263541973" calcext:value-type="float">
            <text:p>8,63131263541973</text:p>
          </table:table-cell>
          <table:table-cell table:formula="of:=6.930259915-5/3*LN([.D129])" office:value-type="float" office:value="8.55417926772922" calcext:value-type="float">
            <text:p>8,55417926772922</text:p>
          </table:table-cell>
          <table:table-cell table:number-columns-repeated="2"/>
        </table:table-row>
        <table:table-row table:style-name="ro1">
          <table:table-cell office:value-type="float" office:value="1.42214" calcext:value-type="float">
            <text:p>1,42214</text:p>
          </table:table-cell>
          <table:table-cell office:value-type="float" office:value="1.30941" calcext:value-type="float">
            <text:p>1,30941</text:p>
          </table:table-cell>
          <table:table-cell office:value-type="float" office:value="5842.62" calcext:value-type="float">
            <text:p>5842,62</text:p>
          </table:table-cell>
          <table:table-cell office:value-type="float" office:value="0.372337" calcext:value-type="float">
            <text:p>0,372337</text:p>
          </table:table-cell>
          <table:table-cell/>
          <table:table-cell table:formula="of:=LN([.D130])" office:value-type="float" office:value="-0.98795592082291" calcext:value-type="float">
            <text:p>-0,98795592082291</text:p>
          </table:table-cell>
          <table:table-cell table:formula="of:=LN([.C130])" office:value-type="float" office:value="8.67293460535485" calcext:value-type="float">
            <text:p>8,67293460535485</text:p>
          </table:table-cell>
          <table:table-cell table:formula="of:=6.930259915-5/3*LN([.D130])" office:value-type="float" office:value="8.57685311637152" calcext:value-type="float">
            <text:p>8,57685311637152</text:p>
          </table:table-cell>
          <table:table-cell table:number-columns-repeated="2"/>
        </table:table-row>
        <table:table-row table:style-name="ro1">
          <table:table-cell office:value-type="float" office:value="1.4293" calcext:value-type="float">
            <text:p>1,4293</text:p>
          </table:table-cell>
          <table:table-cell office:value-type="float" office:value="1.31807" calcext:value-type="float">
            <text:p>1,31807</text:p>
          </table:table-cell>
          <table:table-cell office:value-type="float" office:value="5966.69" calcext:value-type="float">
            <text:p>5966,69</text:p>
          </table:table-cell>
          <table:table-cell office:value-type="float" office:value="0.367236" calcext:value-type="float">
            <text:p>0,367236</text:p>
          </table:table-cell>
          <table:table-cell/>
          <table:table-cell table:formula="of:=LN([.D131])" office:value-type="float" office:value="-1.00175058582565" calcext:value-type="float">
            <text:p>-1,00175058582565</text:p>
          </table:table-cell>
          <table:table-cell table:formula="of:=LN([.C131])" office:value-type="float" office:value="8.69394761376762" calcext:value-type="float">
            <text:p>8,69394761376762</text:p>
          </table:table-cell>
          <table:table-cell table:formula="of:=6.930259915-5/3*LN([.D131])" office:value-type="float" office:value="8.59984422470941" calcext:value-type="float">
            <text:p>8,59984422470941</text:p>
          </table:table-cell>
          <table:table-cell table:number-columns-repeated="2"/>
        </table:table-row>
        <table:table-row table:style-name="ro1">
          <table:table-cell office:value-type="float" office:value="1.43637" calcext:value-type="float">
            <text:p>1,43637</text:p>
          </table:table-cell>
          <table:table-cell office:value-type="float" office:value="1.32036" calcext:value-type="float">
            <text:p>1,32036</text:p>
          </table:table-cell>
          <table:table-cell office:value-type="float" office:value="6064.75" calcext:value-type="float">
            <text:p>6064,75</text:p>
          </table:table-cell>
          <table:table-cell office:value-type="float" office:value="0.362136" calcext:value-type="float">
            <text:p>0,362136</text:p>
          </table:table-cell>
          <table:table-cell/>
          <table:table-cell table:formula="of:=LN([.D132])" office:value-type="float" office:value="-1.01573544710268" calcext:value-type="float">
            <text:p>-1,01573544710268</text:p>
          </table:table-cell>
          <table:table-cell table:formula="of:=LN([.C132])" office:value-type="float" office:value="8.71024860041316" calcext:value-type="float">
            <text:p>8,71024860041316</text:p>
          </table:table-cell>
          <table:table-cell table:formula="of:=6.930259915-5/3*LN([.D132])" office:value-type="float" office:value="8.6231523268378" calcext:value-type="float">
            <text:p>8,6231523268378</text:p>
          </table:table-cell>
          <table:table-cell table:number-columns-repeated="2"/>
        </table:table-row>
        <table:table-row table:style-name="ro1">
          <table:table-cell office:value-type="float" office:value="1.44366" calcext:value-type="float">
            <text:p>1,44366</text:p>
          </table:table-cell>
          <table:table-cell office:value-type="float" office:value="1.32855" calcext:value-type="float">
            <text:p>1,32855</text:p>
          </table:table-cell>
          <table:table-cell office:value-type="float" office:value="6136.39" calcext:value-type="float">
            <text:p>6136,39</text:p>
          </table:table-cell>
          <table:table-cell office:value-type="float" office:value="0.357035" calcext:value-type="float">
            <text:p>0,357035</text:p>
          </table:table-cell>
          <table:table-cell/>
          <table:table-cell table:formula="of:=LN([.D133])" office:value-type="float" office:value="-1.02992146279234" calcext:value-type="float">
            <text:p>-1,02992146279234</text:p>
          </table:table-cell>
          <table:table-cell table:formula="of:=LN([.C133])" office:value-type="float" office:value="8.72199190034932" calcext:value-type="float">
            <text:p>8,72199190034932</text:p>
          </table:table-cell>
          <table:table-cell table:formula="of:=6.930259915-5/3*LN([.D133])" office:value-type="float" office:value="8.64679568632057" calcext:value-type="float">
            <text:p>8,64679568632057</text:p>
          </table:table-cell>
          <table:table-cell table:number-columns-repeated="2"/>
        </table:table-row>
        <table:table-row table:style-name="ro1">
          <table:table-cell office:value-type="float" office:value="1.451" calcext:value-type="float">
            <text:p>1,451</text:p>
          </table:table-cell>
          <table:table-cell office:value-type="float" office:value="1.33731" calcext:value-type="float">
            <text:p>1,33731</text:p>
          </table:table-cell>
          <table:table-cell office:value-type="float" office:value="6346.89" calcext:value-type="float">
            <text:p>6346,89</text:p>
          </table:table-cell>
          <table:table-cell office:value-type="float" office:value="0.351935" calcext:value-type="float">
            <text:p>0,351935</text:p>
          </table:table-cell>
          <table:table-cell/>
          <table:table-cell table:formula="of:=LN([.D134])" office:value-type="float" office:value="-1.04430877952654" calcext:value-type="float">
            <text:p>-1,04430877952654</text:p>
          </table:table-cell>
          <table:table-cell table:formula="of:=LN([.C134])" office:value-type="float" office:value="8.75572020813376" calcext:value-type="float">
            <text:p>8,75572020813376</text:p>
          </table:table-cell>
          <table:table-cell table:formula="of:=6.930259915-5/3*LN([.D134])" office:value-type="float" office:value="8.67077454754423" calcext:value-type="float">
            <text:p>8,67077454754423</text:p>
          </table:table-cell>
          <table:table-cell table:number-columns-repeated="2"/>
        </table:table-row>
        <table:table-row table:style-name="ro1">
          <table:table-cell office:value-type="float" office:value="1.45838" calcext:value-type="float">
            <text:p>1,45838</text:p>
          </table:table-cell>
          <table:table-cell office:value-type="float" office:value="1.34122" calcext:value-type="float">
            <text:p>1,34122</text:p>
          </table:table-cell>
          <table:table-cell office:value-type="float" office:value="6467.29" calcext:value-type="float">
            <text:p>6467,29</text:p>
          </table:table-cell>
          <table:table-cell office:value-type="float" office:value="0.346834" calcext:value-type="float">
            <text:p>0,346834</text:p>
          </table:table-cell>
          <table:table-cell/>
          <table:table-cell table:formula="of:=LN([.D135])" office:value-type="float" office:value="-1.05890899966559" calcext:value-type="float">
            <text:p>-1,05890899966559</text:p>
          </table:table-cell>
          <table:table-cell table:formula="of:=LN([.C135])" office:value-type="float" office:value="8.7745124434905" calcext:value-type="float">
            <text:p>8,7745124434905</text:p>
          </table:table-cell>
          <table:table-cell table:formula="of:=6.930259915-5/3*LN([.D135])" office:value-type="float" office:value="8.69510824777599" calcext:value-type="float">
            <text:p>8,69510824777599</text:p>
          </table:table-cell>
          <table:table-cell table:number-columns-repeated="2"/>
        </table:table-row>
        <table:table-row table:style-name="ro1">
          <table:table-cell office:value-type="float" office:value="1.46607" calcext:value-type="float">
            <text:p>1,46607</text:p>
          </table:table-cell>
          <table:table-cell office:value-type="float" office:value="1.34611" calcext:value-type="float">
            <text:p>1,34611</text:p>
          </table:table-cell>
          <table:table-cell office:value-type="float" office:value="6630.38" calcext:value-type="float">
            <text:p>6630,38</text:p>
          </table:table-cell>
          <table:table-cell office:value-type="float" office:value="0.341734" calcext:value-type="float">
            <text:p>0,341734</text:p>
          </table:table-cell>
          <table:table-cell/>
          <table:table-cell table:formula="of:=LN([.D136])" office:value-type="float" office:value="-1.07372262232337" calcext:value-type="float">
            <text:p>-1,07372262232337</text:p>
          </table:table-cell>
          <table:table-cell table:formula="of:=LN([.C136])" office:value-type="float" office:value="8.79941739677124" calcext:value-type="float">
            <text:p>8,79941739677124</text:p>
          </table:table-cell>
          <table:table-cell table:formula="of:=6.930259915-5/3*LN([.D136])" office:value-type="float" office:value="8.71979761887229" calcext:value-type="float">
            <text:p>8,71979761887229</text:p>
          </table:table-cell>
          <table:table-cell table:number-columns-repeated="2"/>
        </table:table-row>
        <table:table-row table:style-name="ro1">
          <table:table-cell office:value-type="float" office:value="1.474" calcext:value-type="float">
            <text:p>1,474</text:p>
          </table:table-cell>
          <table:table-cell office:value-type="float" office:value="1.35383" calcext:value-type="float">
            <text:p>1,35383</text:p>
          </table:table-cell>
          <table:table-cell office:value-type="float" office:value="6935.22" calcext:value-type="float">
            <text:p>6935,22</text:p>
          </table:table-cell>
          <table:table-cell office:value-type="float" office:value="0.336633" calcext:value-type="float">
            <text:p>0,336633</text:p>
          </table:table-cell>
          <table:table-cell/>
          <table:table-cell table:formula="of:=LN([.D137])" office:value-type="float" office:value="-1.08876196281528" calcext:value-type="float">
            <text:p>-1,08876196281528</text:p>
          </table:table-cell>
          <table:table-cell table:formula="of:=LN([.C137])" office:value-type="float" office:value="8.84436805538924" calcext:value-type="float">
            <text:p>8,84436805538924</text:p>
          </table:table-cell>
          <table:table-cell table:formula="of:=6.930259915-5/3*LN([.D137])" office:value-type="float" office:value="8.74486318635879" calcext:value-type="float">
            <text:p>8,74486318635879</text:p>
          </table:table-cell>
          <table:table-cell table:number-columns-repeated="2"/>
        </table:table-row>
        <table:table-row table:style-name="ro1">
          <table:table-cell office:value-type="float" office:value="1.48232" calcext:value-type="float">
            <text:p>1,48232</text:p>
          </table:table-cell>
          <table:table-cell office:value-type="float" office:value="1.36735" calcext:value-type="float">
            <text:p>1,36735</text:p>
          </table:table-cell>
          <table:table-cell office:value-type="float" office:value="7149.82" calcext:value-type="float">
            <text:p>7149,82</text:p>
          </table:table-cell>
          <table:table-cell office:value-type="float" office:value="0.331533" calcext:value-type="float">
            <text:p>0,331533</text:p>
          </table:table-cell>
          <table:table-cell/>
          <table:table-cell table:formula="of:=LN([.D138])" office:value-type="float" office:value="-1.10402792679943" calcext:value-type="float">
            <text:p>-1,10402792679943</text:p>
          </table:table-cell>
          <table:table-cell table:formula="of:=LN([.C138])" office:value-type="float" office:value="8.87484246054599" calcext:value-type="float">
            <text:p>8,87484246054599</text:p>
          </table:table-cell>
          <table:table-cell table:formula="of:=6.930259915-5/3*LN([.D138])" office:value-type="float" office:value="8.77030645966572" calcext:value-type="float">
            <text:p>8,77030645966572</text:p>
          </table:table-cell>
          <table:table-cell table:number-columns-repeated="2"/>
        </table:table-row>
        <table:table-row table:style-name="ro1">
          <table:table-cell office:value-type="float" office:value="1.49073" calcext:value-type="float">
            <text:p>1,49073</text:p>
          </table:table-cell>
          <table:table-cell office:value-type="float" office:value="1.37319" calcext:value-type="float">
            <text:p>1,37319</text:p>
          </table:table-cell>
          <table:table-cell office:value-type="float" office:value="7250.84" calcext:value-type="float">
            <text:p>7250,84</text:p>
          </table:table-cell>
          <table:table-cell office:value-type="float" office:value="0.326432" calcext:value-type="float">
            <text:p>0,326432</text:p>
          </table:table-cell>
          <table:table-cell/>
          <table:table-cell table:formula="of:=LN([.D139])" office:value-type="float" office:value="-1.11953362148203" calcext:value-type="float">
            <text:p>-1,11953362148203</text:p>
          </table:table-cell>
          <table:table-cell table:formula="of:=LN([.C139])" office:value-type="float" office:value="8.8888726032062" calcext:value-type="float">
            <text:p>8,8888726032062</text:p>
          </table:table-cell>
          <table:table-cell table:formula="of:=6.930259915-5/3*LN([.D139])" office:value-type="float" office:value="8.79614928413671" calcext:value-type="float">
            <text:p>8,79614928413671</text:p>
          </table:table-cell>
          <table:table-cell table:number-columns-repeated="2"/>
        </table:table-row>
        <table:table-row table:style-name="ro1">
          <table:table-cell office:value-type="float" office:value="1.49935" calcext:value-type="float">
            <text:p>1,49935</text:p>
          </table:table-cell>
          <table:table-cell office:value-type="float" office:value="1.37838" calcext:value-type="float">
            <text:p>1,37838</text:p>
          </table:table-cell>
          <table:table-cell office:value-type="float" office:value="7536.56" calcext:value-type="float">
            <text:p>7536,56</text:p>
          </table:table-cell>
          <table:table-cell office:value-type="float" office:value="0.321332" calcext:value-type="float">
            <text:p>0,321332</text:p>
          </table:table-cell>
          <table:table-cell/>
          <table:table-cell table:formula="of:=LN([.D140])" office:value-type="float" office:value="-1.1352804224259" calcext:value-type="float">
            <text:p>-1,1352804224259</text:p>
          </table:table-cell>
          <table:table-cell table:formula="of:=LN([.C140])" office:value-type="float" office:value="8.92752112347412" calcext:value-type="float">
            <text:p>8,92752112347412</text:p>
          </table:table-cell>
          <table:table-cell table:formula="of:=6.930259915-5/3*LN([.D140])" office:value-type="float" office:value="8.82239395237651" calcext:value-type="float">
            <text:p>8,82239395237651</text:p>
          </table:table-cell>
          <table:table-cell table:number-columns-repeated="2"/>
        </table:table-row>
        <table:table-row table:style-name="ro1">
          <table:table-cell office:value-type="float" office:value="1.50826" calcext:value-type="float">
            <text:p>1,50826</text:p>
          </table:table-cell>
          <table:table-cell office:value-type="float" office:value="1.38846" calcext:value-type="float">
            <text:p>1,38846</text:p>
          </table:table-cell>
          <table:table-cell office:value-type="float" office:value="7818.32" calcext:value-type="float">
            <text:p>7818,32</text:p>
          </table:table-cell>
          <table:table-cell office:value-type="float" office:value="0.316231" calcext:value-type="float">
            <text:p>0,316231</text:p>
          </table:table-cell>
          <table:table-cell/>
          <table:table-cell table:formula="of:=LN([.D141])" office:value-type="float" office:value="-1.15128231979661" calcext:value-type="float">
            <text:p>-1,15128231979661</text:p>
          </table:table-cell>
          <table:table-cell table:formula="of:=LN([.C141])" office:value-type="float" office:value="8.96422497669969" calcext:value-type="float">
            <text:p>8,96422497669969</text:p>
          </table:table-cell>
          <table:table-cell table:formula="of:=6.930259915-5/3*LN([.D141])" office:value-type="float" office:value="8.84906378132768" calcext:value-type="float">
            <text:p>8,84906378132768</text:p>
          </table:table-cell>
          <table:table-cell table:number-columns-repeated="2"/>
        </table:table-row>
        <table:table-row table:style-name="ro1">
          <table:table-cell office:value-type="float" office:value="1.51712" calcext:value-type="float">
            <text:p>1,51712</text:p>
          </table:table-cell>
          <table:table-cell office:value-type="float" office:value="1.40085" calcext:value-type="float">
            <text:p>1,40085</text:p>
          </table:table-cell>
          <table:table-cell office:value-type="float" office:value="7950.2" calcext:value-type="float">
            <text:p>7950,2</text:p>
          </table:table-cell>
          <table:table-cell office:value-type="float" office:value="0.311131" calcext:value-type="float">
            <text:p>0,311131</text:p>
          </table:table-cell>
          <table:table-cell/>
          <table:table-cell table:formula="of:=LN([.D142])" office:value-type="float" office:value="-1.16754123362698" calcext:value-type="float">
            <text:p>-1,16754123362698</text:p>
          </table:table-cell>
          <table:table-cell table:formula="of:=LN([.C142])" office:value-type="float" office:value="8.98095236456464" calcext:value-type="float">
            <text:p>8,98095236456464</text:p>
          </table:table-cell>
          <table:table-cell table:formula="of:=6.930259915-5/3*LN([.D142])" office:value-type="float" office:value="8.87616197104496" calcext:value-type="float">
            <text:p>8,87616197104496</text:p>
          </table:table-cell>
          <table:table-cell table:number-columns-repeated="2"/>
        </table:table-row>
        <table:table-row table:style-name="ro1">
          <table:table-cell office:value-type="float" office:value="1.52629" calcext:value-type="float">
            <text:p>1,52629</text:p>
          </table:table-cell>
          <table:table-cell office:value-type="float" office:value="1.40269" calcext:value-type="float">
            <text:p>1,40269</text:p>
          </table:table-cell>
          <table:table-cell office:value-type="float" office:value="8176.45" calcext:value-type="float">
            <text:p>8176,45</text:p>
          </table:table-cell>
          <table:table-cell office:value-type="float" office:value="0.30603" calcext:value-type="float">
            <text:p>0,30603</text:p>
          </table:table-cell>
          <table:table-cell/>
          <table:table-cell table:formula="of:=LN([.D143])" office:value-type="float" office:value="-1.1840721426196" calcext:value-type="float">
            <text:p>-1,1840721426196</text:p>
          </table:table-cell>
          <table:table-cell table:formula="of:=LN([.C143])" office:value-type="float" office:value="9.00901335006783" calcext:value-type="float">
            <text:p>9,00901335006783</text:p>
          </table:table-cell>
          <table:table-cell table:formula="of:=6.930259915-5/3*LN([.D143])" office:value-type="float" office:value="8.90371348603267" calcext:value-type="float">
            <text:p>8,90371348603267</text:p>
          </table:table-cell>
          <table:table-cell table:number-columns-repeated="2"/>
        </table:table-row>
        <table:table-row table:style-name="ro1">
          <table:table-cell office:value-type="float" office:value="1.53543" calcext:value-type="float">
            <text:p>1,53543</text:p>
          </table:table-cell>
          <table:table-cell office:value-type="float" office:value="1.41067" calcext:value-type="float">
            <text:p>1,41067</text:p>
          </table:table-cell>
          <table:table-cell office:value-type="float" office:value="8345.9" calcext:value-type="float">
            <text:p>8345,9</text:p>
          </table:table-cell>
          <table:table-cell office:value-type="float" office:value="0.30093" calcext:value-type="float">
            <text:p>0,30093</text:p>
          </table:table-cell>
          <table:table-cell/>
          <table:table-cell table:formula="of:=LN([.D144])" office:value-type="float" office:value="-1.20087759941863" calcext:value-type="float">
            <text:p>-1,20087759941863</text:p>
          </table:table-cell>
          <table:table-cell table:formula="of:=LN([.C144])" office:value-type="float" office:value="9.02952567929203" calcext:value-type="float">
            <text:p>9,02952567929203</text:p>
          </table:table-cell>
          <table:table-cell table:formula="of:=6.930259915-5/3*LN([.D144])" office:value-type="float" office:value="8.93172258069772" calcext:value-type="float">
            <text:p>8,93172258069772</text:p>
          </table:table-cell>
          <table:table-cell table:number-columns-repeated="2"/>
        </table:table-row>
        <table:table-row table:style-name="ro1">
          <table:table-cell office:value-type="float" office:value="1.54466" calcext:value-type="float">
            <text:p>1,54466</text:p>
          </table:table-cell>
          <table:table-cell office:value-type="float" office:value="1.41787" calcext:value-type="float">
            <text:p>1,41787</text:p>
          </table:table-cell>
          <table:table-cell office:value-type="float" office:value="8473.43" calcext:value-type="float">
            <text:p>8473,43</text:p>
          </table:table-cell>
          <table:table-cell office:value-type="float" office:value="0.295829" calcext:value-type="float">
            <text:p>0,295829</text:p>
          </table:table-cell>
          <table:table-cell/>
          <table:table-cell table:formula="of:=LN([.D145])" office:value-type="float" office:value="-1.21797369429528" calcext:value-type="float">
            <text:p>-1,21797369429528</text:p>
          </table:table-cell>
          <table:table-cell table:formula="of:=LN([.C145])" office:value-type="float" office:value="9.04469066435015" calcext:value-type="float">
            <text:p>9,04469066435015</text:p>
          </table:table-cell>
          <table:table-cell table:formula="of:=6.930259915-5/3*LN([.D145])" office:value-type="float" office:value="8.9602160721588" calcext:value-type="float">
            <text:p>8,9602160721588</text:p>
          </table:table-cell>
          <table:table-cell table:number-columns-repeated="2"/>
        </table:table-row>
        <table:table-row table:style-name="ro1">
          <table:table-cell office:value-type="float" office:value="1.5542" calcext:value-type="float">
            <text:p>1,5542</text:p>
          </table:table-cell>
          <table:table-cell office:value-type="float" office:value="1.43187" calcext:value-type="float">
            <text:p>1,43187</text:p>
          </table:table-cell>
          <table:table-cell office:value-type="float" office:value="8882.6" calcext:value-type="float">
            <text:p>8882,6</text:p>
          </table:table-cell>
          <table:table-cell office:value-type="float" office:value="0.290729" calcext:value-type="float">
            <text:p>0,290729</text:p>
          </table:table-cell>
          <table:table-cell/>
          <table:table-cell table:formula="of:=LN([.D146])" office:value-type="float" office:value="-1.235363717191" calcext:value-type="float">
            <text:p>-1,235363717191</text:p>
          </table:table-cell>
          <table:table-cell table:formula="of:=LN([.C146])" office:value-type="float" office:value="9.09184958592356" calcext:value-type="float">
            <text:p>9,09184958592356</text:p>
          </table:table-cell>
          <table:table-cell table:formula="of:=6.930259915-5/3*LN([.D146])" office:value-type="float" office:value="8.98919944365166" calcext:value-type="float">
            <text:p>8,98919944365166</text:p>
          </table:table-cell>
          <table:table-cell table:number-columns-repeated="2"/>
        </table:table-row>
        <table:table-row table:style-name="ro1">
          <table:table-cell office:value-type="float" office:value="1.56433" calcext:value-type="float">
            <text:p>1,56433</text:p>
          </table:table-cell>
          <table:table-cell office:value-type="float" office:value="1.43918" calcext:value-type="float">
            <text:p>1,43918</text:p>
          </table:table-cell>
          <table:table-cell office:value-type="float" office:value="9176.95" calcext:value-type="float">
            <text:p>9176,95</text:p>
          </table:table-cell>
          <table:table-cell office:value-type="float" office:value="0.285628" calcext:value-type="float">
            <text:p>0,285628</text:p>
          </table:table-cell>
          <table:table-cell/>
          <table:table-cell table:formula="of:=LN([.D147])" office:value-type="float" office:value="-1.25306501410655" calcext:value-type="float">
            <text:p>-1,25306501410655</text:p>
          </table:table-cell>
          <table:table-cell table:formula="of:=LN([.C147])" office:value-type="float" office:value="9.12445018440055" calcext:value-type="float">
            <text:p>9,12445018440055</text:p>
          </table:table-cell>
          <table:table-cell table:formula="of:=6.930259915-5/3*LN([.D147])" office:value-type="float" office:value="9.01870160517759" calcext:value-type="float">
            <text:p>9,01870160517759</text:p>
          </table:table-cell>
          <table:table-cell table:number-columns-repeated="2"/>
        </table:table-row>
        <table:table-row table:style-name="ro1">
          <table:table-cell office:value-type="float" office:value="1.57454" calcext:value-type="float">
            <text:p>1,57454</text:p>
          </table:table-cell>
          <table:table-cell office:value-type="float" office:value="1.44462" calcext:value-type="float">
            <text:p>1,44462</text:p>
          </table:table-cell>
          <table:table-cell office:value-type="float" office:value="9559.55" calcext:value-type="float">
            <text:p>9559,55</text:p>
          </table:table-cell>
          <table:table-cell office:value-type="float" office:value="0.280528" calcext:value-type="float">
            <text:p>0,280528</text:p>
          </table:table-cell>
          <table:table-cell/>
          <table:table-cell table:formula="of:=LN([.D148])" office:value-type="float" office:value="-1.27108173725436" calcext:value-type="float">
            <text:p>-1,27108173725436</text:p>
          </table:table-cell>
          <table:table-cell table:formula="of:=LN([.C148])" office:value-type="float" office:value="9.16529593380786" calcext:value-type="float">
            <text:p>9,16529593380786</text:p>
          </table:table-cell>
          <table:table-cell table:formula="of:=6.930259915-5/3*LN([.D148])" office:value-type="float" office:value="9.04872947709061" calcext:value-type="float">
            <text:p>9,04872947709061</text:p>
          </table:table-cell>
          <table:table-cell table:number-columns-repeated="2"/>
        </table:table-row>
        <table:table-row table:style-name="ro1">
          <table:table-cell office:value-type="float" office:value="1.5853" calcext:value-type="float">
            <text:p>1,5853</text:p>
          </table:table-cell>
          <table:table-cell office:value-type="float" office:value="1.45916" calcext:value-type="float">
            <text:p>1,45916</text:p>
          </table:table-cell>
          <table:table-cell office:value-type="float" office:value="9920.87" calcext:value-type="float">
            <text:p>9920,87</text:p>
          </table:table-cell>
          <table:table-cell office:value-type="float" office:value="0.275427" calcext:value-type="float">
            <text:p>0,275427</text:p>
          </table:table-cell>
          <table:table-cell/>
          <table:table-cell table:formula="of:=LN([.D149])" office:value-type="float" office:value="-1.28943265827743" calcext:value-type="float">
            <text:p>-1,28943265827743</text:p>
          </table:table-cell>
          <table:table-cell table:formula="of:=LN([.C149])" office:value-type="float" office:value="9.20239589804626" calcext:value-type="float">
            <text:p>9,20239589804626</text:p>
          </table:table-cell>
          <table:table-cell table:formula="of:=6.930259915-5/3*LN([.D149])" office:value-type="float" office:value="9.07931434546238" calcext:value-type="float">
            <text:p>9,07931434546238</text:p>
          </table:table-cell>
          <table:table-cell table:number-columns-repeated="2"/>
        </table:table-row>
        <table:table-row table:style-name="ro1">
          <table:table-cell office:value-type="float" office:value="1.59591" calcext:value-type="float">
            <text:p>1,59591</text:p>
          </table:table-cell>
          <table:table-cell office:value-type="float" office:value="1.47071" calcext:value-type="float">
            <text:p>1,47071</text:p>
          </table:table-cell>
          <table:table-cell office:value-type="float" office:value="10075.2" calcext:value-type="float">
            <text:p>10075,2</text:p>
          </table:table-cell>
          <table:table-cell office:value-type="float" office:value="0.270327" calcext:value-type="float">
            <text:p>0,270327</text:p>
          </table:table-cell>
          <table:table-cell/>
          <table:table-cell table:formula="of:=LN([.D150])" office:value-type="float" office:value="-1.3081229416761" calcext:value-type="float">
            <text:p>-1,3081229416761</text:p>
          </table:table-cell>
          <table:table-cell table:formula="of:=LN([.C150])" office:value-type="float" office:value="9.21783223773448" calcext:value-type="float">
            <text:p>9,21783223773448</text:p>
          </table:table-cell>
          <table:table-cell table:formula="of:=6.930259915-5/3*LN([.D150])" office:value-type="float" office:value="9.1104648177935" calcext:value-type="float">
            <text:p>9,1104648177935</text:p>
          </table:table-cell>
          <table:table-cell table:number-columns-repeated="2"/>
        </table:table-row>
        <table:table-row table:style-name="ro1">
          <table:table-cell office:value-type="float" office:value="1.60658" calcext:value-type="float">
            <text:p>1,60658</text:p>
          </table:table-cell>
          <table:table-cell office:value-type="float" office:value="1.48069" calcext:value-type="float">
            <text:p>1,48069</text:p>
          </table:table-cell>
          <table:table-cell office:value-type="float" office:value="10294.3" calcext:value-type="float">
            <text:p>10294,3</text:p>
          </table:table-cell>
          <table:table-cell office:value-type="float" office:value="0.265226" calcext:value-type="float">
            <text:p>0,265226</text:p>
          </table:table-cell>
          <table:table-cell/>
          <table:table-cell table:formula="of:=LN([.D151])" office:value-type="float" office:value="-1.32717298626027" calcext:value-type="float">
            <text:p>-1,32717298626027</text:p>
          </table:table-cell>
          <table:table-cell table:formula="of:=LN([.C151])" office:value-type="float" office:value="9.23934562297825" calcext:value-type="float">
            <text:p>9,23934562297825</text:p>
          </table:table-cell>
          <table:table-cell table:formula="of:=6.930259915-5/3*LN([.D151])" office:value-type="float" office:value="9.14221489210046" calcext:value-type="float">
            <text:p>9,14221489210046</text:p>
          </table:table-cell>
          <table:table-cell table:number-columns-repeated="2"/>
        </table:table-row>
        <table:table-row table:style-name="ro1">
          <table:table-cell office:value-type="float" office:value="1.61794" calcext:value-type="float">
            <text:p>1,61794</text:p>
          </table:table-cell>
          <table:table-cell office:value-type="float" office:value="1.48848" calcext:value-type="float">
            <text:p>1,48848</text:p>
          </table:table-cell>
          <table:table-cell office:value-type="float" office:value="10888.1" calcext:value-type="float">
            <text:p>10888,1</text:p>
          </table:table-cell>
          <table:table-cell office:value-type="float" office:value="0.260126" calcext:value-type="float">
            <text:p>0,260126</text:p>
          </table:table-cell>
          <table:table-cell/>
          <table:table-cell table:formula="of:=LN([.D152])" office:value-type="float" office:value="-1.34658914997011" calcext:value-type="float">
            <text:p>-1,34658914997011</text:p>
          </table:table-cell>
          <table:table-cell table:formula="of:=LN([.C152])" office:value-type="float" office:value="9.29542572871234" calcext:value-type="float">
            <text:p>9,29542572871234</text:p>
          </table:table-cell>
          <table:table-cell table:formula="of:=6.930259915-5/3*LN([.D152])" office:value-type="float" office:value="9.17457516495018" calcext:value-type="float">
            <text:p>9,17457516495018</text:p>
          </table:table-cell>
          <table:table-cell table:number-columns-repeated="2"/>
        </table:table-row>
        <table:table-row table:style-name="ro1">
          <table:table-cell office:value-type="float" office:value="1.62991" calcext:value-type="float">
            <text:p>1,62991</text:p>
          </table:table-cell>
          <table:table-cell office:value-type="float" office:value="1.50551" calcext:value-type="float">
            <text:p>1,50551</text:p>
          </table:table-cell>
          <table:table-cell office:value-type="float" office:value="11366" calcext:value-type="float">
            <text:p>11366</text:p>
          </table:table-cell>
          <table:table-cell office:value-type="float" office:value="0.255025" calcext:value-type="float">
            <text:p>0,255025</text:p>
          </table:table-cell>
          <table:table-cell/>
          <table:table-cell table:formula="of:=LN([.D153])" office:value-type="float" office:value="-1.36639369941355" calcext:value-type="float">
            <text:p>-1,36639369941355</text:p>
          </table:table-cell>
          <table:table-cell table:formula="of:=LN([.C153])" office:value-type="float" office:value="9.33838172185707" calcext:value-type="float">
            <text:p>9,33838172185707</text:p>
          </table:table-cell>
          <table:table-cell table:formula="of:=6.930259915-5/3*LN([.D153])" office:value-type="float" office:value="9.20758274735592" calcext:value-type="float">
            <text:p>9,20758274735592</text:p>
          </table:table-cell>
          <table:table-cell table:number-columns-repeated="2"/>
        </table:table-row>
        <table:table-row table:style-name="ro1">
          <table:table-cell office:value-type="float" office:value="1.64206" calcext:value-type="float">
            <text:p>1,64206</text:p>
          </table:table-cell>
          <table:table-cell office:value-type="float" office:value="1.50757" calcext:value-type="float">
            <text:p>1,50757</text:p>
          </table:table-cell>
          <table:table-cell office:value-type="float" office:value="11675.8" calcext:value-type="float">
            <text:p>11675,8</text:p>
          </table:table-cell>
          <table:table-cell office:value-type="float" office:value="0.249925" calcext:value-type="float">
            <text:p>0,249925</text:p>
          </table:table-cell>
          <table:table-cell/>
          <table:table-cell table:formula="of:=LN([.D154])" office:value-type="float" office:value="-1.38659440612889" calcext:value-type="float">
            <text:p>-1,38659440612889</text:p>
          </table:table-cell>
          <table:table-cell table:formula="of:=LN([.C154])" office:value-type="float" office:value="9.36527360267348" calcext:value-type="float">
            <text:p>9,36527360267348</text:p>
          </table:table-cell>
          <table:table-cell table:formula="of:=6.930259915-5/3*LN([.D154])" office:value-type="float" office:value="9.24125059188149" calcext:value-type="float">
            <text:p>9,24125059188149</text:p>
          </table:table-cell>
          <table:table-cell table:number-columns-repeated="2"/>
        </table:table-row>
        <table:table-row table:style-name="ro1">
          <table:table-cell office:value-type="float" office:value="1.65454" calcext:value-type="float">
            <text:p>1,65454</text:p>
          </table:table-cell>
          <table:table-cell office:value-type="float" office:value="1.52026" calcext:value-type="float">
            <text:p>1,52026</text:p>
          </table:table-cell>
          <table:table-cell office:value-type="float" office:value="12157.4" calcext:value-type="float">
            <text:p>12157,4</text:p>
          </table:table-cell>
          <table:table-cell office:value-type="float" office:value="0.244824" calcext:value-type="float">
            <text:p>0,244824</text:p>
          </table:table-cell>
          <table:table-cell/>
          <table:table-cell table:formula="of:=LN([.D155])" office:value-type="float" office:value="-1.40721569393381" calcext:value-type="float">
            <text:p>-1,40721569393381</text:p>
          </table:table-cell>
          <table:table-cell table:formula="of:=LN([.C155])" office:value-type="float" office:value="9.40569331686883" calcext:value-type="float">
            <text:p>9,40569331686883</text:p>
          </table:table-cell>
          <table:table-cell table:formula="of:=6.930259915-5/3*LN([.D155])" office:value-type="float" office:value="9.27561940488968" calcext:value-type="float">
            <text:p>9,27561940488968</text:p>
          </table:table-cell>
          <table:table-cell table:number-columns-repeated="2"/>
        </table:table-row>
        <table:table-row table:style-name="ro1">
          <table:table-cell office:value-type="float" office:value="1.66699" calcext:value-type="float">
            <text:p>1,66699</text:p>
          </table:table-cell>
          <table:table-cell office:value-type="float" office:value="1.53693" calcext:value-type="float">
            <text:p>1,53693</text:p>
          </table:table-cell>
          <table:table-cell office:value-type="float" office:value="12376.6" calcext:value-type="float">
            <text:p>12376,6</text:p>
          </table:table-cell>
          <table:table-cell office:value-type="float" office:value="0.239724" calcext:value-type="float">
            <text:p>0,239724</text:p>
          </table:table-cell>
          <table:table-cell/>
          <table:table-cell table:formula="of:=LN([.D156])" office:value-type="float" office:value="-1.42826701739754" calcext:value-type="float">
            <text:p>-1,42826701739754</text:p>
          </table:table-cell>
          <table:table-cell table:formula="of:=LN([.C156])" office:value-type="float" office:value="9.42356287200857" calcext:value-type="float">
            <text:p>9,42356287200857</text:p>
          </table:table-cell>
          <table:table-cell table:formula="of:=6.930259915-5/3*LN([.D156])" office:value-type="float" office:value="9.3107049439959" calcext:value-type="float">
            <text:p>9,3107049439959</text:p>
          </table:table-cell>
          <table:table-cell table:number-columns-repeated="2"/>
        </table:table-row>
        <table:table-row table:style-name="ro1">
          <table:table-cell office:value-type="float" office:value="1.67996" calcext:value-type="float">
            <text:p>1,67996</text:p>
          </table:table-cell>
          <table:table-cell office:value-type="float" office:value="1.5436" calcext:value-type="float">
            <text:p>1,5436</text:p>
          </table:table-cell>
          <table:table-cell office:value-type="float" office:value="12881.9" calcext:value-type="float">
            <text:p>12881,9</text:p>
          </table:table-cell>
          <table:table-cell office:value-type="float" office:value="0.234623" calcext:value-type="float">
            <text:p>0,234623</text:p>
          </table:table-cell>
          <table:table-cell/>
          <table:table-cell table:formula="of:=LN([.D157])" office:value-type="float" office:value="-1.44977530835261" calcext:value-type="float">
            <text:p>-1,44977530835261</text:p>
          </table:table-cell>
          <table:table-cell table:formula="of:=LN([.C157])" office:value-type="float" office:value="9.46357850430695" calcext:value-type="float">
            <text:p>9,46357850430695</text:p>
          </table:table-cell>
          <table:table-cell table:formula="of:=6.930259915-5/3*LN([.D157])" office:value-type="float" office:value="9.34655209558768" calcext:value-type="float">
            <text:p>9,34655209558768</text:p>
          </table:table-cell>
          <table:table-cell table:number-columns-repeated="2"/>
        </table:table-row>
        <table:table-row table:style-name="ro1">
          <table:table-cell office:value-type="float" office:value="1.69334" calcext:value-type="float">
            <text:p>1,69334</text:p>
          </table:table-cell>
          <table:table-cell office:value-type="float" office:value="1.55728" calcext:value-type="float">
            <text:p>1,55728</text:p>
          </table:table-cell>
          <table:table-cell office:value-type="float" office:value="13472.7" calcext:value-type="float">
            <text:p>13472,7</text:p>
          </table:table-cell>
          <table:table-cell office:value-type="float" office:value="0.229523" calcext:value-type="float">
            <text:p>0,229523</text:p>
          </table:table-cell>
          <table:table-cell/>
          <table:table-cell table:formula="of:=LN([.D158])" office:value-type="float" office:value="-1.47175203663809" calcext:value-type="float">
            <text:p>-1,47175203663809</text:p>
          </table:table-cell>
          <table:table-cell table:formula="of:=LN([.C158])" office:value-type="float" office:value="9.50842069475221" calcext:value-type="float">
            <text:p>9,50842069475221</text:p>
          </table:table-cell>
          <table:table-cell table:formula="of:=6.930259915-5/3*LN([.D158])" office:value-type="float" office:value="9.38317997606348" calcext:value-type="float">
            <text:p>9,38317997606348</text:p>
          </table:table-cell>
          <table:table-cell table:number-columns-repeated="2"/>
        </table:table-row>
        <table:table-row table:style-name="ro1">
          <table:table-cell office:value-type="float" office:value="1.7073" calcext:value-type="float">
            <text:p>1,7073</text:p>
          </table:table-cell>
          <table:table-cell office:value-type="float" office:value="1.57323" calcext:value-type="float">
            <text:p>1,57323</text:p>
          </table:table-cell>
          <table:table-cell office:value-type="float" office:value="14078.4" calcext:value-type="float">
            <text:p>14078,4</text:p>
          </table:table-cell>
          <table:table-cell office:value-type="float" office:value="0.224422" calcext:value-type="float">
            <text:p>0,224422</text:p>
          </table:table-cell>
          <table:table-cell/>
          <table:table-cell table:formula="of:=LN([.D159])" office:value-type="float" office:value="-1.49422707092344" calcext:value-type="float">
            <text:p>-1,49422707092344</text:p>
          </table:table-cell>
          <table:table-cell table:formula="of:=LN([.C159])" office:value-type="float" office:value="9.5523969868913" calcext:value-type="float">
            <text:p>9,5523969868913</text:p>
          </table:table-cell>
          <table:table-cell table:formula="of:=6.930259915-5/3*LN([.D159])" office:value-type="float" office:value="9.42063836653907" calcext:value-type="float">
            <text:p>9,42063836653907</text:p>
          </table:table-cell>
          <table:table-cell table:number-columns-repeated="2"/>
        </table:table-row>
        <table:table-row table:style-name="ro1">
          <table:table-cell office:value-type="float" office:value="1.72188" calcext:value-type="float">
            <text:p>1,72188</text:p>
          </table:table-cell>
          <table:table-cell office:value-type="float" office:value="1.58336" calcext:value-type="float">
            <text:p>1,58336</text:p>
          </table:table-cell>
          <table:table-cell office:value-type="float" office:value="14845.8" calcext:value-type="float">
            <text:p>14845,8</text:p>
          </table:table-cell>
          <table:table-cell office:value-type="float" office:value="0.219322" calcext:value-type="float">
            <text:p>0,219322</text:p>
          </table:table-cell>
          <table:table-cell/>
          <table:table-cell table:formula="of:=LN([.D160])" office:value-type="float" office:value="-1.51721430939248" calcext:value-type="float">
            <text:p>-1,51721430939248</text:p>
          </table:table-cell>
          <table:table-cell table:formula="of:=LN([.C160])" office:value-type="float" office:value="9.60547227594456" calcext:value-type="float">
            <text:p>9,60547227594456</text:p>
          </table:table-cell>
          <table:table-cell table:formula="of:=6.930259915-5/3*LN([.D160])" office:value-type="float" office:value="9.45895043065414" calcext:value-type="float">
            <text:p>9,45895043065414</text:p>
          </table:table-cell>
          <table:table-cell table:number-columns-repeated="2"/>
        </table:table-row>
        <table:table-row table:style-name="ro1">
          <table:table-cell office:value-type="float" office:value="1.73667" calcext:value-type="float">
            <text:p>1,73667</text:p>
          </table:table-cell>
          <table:table-cell office:value-type="float" office:value="1.59578" calcext:value-type="float">
            <text:p>1,59578</text:p>
          </table:table-cell>
          <table:table-cell office:value-type="float" office:value="15243.6" calcext:value-type="float">
            <text:p>15243,6</text:p>
          </table:table-cell>
          <table:table-cell office:value-type="float" office:value="0.214221" calcext:value-type="float">
            <text:p>0,214221</text:p>
          </table:table-cell>
          <table:table-cell/>
          <table:table-cell table:formula="of:=LN([.D161])" office:value-type="float" office:value="-1.54074708655833" calcext:value-type="float">
            <text:p>-1,54074708655833</text:p>
          </table:table-cell>
          <table:table-cell table:formula="of:=LN([.C161])" office:value-type="float" office:value="9.63191502181742" calcext:value-type="float">
            <text:p>9,63191502181742</text:p>
          </table:table-cell>
          <table:table-cell table:formula="of:=6.930259915-5/3*LN([.D161])" office:value-type="float" office:value="9.49817172593055" calcext:value-type="float">
            <text:p>9,49817172593055</text:p>
          </table:table-cell>
          <table:table-cell table:number-columns-repeated="2"/>
        </table:table-row>
        <table:table-row table:style-name="ro1">
          <table:table-cell office:value-type="float" office:value="1.75246" calcext:value-type="float">
            <text:p>1,75246</text:p>
          </table:table-cell>
          <table:table-cell office:value-type="float" office:value="1.61471" calcext:value-type="float">
            <text:p>1,61471</text:p>
          </table:table-cell>
          <table:table-cell office:value-type="float" office:value="16174.2" calcext:value-type="float">
            <text:p>16174,2</text:p>
          </table:table-cell>
          <table:table-cell office:value-type="float" office:value="0.209121" calcext:value-type="float">
            <text:p>0,209121</text:p>
          </table:table-cell>
          <table:table-cell/>
          <table:table-cell table:formula="of:=LN([.D162])" office:value-type="float" office:value="-1.56484224717428" calcext:value-type="float">
            <text:p>-1,56484224717428</text:p>
          </table:table-cell>
          <table:table-cell table:formula="of:=LN([.C162])" office:value-type="float" office:value="9.69117265910423" calcext:value-type="float">
            <text:p>9,69117265910423</text:p>
          </table:table-cell>
          <table:table-cell table:formula="of:=6.930259915-5/3*LN([.D162])" office:value-type="float" office:value="9.53833032695713" calcext:value-type="float">
            <text:p>9,53833032695713</text:p>
          </table:table-cell>
          <table:table-cell table:number-columns-repeated="2"/>
        </table:table-row>
        <table:table-row table:style-name="ro1">
          <table:table-cell office:value-type="float" office:value="1.7687" calcext:value-type="float">
            <text:p>1,7687</text:p>
          </table:table-cell>
          <table:table-cell office:value-type="float" office:value="1.62481" calcext:value-type="float">
            <text:p>1,62481</text:p>
          </table:table-cell>
          <table:table-cell office:value-type="float" office:value="16935.9" calcext:value-type="float">
            <text:p>16935,9</text:p>
          </table:table-cell>
          <table:table-cell office:value-type="float" office:value="0.20402" calcext:value-type="float">
            <text:p>0,20402</text:p>
          </table:table-cell>
          <table:table-cell/>
          <table:table-cell table:formula="of:=LN([.D163])" office:value-type="float" office:value="-1.58953725072776" calcext:value-type="float">
            <text:p>-1,58953725072776</text:p>
          </table:table-cell>
          <table:table-cell table:formula="of:=LN([.C163])" office:value-type="float" office:value="9.73719090821531" calcext:value-type="float">
            <text:p>9,73719090821531</text:p>
          </table:table-cell>
          <table:table-cell table:formula="of:=6.930259915-5/3*LN([.D163])" office:value-type="float" office:value="9.57948866621294" calcext:value-type="float">
            <text:p>9,57948866621294</text:p>
          </table:table-cell>
          <table:table-cell table:number-columns-repeated="2"/>
        </table:table-row>
        <table:table-row table:style-name="ro1">
          <table:table-cell office:value-type="float" office:value="1.78559" calcext:value-type="float">
            <text:p>1,78559</text:p>
          </table:table-cell>
          <table:table-cell office:value-type="float" office:value="1.63975" calcext:value-type="float">
            <text:p>1,63975</text:p>
          </table:table-cell>
          <table:table-cell office:value-type="float" office:value="17568.5" calcext:value-type="float">
            <text:p>17568,5</text:p>
          </table:table-cell>
          <table:table-cell office:value-type="float" office:value="0.19892" calcext:value-type="float">
            <text:p>0,19892</text:p>
          </table:table-cell>
          <table:table-cell/>
          <table:table-cell table:formula="of:=LN([.D164])" office:value-type="float" office:value="-1.6148525451356" calcext:value-type="float">
            <text:p>-1,6148525451356</text:p>
          </table:table-cell>
          <table:table-cell table:formula="of:=LN([.C164])" office:value-type="float" office:value="9.77386280474214" calcext:value-type="float">
            <text:p>9,77386280474214</text:p>
          </table:table-cell>
          <table:table-cell table:formula="of:=6.930259915-5/3*LN([.D164])" office:value-type="float" office:value="9.62168082355933" calcext:value-type="float">
            <text:p>9,62168082355933</text:p>
          </table:table-cell>
          <table:table-cell table:number-columns-repeated="2"/>
        </table:table-row>
        <table:table-row table:style-name="ro1">
          <table:table-cell office:value-type="float" office:value="1.80275" calcext:value-type="float">
            <text:p>1,80275</text:p>
          </table:table-cell>
          <table:table-cell office:value-type="float" office:value="1.65645" calcext:value-type="float">
            <text:p>1,65645</text:p>
          </table:table-cell>
          <table:table-cell office:value-type="float" office:value="18455.7" calcext:value-type="float">
            <text:p>18455,7</text:p>
          </table:table-cell>
          <table:table-cell office:value-type="float" office:value="0.193819" calcext:value-type="float">
            <text:p>0,193819</text:p>
          </table:table-cell>
          <table:table-cell/>
          <table:table-cell table:formula="of:=LN([.D165])" office:value-type="float" office:value="-1.64083054511532" calcext:value-type="float">
            <text:p>-1,64083054511532</text:p>
          </table:table-cell>
          <table:table-cell table:formula="of:=LN([.C165])" office:value-type="float" office:value="9.82312854484501" calcext:value-type="float">
            <text:p>9,82312854484501</text:p>
          </table:table-cell>
          <table:table-cell table:formula="of:=6.930259915-5/3*LN([.D165])" office:value-type="float" office:value="9.66497749019219" calcext:value-type="float">
            <text:p>9,66497749019219</text:p>
          </table:table-cell>
          <table:table-cell table:number-columns-repeated="2"/>
        </table:table-row>
        <table:table-row table:style-name="ro1">
          <table:table-cell office:value-type="float" office:value="1.82067" calcext:value-type="float">
            <text:p>1,82067</text:p>
          </table:table-cell>
          <table:table-cell office:value-type="float" office:value="1.67575" calcext:value-type="float">
            <text:p>1,67575</text:p>
          </table:table-cell>
          <table:table-cell office:value-type="float" office:value="19284.6" calcext:value-type="float">
            <text:p>19284,6</text:p>
          </table:table-cell>
          <table:table-cell office:value-type="float" office:value="0.188719" calcext:value-type="float">
            <text:p>0,188719</text:p>
          </table:table-cell>
          <table:table-cell/>
          <table:table-cell table:formula="of:=LN([.D166])" office:value-type="float" office:value="-1.6674961427522" calcext:value-type="float">
            <text:p>-1,6674961427522</text:p>
          </table:table-cell>
          <table:table-cell table:formula="of:=LN([.C166])" office:value-type="float" office:value="9.86706212891828" calcext:value-type="float">
            <text:p>9,86706212891828</text:p>
          </table:table-cell>
          <table:table-cell table:formula="of:=6.930259915-5/3*LN([.D166])" office:value-type="float" office:value="9.70942015292034" calcext:value-type="float">
            <text:p>9,70942015292034</text:p>
          </table:table-cell>
          <table:table-cell table:number-columns-repeated="2"/>
        </table:table-row>
        <table:table-row table:style-name="ro1">
          <table:table-cell office:value-type="float" office:value="1.83955" calcext:value-type="float">
            <text:p>1,83955</text:p>
          </table:table-cell>
          <table:table-cell office:value-type="float" office:value="1.69207" calcext:value-type="float">
            <text:p>1,69207</text:p>
          </table:table-cell>
          <table:table-cell office:value-type="float" office:value="20271" calcext:value-type="float">
            <text:p>20271</text:p>
          </table:table-cell>
          <table:table-cell office:value-type="float" office:value="0.183618" calcext:value-type="float">
            <text:p>0,183618</text:p>
          </table:table-cell>
          <table:table-cell/>
          <table:table-cell table:formula="of:=LN([.D167])" office:value-type="float" office:value="-1.69489776638559" calcext:value-type="float">
            <text:p>-1,69489776638559</text:p>
          </table:table-cell>
          <table:table-cell table:formula="of:=LN([.C167])" office:value-type="float" office:value="9.91694657222029" calcext:value-type="float">
            <text:p>9,91694657222029</text:p>
          </table:table-cell>
          <table:table-cell table:formula="of:=6.930259915-5/3*LN([.D167])" office:value-type="float" office:value="9.75508952564265" calcext:value-type="float">
            <text:p>9,75508952564265</text:p>
          </table:table-cell>
          <table:table-cell table:number-columns-repeated="2"/>
        </table:table-row>
        <table:table-row table:style-name="ro1">
          <table:table-cell office:value-type="float" office:value="1.85898" calcext:value-type="float">
            <text:p>1,85898</text:p>
          </table:table-cell>
          <table:table-cell office:value-type="float" office:value="1.70879" calcext:value-type="float">
            <text:p>1,70879</text:p>
          </table:table-cell>
          <table:table-cell office:value-type="float" office:value="21562.1" calcext:value-type="float">
            <text:p>21562,1</text:p>
          </table:table-cell>
          <table:table-cell office:value-type="float" office:value="0.178518" calcext:value-type="float">
            <text:p>0,178518</text:p>
          </table:table-cell>
          <table:table-cell/>
          <table:table-cell table:formula="of:=LN([.D168])" office:value-type="float" office:value="-1.72306584251035" calcext:value-type="float">
            <text:p>-1,72306584251035</text:p>
          </table:table-cell>
          <table:table-cell table:formula="of:=LN([.C168])" office:value-type="float" office:value="9.97869242287701" calcext:value-type="float">
            <text:p>9,97869242287701</text:p>
          </table:table-cell>
          <table:table-cell table:formula="of:=6.930259915-5/3*LN([.D168])" office:value-type="float" office:value="9.80203631918392" calcext:value-type="float">
            <text:p>9,80203631918392</text:p>
          </table:table-cell>
          <table:table-cell table:number-columns-repeated="2"/>
        </table:table-row>
        <table:table-row table:style-name="ro1">
          <table:table-cell office:value-type="float" office:value="1.87947" calcext:value-type="float">
            <text:p>1,87947</text:p>
          </table:table-cell>
          <table:table-cell office:value-type="float" office:value="1.72425" calcext:value-type="float">
            <text:p>1,72425</text:p>
          </table:table-cell>
          <table:table-cell office:value-type="float" office:value="22521.8" calcext:value-type="float">
            <text:p>22521,8</text:p>
          </table:table-cell>
          <table:table-cell office:value-type="float" office:value="0.173417" calcext:value-type="float">
            <text:p>0,173417</text:p>
          </table:table-cell>
          <table:table-cell/>
          <table:table-cell table:formula="of:=LN([.D169])" office:value-type="float" office:value="-1.75205618022554" calcext:value-type="float">
            <text:p>-1,75205618022554</text:p>
          </table:table-cell>
          <table:table-cell table:formula="of:=LN([.C169])" office:value-type="float" office:value="10.0222390080115" calcext:value-type="float">
            <text:p>10,0222390080115</text:p>
          </table:table-cell>
          <table:table-cell table:formula="of:=6.930259915-5/3*LN([.D169])" office:value-type="float" office:value="9.85035354870923" calcext:value-type="float">
            <text:p>9,85035354870923</text:p>
          </table:table-cell>
          <table:table-cell table:number-columns-repeated="2"/>
        </table:table-row>
        <table:table-row table:style-name="ro1">
          <table:table-cell office:value-type="float" office:value="1.90047" calcext:value-type="float">
            <text:p>1,90047</text:p>
          </table:table-cell>
          <table:table-cell office:value-type="float" office:value="1.75393" calcext:value-type="float">
            <text:p>1,75393</text:p>
          </table:table-cell>
          <table:table-cell office:value-type="float" office:value="23645" calcext:value-type="float">
            <text:p>23645</text:p>
          </table:table-cell>
          <table:table-cell office:value-type="float" office:value="0.168317" calcext:value-type="float">
            <text:p>0,168317</text:p>
          </table:table-cell>
          <table:table-cell/>
          <table:table-cell table:formula="of:=LN([.D170])" office:value-type="float" office:value="-1.78190617278554" calcext:value-type="float">
            <text:p>-1,78190617278554</text:p>
          </table:table-cell>
          <table:table-cell table:formula="of:=LN([.C170])" office:value-type="float" office:value="10.070906955078" calcext:value-type="float">
            <text:p>10,070906955078</text:p>
          </table:table-cell>
          <table:table-cell table:formula="of:=6.930259915-5/3*LN([.D170])" office:value-type="float" office:value="9.90010353630924" calcext:value-type="float">
            <text:p>9,90010353630924</text:p>
          </table:table-cell>
          <table:table-cell table:number-columns-repeated="2"/>
        </table:table-row>
        <table:table-row table:style-name="ro1">
          <table:table-cell office:value-type="float" office:value="1.92275" calcext:value-type="float">
            <text:p>1,92275</text:p>
          </table:table-cell>
          <table:table-cell office:value-type="float" office:value="1.77523" calcext:value-type="float">
            <text:p>1,77523</text:p>
          </table:table-cell>
          <table:table-cell office:value-type="float" office:value="25183.3" calcext:value-type="float">
            <text:p>25183,3</text:p>
          </table:table-cell>
          <table:table-cell office:value-type="float" office:value="0.163216" calcext:value-type="float">
            <text:p>0,163216</text:p>
          </table:table-cell>
          <table:table-cell/>
          <table:table-cell table:formula="of:=LN([.D171])" office:value-type="float" office:value="-1.81268080204197" calcext:value-type="float">
            <text:p>-1,81268080204197</text:p>
          </table:table-cell>
          <table:table-cell table:formula="of:=LN([.C171])" office:value-type="float" office:value="10.1339363554052" calcext:value-type="float">
            <text:p>10,1339363554052</text:p>
          </table:table-cell>
          <table:table-cell table:formula="of:=6.930259915-5/3*LN([.D171])" office:value-type="float" office:value="9.95139458506996" calcext:value-type="float">
            <text:p>9,95139458506996</text:p>
          </table:table-cell>
          <table:table-cell table:number-columns-repeated="2"/>
        </table:table-row>
        <table:table-row table:style-name="ro1">
          <table:table-cell office:value-type="float" office:value="1.94517" calcext:value-type="float">
            <text:p>1,94517</text:p>
          </table:table-cell>
          <table:table-cell office:value-type="float" office:value="1.79123" calcext:value-type="float">
            <text:p>1,79123</text:p>
          </table:table-cell>
          <table:table-cell office:value-type="float" office:value="26068.4" calcext:value-type="float">
            <text:p>26068,4</text:p>
          </table:table-cell>
          <table:table-cell office:value-type="float" office:value="0.158116" calcext:value-type="float">
            <text:p>0,158116</text:p>
          </table:table-cell>
          <table:table-cell/>
          <table:table-cell table:formula="of:=LN([.D172])" office:value-type="float" office:value="-1.84442633811623" calcext:value-type="float">
            <text:p>-1,84442633811623</text:p>
          </table:table-cell>
          <table:table-cell table:formula="of:=LN([.C172])" office:value-type="float" office:value="10.1684791318182" calcext:value-type="float">
            <text:p>10,1684791318182</text:p>
          </table:table-cell>
          <table:table-cell table:formula="of:=6.930259915-5/3*LN([.D172])" office:value-type="float" office:value="10.0043038118604" calcext:value-type="float">
            <text:p>10,0043038118604</text:p>
          </table:table-cell>
          <table:table-cell table:number-columns-repeated="2"/>
        </table:table-row>
        <table:table-row table:style-name="ro1">
          <table:table-cell office:value-type="float" office:value="1.96928" calcext:value-type="float">
            <text:p>1,96928</text:p>
          </table:table-cell>
          <table:table-cell office:value-type="float" office:value="1.81786" calcext:value-type="float">
            <text:p>1,81786</text:p>
          </table:table-cell>
          <table:table-cell office:value-type="float" office:value="28164.2" calcext:value-type="float">
            <text:p>28164,2</text:p>
          </table:table-cell>
          <table:table-cell office:value-type="float" office:value="0.153015" calcext:value-type="float">
            <text:p>0,153015</text:p>
          </table:table-cell>
          <table:table-cell/>
          <table:table-cell table:formula="of:=LN([.D173])" office:value-type="float" office:value="-1.87721932317955" calcext:value-type="float">
            <text:p>-1,87721932317955</text:p>
          </table:table-cell>
          <table:table-cell table:formula="of:=LN([.C173])" office:value-type="float" office:value="10.2458069468778" calcext:value-type="float">
            <text:p>10,2458069468778</text:p>
          </table:table-cell>
          <table:table-cell table:formula="of:=6.930259915-5/3*LN([.D173])" office:value-type="float" office:value="10.0589587869659" calcext:value-type="float">
            <text:p>10,0589587869659</text:p>
          </table:table-cell>
          <table:table-cell table:number-columns-repeated="2"/>
        </table:table-row>
        <table:table-row table:style-name="ro1">
          <table:table-cell office:value-type="float" office:value="1.99492" calcext:value-type="float">
            <text:p>1,99492</text:p>
          </table:table-cell>
          <table:table-cell office:value-type="float" office:value="1.83462" calcext:value-type="float">
            <text:p>1,83462</text:p>
          </table:table-cell>
          <table:table-cell office:value-type="float" office:value="30236.6" calcext:value-type="float">
            <text:p>30236,6</text:p>
          </table:table-cell>
          <table:table-cell office:value-type="float" office:value="0.147915" calcext:value-type="float">
            <text:p>0,147915</text:p>
          </table:table-cell>
          <table:table-cell/>
          <table:table-cell table:formula="of:=LN([.D174])" office:value-type="float" office:value="-1.91111749452973" calcext:value-type="float">
            <text:p>-1,91111749452973</text:p>
          </table:table-cell>
          <table:table-cell table:formula="of:=LN([.C174])" office:value-type="float" office:value="10.3168083901099" calcext:value-type="float">
            <text:p>10,3168083901099</text:p>
          </table:table-cell>
          <table:table-cell table:formula="of:=6.930259915-5/3*LN([.D174])" office:value-type="float" office:value="10.1154557392162" calcext:value-type="float">
            <text:p>10,1154557392162</text:p>
          </table:table-cell>
          <table:table-cell table:number-columns-repeated="2"/>
        </table:table-row>
        <table:table-row table:style-name="ro1">
          <table:table-cell office:value-type="float" office:value="2.02176" calcext:value-type="float">
            <text:p>2,02176</text:p>
          </table:table-cell>
          <table:table-cell office:value-type="float" office:value="1.86429" calcext:value-type="float">
            <text:p>1,86429</text:p>
          </table:table-cell>
          <table:table-cell office:value-type="float" office:value="32098" calcext:value-type="float">
            <text:p>32098</text:p>
          </table:table-cell>
          <table:table-cell office:value-type="float" office:value="0.142814" calcext:value-type="float">
            <text:p>0,142814</text:p>
          </table:table-cell>
          <table:table-cell/>
          <table:table-cell table:formula="of:=LN([.D175])" office:value-type="float" office:value="-1.9462121946665" calcext:value-type="float">
            <text:p>-1,9462121946665</text:p>
          </table:table-cell>
          <table:table-cell table:formula="of:=LN([.C175])" office:value-type="float" office:value="10.3765490018811" calcext:value-type="float">
            <text:p>10,3765490018811</text:p>
          </table:table-cell>
          <table:table-cell table:formula="of:=6.930259915-5/3*LN([.D175])" office:value-type="float" office:value="10.1739469061108" calcext:value-type="float">
            <text:p>10,1739469061108</text:p>
          </table:table-cell>
          <table:table-cell table:number-columns-repeated="2"/>
        </table:table-row>
        <table:table-row table:style-name="ro1">
          <table:table-cell office:value-type="float" office:value="2.05005" calcext:value-type="float">
            <text:p>2,05005</text:p>
          </table:table-cell>
          <table:table-cell office:value-type="float" office:value="1.88801" calcext:value-type="float">
            <text:p>1,88801</text:p>
          </table:table-cell>
          <table:table-cell office:value-type="float" office:value="34265.4" calcext:value-type="float">
            <text:p>34265,4</text:p>
          </table:table-cell>
          <table:table-cell office:value-type="float" office:value="0.137714" calcext:value-type="float">
            <text:p>0,137714</text:p>
          </table:table-cell>
          <table:table-cell/>
          <table:table-cell table:formula="of:=LN([.D176])" office:value-type="float" office:value="-1.98257620811785" calcext:value-type="float">
            <text:p>-1,98257620811785</text:p>
          </table:table-cell>
          <table:table-cell table:formula="of:=LN([.C176])" office:value-type="float" office:value="10.4418913776713" calcext:value-type="float">
            <text:p>10,4418913776713</text:p>
          </table:table-cell>
          <table:table-cell table:formula="of:=6.930259915-5/3*LN([.D176])" office:value-type="float" office:value="10.2345535951964" calcext:value-type="float">
            <text:p>10,2345535951964</text:p>
          </table:table-cell>
          <table:table-cell table:number-columns-repeated="2"/>
        </table:table-row>
        <table:table-row table:style-name="ro1">
          <table:table-cell office:value-type="float" office:value="2.0798" calcext:value-type="float">
            <text:p>2,0798</text:p>
          </table:table-cell>
          <table:table-cell office:value-type="float" office:value="1.91638" calcext:value-type="float">
            <text:p>1,91638</text:p>
          </table:table-cell>
          <table:table-cell office:value-type="float" office:value="36505.5" calcext:value-type="float">
            <text:p>36505,5</text:p>
          </table:table-cell>
          <table:table-cell office:value-type="float" office:value="0.132613" calcext:value-type="float">
            <text:p>0,132613</text:p>
          </table:table-cell>
          <table:table-cell/>
          <table:table-cell table:formula="of:=LN([.D177])" office:value-type="float" office:value="-2.02032016682022" calcext:value-type="float">
            <text:p>-2,02032016682022</text:p>
          </table:table-cell>
          <table:table-cell table:formula="of:=LN([.C177])" office:value-type="float" office:value="10.5052182131503" calcext:value-type="float">
            <text:p>10,5052182131503</text:p>
          </table:table-cell>
          <table:table-cell table:formula="of:=6.930259915-5/3*LN([.D177])" office:value-type="float" office:value="10.2974601930337" calcext:value-type="float">
            <text:p>10,2974601930337</text:p>
          </table:table-cell>
          <table:table-cell table:number-columns-repeated="2"/>
        </table:table-row>
        <table:table-row table:style-name="ro1">
          <table:table-cell office:value-type="float" office:value="2.1111" calcext:value-type="float">
            <text:p>2,1111</text:p>
          </table:table-cell>
          <table:table-cell office:value-type="float" office:value="1.95074" calcext:value-type="float">
            <text:p>1,95074</text:p>
          </table:table-cell>
          <table:table-cell office:value-type="float" office:value="39321.7" calcext:value-type="float">
            <text:p>39321,7</text:p>
          </table:table-cell>
          <table:table-cell office:value-type="float" office:value="0.127513" calcext:value-type="float">
            <text:p>0,127513</text:p>
          </table:table-cell>
          <table:table-cell/>
          <table:table-cell table:formula="of:=LN([.D178])" office:value-type="float" office:value="-2.05953695879699" calcext:value-type="float">
            <text:p>-2,05953695879699</text:p>
          </table:table-cell>
          <table:table-cell table:formula="of:=LN([.C178])" office:value-type="float" office:value="10.5795318083214" calcext:value-type="float">
            <text:p>10,5795318083214</text:p>
          </table:table-cell>
          <table:table-cell table:formula="of:=6.930259915-5/3*LN([.D178])" office:value-type="float" office:value="10.362821512995" calcext:value-type="float">
            <text:p>10,362821512995</text:p>
          </table:table-cell>
          <table:table-cell table:number-columns-repeated="2"/>
        </table:table-row>
        <table:table-row table:style-name="ro1">
          <table:table-cell office:value-type="float" office:value="2.14442" calcext:value-type="float">
            <text:p>2,14442</text:p>
          </table:table-cell>
          <table:table-cell office:value-type="float" office:value="1.97906" calcext:value-type="float">
            <text:p>1,97906</text:p>
          </table:table-cell>
          <table:table-cell office:value-type="float" office:value="42403.1" calcext:value-type="float">
            <text:p>42403,1</text:p>
          </table:table-cell>
          <table:table-cell office:value-type="float" office:value="0.122412" calcext:value-type="float">
            <text:p>0,122412</text:p>
          </table:table-cell>
          <table:table-cell/>
          <table:table-cell table:formula="of:=LN([.D179])" office:value-type="float" office:value="-2.10036287449375" calcext:value-type="float">
            <text:p>-2,10036287449375</text:p>
          </table:table-cell>
          <table:table-cell table:formula="of:=LN([.C179])" office:value-type="float" office:value="10.654976751755" calcext:value-type="float">
            <text:p>10,654976751755</text:p>
          </table:table-cell>
          <table:table-cell table:formula="of:=6.930259915-5/3*LN([.D179])" office:value-type="float" office:value="10.4308647058229" calcext:value-type="float">
            <text:p>10,4308647058229</text:p>
          </table:table-cell>
          <table:table-cell table:number-columns-repeated="2"/>
        </table:table-row>
        <table:table-row table:style-name="ro1">
          <table:table-cell office:value-type="float" office:value="2.18032" calcext:value-type="float">
            <text:p>2,18032</text:p>
          </table:table-cell>
          <table:table-cell office:value-type="float" office:value="2.00875" calcext:value-type="float">
            <text:p>2,00875</text:p>
          </table:table-cell>
          <table:table-cell office:value-type="float" office:value="46274.1" calcext:value-type="float">
            <text:p>46274,1</text:p>
          </table:table-cell>
          <table:table-cell office:value-type="float" office:value="0.117312" calcext:value-type="float">
            <text:p>0,117312</text:p>
          </table:table-cell>
          <table:table-cell/>
          <table:table-cell table:formula="of:=LN([.D180])" office:value-type="float" office:value="-2.1429182267649" calcext:value-type="float">
            <text:p>-2,1429182267649</text:p>
          </table:table-cell>
          <table:table-cell table:formula="of:=LN([.C180])" office:value-type="float" office:value="10.7423376883061" calcext:value-type="float">
            <text:p>10,7423376883061</text:p>
          </table:table-cell>
          <table:table-cell table:formula="of:=6.930259915-5/3*LN([.D180])" office:value-type="float" office:value="10.5017902929415" calcext:value-type="float">
            <text:p>10,5017902929415</text:p>
          </table:table-cell>
          <table:table-cell table:number-columns-repeated="2"/>
        </table:table-row>
        <table:table-row table:style-name="ro1">
          <table:table-cell office:value-type="float" office:value="2.2179" calcext:value-type="float">
            <text:p>2,2179</text:p>
          </table:table-cell>
          <table:table-cell office:value-type="float" office:value="2.03969" calcext:value-type="float">
            <text:p>2,03969</text:p>
          </table:table-cell>
          <table:table-cell office:value-type="float" office:value="49462.4" calcext:value-type="float">
            <text:p>49462,4</text:p>
          </table:table-cell>
          <table:table-cell office:value-type="float" office:value="0.112211" calcext:value-type="float">
            <text:p>0,112211</text:p>
          </table:table-cell>
          <table:table-cell/>
          <table:table-cell table:formula="of:=LN([.D181])" office:value-type="float" office:value="-2.18737425148338" calcext:value-type="float">
            <text:p>-2,18737425148338</text:p>
          </table:table-cell>
          <table:table-cell table:formula="of:=LN([.C181])" office:value-type="float" office:value="10.808968063958" calcext:value-type="float">
            <text:p>10,808968063958</text:p>
          </table:table-cell>
          <table:table-cell table:formula="of:=6.930259915-5/3*LN([.D181])" office:value-type="float" office:value="10.5758836674723" calcext:value-type="float">
            <text:p>10,5758836674723</text:p>
          </table:table-cell>
          <table:table-cell table:number-columns-repeated="2"/>
        </table:table-row>
        <table:table-row table:style-name="ro1">
          <table:table-cell office:value-type="float" office:value="2.25925" calcext:value-type="float">
            <text:p>2,25925</text:p>
          </table:table-cell>
          <table:table-cell office:value-type="float" office:value="2.0745" calcext:value-type="float">
            <text:p>2,0745</text:p>
          </table:table-cell>
          <table:table-cell office:value-type="float" office:value="55001.6" calcext:value-type="float">
            <text:p>55001,6</text:p>
          </table:table-cell>
          <table:table-cell office:value-type="float" office:value="0.107111" calcext:value-type="float">
            <text:p>0,107111</text:p>
          </table:table-cell>
          <table:table-cell/>
          <table:table-cell table:formula="of:=LN([.D182])" office:value-type="float" office:value="-2.23388959905275" calcext:value-type="float">
            <text:p>-2,23388959905275</text:p>
          </table:table-cell>
          <table:table-cell table:formula="of:=LN([.C182])" office:value-type="float" office:value="10.9151175547006" calcext:value-type="float">
            <text:p>10,9151175547006</text:p>
          </table:table-cell>
          <table:table-cell table:formula="of:=6.930259915-5/3*LN([.D182])" office:value-type="float" office:value="10.6534092467546" calcext:value-type="float">
            <text:p>10,6534092467546</text:p>
          </table:table-cell>
          <table:table-cell table:number-columns-repeated="2"/>
        </table:table-row>
        <table:table-row table:style-name="ro1">
          <table:table-cell office:value-type="float" office:value="2.30321" calcext:value-type="float">
            <text:p>2,30321</text:p>
          </table:table-cell>
          <table:table-cell office:value-type="float" office:value="2.11916" calcext:value-type="float">
            <text:p>2,11916</text:p>
          </table:table-cell>
          <table:table-cell office:value-type="float" office:value="59824.5" calcext:value-type="float">
            <text:p>59824,5</text:p>
          </table:table-cell>
          <table:table-cell office:value-type="float" office:value="0.10201" calcext:value-type="float">
            <text:p>0,10201</text:p>
          </table:table-cell>
          <table:table-cell/>
          <table:table-cell table:formula="of:=LN([.D183])" office:value-type="float" office:value="-2.28268443128771" calcext:value-type="float">
            <text:p>-2,28268443128771</text:p>
          </table:table-cell>
          <table:table-cell table:formula="of:=LN([.C183])" office:value-type="float" office:value="10.9991705550317" calcext:value-type="float">
            <text:p>10,9991705550317</text:p>
          </table:table-cell>
          <table:table-cell table:formula="of:=6.930259915-5/3*LN([.D183])" office:value-type="float" office:value="10.7347339671462" calcext:value-type="float">
            <text:p>10,7347339671462</text:p>
          </table:table-cell>
          <table:table-cell table:number-columns-repeated="2"/>
        </table:table-row>
        <table:table-row table:style-name="ro1">
          <table:table-cell office:value-type="float" office:value="2.35076" calcext:value-type="float">
            <text:p>2,35076</text:p>
          </table:table-cell>
          <table:table-cell office:value-type="float" office:value="2.16196" calcext:value-type="float">
            <text:p>2,16196</text:p>
          </table:table-cell>
          <table:table-cell office:value-type="float" office:value="66170.2" calcext:value-type="float">
            <text:p>66170,2</text:p>
          </table:table-cell>
          <table:table-cell office:value-type="float" office:value="0.0969095" calcext:value-type="float">
            <text:p>0,0969095</text:p>
          </table:table-cell>
          <table:table-cell/>
          <table:table-cell table:formula="of:=LN([.D184])" office:value-type="float" office:value="-2.33397772567526" calcext:value-type="float">
            <text:p>-2,33397772567526</text:p>
          </table:table-cell>
          <table:table-cell table:formula="of:=LN([.C184])" office:value-type="float" office:value="11.0999854895193" calcext:value-type="float">
            <text:p>11,0999854895193</text:p>
          </table:table-cell>
          <table:table-cell table:formula="of:=6.930259915-5/3*LN([.D184])" office:value-type="float" office:value="10.8202227911254" calcext:value-type="float">
            <text:p>10,8202227911254</text:p>
          </table:table-cell>
          <table:table-cell table:number-columns-repeated="2"/>
        </table:table-row>
        <table:table-row table:style-name="ro1">
          <table:table-cell office:value-type="float" office:value="2.4023" calcext:value-type="float">
            <text:p>2,4023</text:p>
          </table:table-cell>
          <table:table-cell office:value-type="float" office:value="2.21664" calcext:value-type="float">
            <text:p>2,21664</text:p>
          </table:table-cell>
          <table:table-cell office:value-type="float" office:value="73236.1" calcext:value-type="float">
            <text:p>73236,1</text:p>
          </table:table-cell>
          <table:table-cell office:value-type="float" office:value="0.091809" calcext:value-type="float">
            <text:p>0,091809</text:p>
          </table:table-cell>
          <table:table-cell/>
          <table:table-cell table:formula="of:=LN([.D185])" office:value-type="float" office:value="-2.38804494694554" calcext:value-type="float">
            <text:p>-2,38804494694554</text:p>
          </table:table-cell>
          <table:table-cell table:formula="of:=LN([.C185])" office:value-type="float" office:value="11.2014437477802" calcext:value-type="float">
            <text:p>11,2014437477802</text:p>
          </table:table-cell>
          <table:table-cell table:formula="of:=6.930259915-5/3*LN([.D185])" office:value-type="float" office:value="10.9103348265759" calcext:value-type="float">
            <text:p>10,9103348265759</text:p>
          </table:table-cell>
          <table:table-cell table:number-columns-repeated="2"/>
        </table:table-row>
        <table:table-row table:style-name="ro1">
          <table:table-cell office:value-type="float" office:value="2.45894" calcext:value-type="float">
            <text:p>2,45894</text:p>
          </table:table-cell>
          <table:table-cell office:value-type="float" office:value="2.27767" calcext:value-type="float">
            <text:p>2,27767</text:p>
          </table:table-cell>
          <table:table-cell office:value-type="float" office:value="82018" calcext:value-type="float">
            <text:p>82018</text:p>
          </table:table-cell>
          <table:table-cell office:value-type="float" office:value="0.0867085" calcext:value-type="float">
            <text:p>0,0867085</text:p>
          </table:table-cell>
          <table:table-cell/>
          <table:table-cell table:formula="of:=LN([.D186])" office:value-type="float" office:value="-2.44520336078548" calcext:value-type="float">
            <text:p>-2,44520336078548</text:p>
          </table:table-cell>
          <table:table-cell table:formula="of:=LN([.C186])" office:value-type="float" office:value="11.3146940143522" calcext:value-type="float">
            <text:p>11,3146940143522</text:p>
          </table:table-cell>
          <table:table-cell table:formula="of:=6.930259915-5/3*LN([.D186])" office:value-type="float" office:value="11.0055988496425" calcext:value-type="float">
            <text:p>11,0055988496425</text:p>
          </table:table-cell>
          <table:table-cell table:number-columns-repeated="2"/>
        </table:table-row>
        <table:table-row table:style-name="ro1">
          <table:table-cell office:value-type="float" office:value="2.52007" calcext:value-type="float">
            <text:p>2,52007</text:p>
          </table:table-cell>
          <table:table-cell office:value-type="float" office:value="2.32798" calcext:value-type="float">
            <text:p>2,32798</text:p>
          </table:table-cell>
          <table:table-cell office:value-type="float" office:value="91170.6" calcext:value-type="float">
            <text:p>91170,6</text:p>
          </table:table-cell>
          <table:table-cell office:value-type="float" office:value="0.081608" calcext:value-type="float">
            <text:p>0,081608</text:p>
          </table:table-cell>
          <table:table-cell/>
          <table:table-cell table:formula="of:=LN([.D187])" office:value-type="float" office:value="-2.50582798260192" calcext:value-type="float">
            <text:p>-2,50582798260192</text:p>
          </table:table-cell>
          <table:table-cell table:formula="of:=LN([.C187])" office:value-type="float" office:value="11.4204877556695" calcext:value-type="float">
            <text:p>11,4204877556695</text:p>
          </table:table-cell>
          <table:table-cell table:formula="of:=6.930259915-5/3*LN([.D187])" office:value-type="float" office:value="11.1066398860032" calcext:value-type="float">
            <text:p>11,1066398860032</text:p>
          </table:table-cell>
          <table:table-cell table:number-columns-repeated="2"/>
        </table:table-row>
        <table:table-row table:style-name="ro1">
          <table:table-cell office:value-type="float" office:value="2.58786" calcext:value-type="float">
            <text:p>2,58786</text:p>
          </table:table-cell>
          <table:table-cell office:value-type="float" office:value="2.38495" calcext:value-type="float">
            <text:p>2,38495</text:p>
          </table:table-cell>
          <table:table-cell office:value-type="float" office:value="103857" calcext:value-type="float">
            <text:p>103857</text:p>
          </table:table-cell>
          <table:table-cell office:value-type="float" office:value="0.0765075" calcext:value-type="float">
            <text:p>0,0765075</text:p>
          </table:table-cell>
          <table:table-cell/>
          <table:table-cell table:formula="of:=LN([.D188])" office:value-type="float" office:value="-2.57036650373949" calcext:value-type="float">
            <text:p>-2,57036650373949</text:p>
          </table:table-cell>
          <table:table-cell table:formula="of:=LN([.C188])" office:value-type="float" office:value="11.5507702319436" calcext:value-type="float">
            <text:p>11,5507702319436</text:p>
          </table:table-cell>
          <table:table-cell table:formula="of:=6.930259915-5/3*LN([.D188])" office:value-type="float" office:value="11.2142040878992" calcext:value-type="float">
            <text:p>11,2142040878992</text:p>
          </table:table-cell>
          <table:table-cell table:number-columns-repeated="2"/>
        </table:table-row>
        <table:table-row table:style-name="ro1">
          <table:table-cell office:value-type="float" office:value="2.66238" calcext:value-type="float">
            <text:p>2,66238</text:p>
          </table:table-cell>
          <table:table-cell office:value-type="float" office:value="2.44636" calcext:value-type="float">
            <text:p>2,44636</text:p>
          </table:table-cell>
          <table:table-cell office:value-type="float" office:value="117258" calcext:value-type="float">
            <text:p>117258</text:p>
          </table:table-cell>
          <table:table-cell office:value-type="float" office:value="0.071407" calcext:value-type="float">
            <text:p>0,071407</text:p>
          </table:table-cell>
          <table:table-cell/>
          <table:table-cell table:formula="of:=LN([.D189])" office:value-type="float" office:value="-2.63935937522644" calcext:value-type="float">
            <text:p>-2,63935937522644</text:p>
          </table:table-cell>
          <table:table-cell table:formula="of:=LN([.C189])" office:value-type="float" office:value="11.6721319142581" calcext:value-type="float">
            <text:p>11,6721319142581</text:p>
          </table:table-cell>
          <table:table-cell table:formula="of:=6.930259915-5/3*LN([.D189])" office:value-type="float" office:value="11.3291922070441" calcext:value-type="float">
            <text:p>11,3291922070441</text:p>
          </table:table-cell>
          <table:table-cell table:number-columns-repeated="2"/>
        </table:table-row>
        <table:table-row table:style-name="ro1">
          <table:table-cell office:value-type="float" office:value="2.74688" calcext:value-type="float">
            <text:p>2,74688</text:p>
          </table:table-cell>
          <table:table-cell office:value-type="float" office:value="2.53363" calcext:value-type="float">
            <text:p>2,53363</text:p>
          </table:table-cell>
          <table:table-cell office:value-type="float" office:value="136953" calcext:value-type="float">
            <text:p>136953</text:p>
          </table:table-cell>
          <table:table-cell office:value-type="float" office:value="0.0663065" calcext:value-type="float">
            <text:p>0,0663065</text:p>
          </table:table-cell>
          <table:table-cell/>
          <table:table-cell table:formula="of:=LN([.D190])" office:value-type="float" office:value="-2.71346734738016" calcext:value-type="float">
            <text:p>-2,71346734738016</text:p>
          </table:table-cell>
          <table:table-cell table:formula="of:=LN([.C190])" office:value-type="float" office:value="11.8273930802563" calcext:value-type="float">
            <text:p>11,8273930802563</text:p>
          </table:table-cell>
          <table:table-cell table:formula="of:=6.930259915-5/3*LN([.D190])" office:value-type="float" office:value="11.4527054939669" calcext:value-type="float">
            <text:p>11,452705493966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.00.0000</text:date>, <text:time style:data-style-name="N2" text:time-value="01:51:27.46038710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3T01:56:30.284794516</dc:date>
    <meta:editing-duration>PT15M16S</meta:editing-duration>
    <meta:editing-cycles>2</meta:editing-cycles>
    <meta:generator>LibreOffice/5.2.7.2$Linux_X86_64 LibreOffice_project/20m0$Build-2</meta:generator>
    <meta:document-statistic meta:table-count="1" meta:cell-count="133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704cm" svg:height="19.02cm" xlink:href=".." xlink:type="simple" chart:class="chart:scatter" chart:style-name="ch1">
        <chart:legend chart:legend-position="end" svg:x="24.867cm" svg:y="8.962cm" style:legend-expansion="high" chart:style-name="ch2"/>
        <chart:plot-area chart:style-name="ch3" table:cell-range-address="isoS1.F2:isoS1.G190" svg:x="0.594cm" svg:y="0.38cm" svg:width="23.679cm" svg:height="18.26cm">
          <chartooo:coordinate-region svg:x="0.74cm" svg:y="0.58cm" svg:width="23.293cm" svg:height="17.4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soS1.G2:isoS1.G190" chart:class="chart:scatter">
            <chart:domain table:cell-range-address="isoS1.F2:isoS1.F190"/>
            <chart:regression-curve chart:style-name="ch7">
              <chart:equation chart:display-equation="true" chart:display-r-square="false"/>
            </chart:regression-curve>
            <chart:data-point chart:repeated="18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48877155077789">
                <text:p>0.0248877155077789</text:p>
                <draw:g>
                  <svg:desc>isoS1.F2:isoS1.F190</svg:desc>
                </draw:g>
              </table:table-cell>
              <table:table-cell office:value-type="float" office:value="6.88878038901687">
                <text:p>6.88878038901687</text:p>
                <draw:g>
                  <svg:desc>isoS1.G2:isoS1.G1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9006617063362">
                <text:p>0.0199006617063362</text:p>
              </table:table-cell>
              <table:table-cell office:value-type="float" office:value="6.90766127456386">
                <text:p>6.90766127456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48886124937506">
                <text:p>0.0148886124937506</text:p>
              </table:table-cell>
              <table:table-cell office:value-type="float" office:value="6.91422430961072">
                <text:p>6.91422430961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8513160503742">
                <text:p>0.0098513160503742</text:p>
              </table:table-cell>
              <table:table-cell office:value-type="float" office:value="6.92260448183234">
                <text:p>6.922604481832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78851673179709">
                <text:p>0.00478851673179709</text:p>
              </table:table-cell>
              <table:table-cell office:value-type="float" office:value="6.93609975199128">
                <text:p>6.93609975199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302045611183307">
                <text:p>-0.000302045611183307</text:p>
              </table:table-cell>
              <table:table-cell office:value-type="float" office:value="6.91828959769704">
                <text:p>6.91828959769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541664356215732">
                <text:p>-0.00541664356215732</text:p>
              </table:table-cell>
              <table:table-cell office:value-type="float" office:value="6.95747834120017">
                <text:p>6.95747834120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05585457783724">
                <text:p>-0.0105585457783724</text:p>
              </table:table-cell>
              <table:table-cell office:value-type="float" office:value="6.97796208002504">
                <text:p>6.97796208002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57270238623582">
                <text:p>-0.0157270238623582</text:p>
              </table:table-cell>
              <table:table-cell office:value-type="float" office:value="6.9335302324595">
                <text:p>6.93353023245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0921332813919">
                <text:p>-0.020921332813919</text:p>
              </table:table-cell>
              <table:table-cell office:value-type="float" office:value="6.96899147845271">
                <text:p>6.968991478452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261437900392074">
                <text:p>-0.0261437900392074</text:p>
              </table:table-cell>
              <table:table-cell office:value-type="float" office:value="6.98995258691351">
                <text:p>6.98995258691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313926326812144">
                <text:p>-0.0313926326812144</text:p>
              </table:table-cell>
              <table:table-cell office:value-type="float" office:value="7.00587061157299">
                <text:p>7.005870611572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366702084573512">
                <text:p>-0.0366702084573512</text:p>
              </table:table-cell>
              <table:table-cell office:value-type="float" office:value="7.0002250650484">
                <text:p>7.0002250650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419747420117514">
                <text:p>-0.0419747420117514</text:p>
              </table:table-cell>
              <table:table-cell office:value-type="float" office:value="6.99996064383298">
                <text:p>6.999960643832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473086122097376">
                <text:p>-0.0473086122097376</text:p>
              </table:table-cell>
              <table:table-cell office:value-type="float" office:value="7.03014988719574">
                <text:p>7.030149887195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26700311284993">
                <text:p>-0.0526700311284993</text:p>
              </table:table-cell>
              <table:table-cell office:value-type="float" office:value="7.03030913836171">
                <text:p>7.030309138361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580603498737598">
                <text:p>-0.0580603498737598</text:p>
              </table:table-cell>
              <table:table-cell office:value-type="float" office:value="7.0138345362833">
                <text:p>7.01383453628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634809472327149">
                <text:p>-0.0634809472327149</text:p>
              </table:table-cell>
              <table:table-cell office:value-type="float" office:value="7.10275446726387">
                <text:p>7.102754467263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689300163195217">
                <text:p>-0.0689300163195217</text:p>
              </table:table-cell>
              <table:table-cell office:value-type="float" office:value="6.9997052742297">
                <text:p>6.99970527422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744100177649052">
                <text:p>-0.0744100177649052</text:p>
              </table:table-cell>
              <table:table-cell office:value-type="float" office:value="7.09012683452613">
                <text:p>7.090126834526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799191319759942">
                <text:p>-0.0799191319759942</text:p>
              </table:table-cell>
              <table:table-cell office:value-type="float" office:value="7.06874253606838">
                <text:p>7.068742536068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854598539514901">
                <text:p>-0.0854598539514901</text:p>
              </table:table-cell>
              <table:table-cell office:value-type="float" office:value="7.08524853158612">
                <text:p>7.085248531586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910303513496711">
                <text:p>-0.0910303513496711</text:p>
              </table:table-cell>
              <table:table-cell office:value-type="float" office:value="7.09716829847869">
                <text:p>7.097168298478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966331545496154">
                <text:p>-0.0966331545496154</text:p>
              </table:table-cell>
              <table:table-cell office:value-type="float" office:value="7.112743006275">
                <text:p>7.112743006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02266418428449">
                <text:p>-0.102266418428449</text:p>
              </table:table-cell>
              <table:table-cell office:value-type="float" office:value="7.12726824769998">
                <text:p>7.12726824769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07932709803549">
                <text:p>-0.107932709803549</text:p>
              </table:table-cell>
              <table:table-cell office:value-type="float" office:value="7.09669654374929">
                <text:p>7.096696543749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13630170749172">
                <text:p>-0.113630170749172</text:p>
              </table:table-cell>
              <table:table-cell office:value-type="float" office:value="7.15426373260108">
                <text:p>7.154263732601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19361405627172">
                <text:p>-0.119361405627172</text:p>
              </table:table-cell>
              <table:table-cell office:value-type="float" office:value="7.14240043255314">
                <text:p>7.142400432553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25125676989197">
                <text:p>-0.125125676989197</text:p>
              </table:table-cell>
              <table:table-cell office:value-type="float" office:value="7.15473253754774">
                <text:p>7.154732537547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30922228028247">
                <text:p>-0.130922228028247</text:p>
              </table:table-cell>
              <table:table-cell office:value-type="float" office:value="7.1545762936507">
                <text:p>7.15457629365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36753721611749">
                <text:p>-0.136753721611749</text:p>
              </table:table-cell>
              <table:table-cell office:value-type="float" office:value="7.18685563360254">
                <text:p>7.186855633602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42618267791439">
                <text:p>-0.142618267791439</text:p>
              </table:table-cell>
              <table:table-cell office:value-type="float" office:value="7.17534433197802">
                <text:p>7.175344331978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48518569975629">
                <text:p>-0.148518569975629</text:p>
              </table:table-cell>
              <table:table-cell office:value-type="float" office:value="7.19349797205287">
                <text:p>7.193497972052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54452725438442">
                <text:p>-0.154452725438442</text:p>
              </table:table-cell>
              <table:table-cell office:value-type="float" office:value="7.20483307307428">
                <text:p>7.204833073074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6042347942874">
                <text:p>-0.16042347942874</text:p>
              </table:table-cell>
              <table:table-cell office:value-type="float" office:value="7.21179286779348">
                <text:p>7.211792867793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66428916485157">
                <text:p>-0.166428916485157</text:p>
              </table:table-cell>
              <table:table-cell office:value-type="float" office:value="7.2410223846544">
                <text:p>7.24102238465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72471825060114">
                <text:p>-0.172471825060114</text:p>
              </table:table-cell>
              <table:table-cell office:value-type="float" office:value="7.22626719022636">
                <text:p>7.226267190226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78550277017502">
                <text:p>-0.178550277017502</text:p>
              </table:table-cell>
              <table:table-cell office:value-type="float" office:value="7.25177042477408">
                <text:p>7.251770424774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84667105443738">
                <text:p>-0.184667105443738</text:p>
              </table:table-cell>
              <table:table-cell office:value-type="float" office:value="7.26190603984956">
                <text:p>7.261906039849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90820369609317">
                <text:p>-0.190820369609317</text:p>
              </table:table-cell>
              <table:table-cell office:value-type="float" office:value="7.27456964480609">
                <text:p>7.274569644806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97012948736957">
                <text:p>-0.197012948736957</text:p>
              </table:table-cell>
              <table:table-cell office:value-type="float" office:value="7.2609862994183">
                <text:p>7.26098629941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203242889607874">
                <text:p>-0.203242889607874</text:p>
              </table:table-cell>
              <table:table-cell office:value-type="float" office:value="7.29732810442144">
                <text:p>7.297328104421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209513119160055">
                <text:p>-0.209513119160055</text:p>
              </table:table-cell>
              <table:table-cell office:value-type="float" office:value="7.31041645975757">
                <text:p>7.310416459757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215821671814734">
                <text:p>-0.215821671814734</text:p>
              </table:table-cell>
              <table:table-cell office:value-type="float" office:value="7.30758453547167">
                <text:p>7.307584535471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222171523885976">
                <text:p>-0.222171523885976</text:p>
              </table:table-cell>
              <table:table-cell office:value-type="float" office:value="7.32248401356912">
                <text:p>7.322484013569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28560697592163">
                <text:p>-0.228560697592163</text:p>
              </table:table-cell>
              <table:table-cell office:value-type="float" office:value="7.34407931467629">
                <text:p>7.344079314676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234992220371718">
                <text:p>-0.234992220371718</text:p>
              </table:table-cell>
              <table:table-cell office:value-type="float" office:value="7.3482657288331">
                <text:p>7.34826572883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241464102428071">
                <text:p>-0.241464102428071</text:p>
              </table:table-cell>
              <table:table-cell office:value-type="float" office:value="7.34584890658203">
                <text:p>7.345848906582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47979424165842">
                <text:p>-0.247979424165842</text:p>
              </table:table-cell>
              <table:table-cell office:value-type="float" office:value="7.38129639394086">
                <text:p>7.381296393940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254536183995424">
                <text:p>-0.254536183995424</text:p>
              </table:table-cell>
              <table:table-cell office:value-type="float" office:value="7.38811138593193">
                <text:p>7.388111385931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261137517229669">
                <text:p>-0.261137517229669</text:p>
              </table:table-cell>
              <table:table-cell office:value-type="float" office:value="7.40722668690942">
                <text:p>7.407226686909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267781410745445">
                <text:p>-0.267781410745445</text:p>
              </table:table-cell>
              <table:table-cell office:value-type="float" office:value="7.37724002363054">
                <text:p>7.377240023630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27447105681327">
                <text:p>-0.27447105681327</text:p>
              </table:table-cell>
              <table:table-cell office:value-type="float" office:value="7.42609063399714">
                <text:p>7.426090633997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281204431077586">
                <text:p>-0.281204431077586</text:p>
              </table:table-cell>
              <table:table-cell office:value-type="float" office:value="7.41265538147158">
                <text:p>7.412655381471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287984784931247">
                <text:p>-0.287984784931247</text:p>
              </table:table-cell>
              <table:table-cell office:value-type="float" office:value="7.44092148318551">
                <text:p>7.440921483185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294810083133364">
                <text:p>-0.294810083133364</text:p>
              </table:table-cell>
              <table:table-cell office:value-type="float" office:value="7.44925946617256">
                <text:p>7.449259466172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01683638487596">
                <text:p>-0.301683638487596</text:p>
              </table:table-cell>
              <table:table-cell office:value-type="float" office:value="7.47016715421956">
                <text:p>7.470167154219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3086034052657">
                <text:p>-0.3086034052657</text:p>
              </table:table-cell>
              <table:table-cell office:value-type="float" office:value="7.47414237548946">
                <text:p>7.474142375489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315572760103741">
                <text:p>-0.315572760103741</text:p>
              </table:table-cell>
              <table:table-cell office:value-type="float" office:value="7.46566103421613">
                <text:p>7.465661034216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32258964724044">
                <text:p>-0.32258964724044</text:p>
              </table:table-cell>
              <table:table-cell office:value-type="float" office:value="7.51080268198564">
                <text:p>7.510802681985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329657509709199">
                <text:p>-0.329657509709199</text:p>
              </table:table-cell>
              <table:table-cell office:value-type="float" office:value="7.50971875411947">
                <text:p>7.509718754119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36774282232396">
                <text:p>-0.336774282232396</text:p>
              </table:table-cell>
              <table:table-cell office:value-type="float" office:value="7.52704061094363">
                <text:p>7.527040610943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43943476960214">
                <text:p>-0.343943476960214</text:p>
              </table:table-cell>
              <table:table-cell office:value-type="float" office:value="7.52308144873801">
                <text:p>7.523081448738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51163019684496">
                <text:p>-0.351163019684496</text:p>
              </table:table-cell>
              <table:table-cell office:value-type="float" office:value="7.55324989805728">
                <text:p>7.553249898057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8436494558393">
                <text:p>-0.358436494558393</text:p>
              </table:table-cell>
              <table:table-cell office:value-type="float" office:value="7.55952822923438">
                <text:p>7.559528229234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65761819105649">
                <text:p>-0.365761819105649</text:p>
              </table:table-cell>
              <table:table-cell office:value-type="float" office:value="7.57933657862752">
                <text:p>7.579336578627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73142652548757">
                <text:p>-0.373142652548757</text:p>
              </table:table-cell>
              <table:table-cell office:value-type="float" office:value="7.57846767114727">
                <text:p>7.578467671147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80576904890789">
                <text:p>-0.380576904890789</text:p>
              </table:table-cell>
              <table:table-cell office:value-type="float" office:value="7.60170713570336">
                <text:p>7.601707135703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88068313684917">
                <text:p>-0.388068313684917</text:p>
              </table:table-cell>
              <table:table-cell office:value-type="float" office:value="7.61825601186954">
                <text:p>7.618256011869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9561478225533">
                <text:p>-0.39561478225533</text:p>
              </table:table-cell>
              <table:table-cell office:value-type="float" office:value="7.6199449941194">
                <text:p>7.61994499411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403220129958424">
                <text:p>-0.403220129958424</text:p>
              </table:table-cell>
              <table:table-cell office:value-type="float" office:value="7.64540248181796">
                <text:p>7.645402481817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410882254386118">
                <text:p>-0.410882254386118</text:p>
              </table:table-cell>
              <table:table-cell office:value-type="float" office:value="7.63582548933131">
                <text:p>7.635825489331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418605060399735">
                <text:p>-0.418605060399735</text:p>
              </table:table-cell>
              <table:table-cell office:value-type="float" office:value="7.67943633719619">
                <text:p>7.679436337196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426386440922083">
                <text:p>-0.426386440922083</text:p>
              </table:table-cell>
              <table:table-cell office:value-type="float" office:value="7.66631559809031">
                <text:p>7.666315598090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43423039027006">
                <text:p>-0.43423039027006</text:p>
              </table:table-cell>
              <table:table-cell office:value-type="float" office:value="7.71054131005947">
                <text:p>7.710541310059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442134797890223">
                <text:p>-0.442134797890223</text:p>
              </table:table-cell>
              <table:table-cell office:value-type="float" office:value="7.68522522545393">
                <text:p>7.685225225453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450103751776546">
                <text:p>-0.450103751776546</text:p>
              </table:table-cell>
              <table:table-cell office:value-type="float" office:value="7.73165436797677">
                <text:p>7.731654367976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458135139236664">
                <text:p>-0.458135139236664</text:p>
              </table:table-cell>
              <table:table-cell office:value-type="float" office:value="7.73167191653143">
                <text:p>7.731671916531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466233146458259">
                <text:p>-0.466233146458259</text:p>
              </table:table-cell>
              <table:table-cell office:value-type="float" office:value="7.74410196498219">
                <text:p>7.744101964982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474395660108444">
                <text:p>-0.474395660108444</text:p>
              </table:table-cell>
              <table:table-cell office:value-type="float" office:value="7.77269376736286">
                <text:p>7.772693767362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482626969407312">
                <text:p>-0.482626969407312</text:p>
              </table:table-cell>
              <table:table-cell office:value-type="float" office:value="7.76209400845992">
                <text:p>7.762094008459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490924962059654">
                <text:p>-0.490924962059654</text:p>
              </table:table-cell>
              <table:table-cell office:value-type="float" office:value="7.81372088977804">
                <text:p>7.813720889778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499294035508703">
                <text:p>-0.499294035508703</text:p>
              </table:table-cell>
              <table:table-cell office:value-type="float" office:value="7.80414937914184">
                <text:p>7.804149379141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507732080376036">
                <text:p>-0.507732080376036</text:p>
              </table:table-cell>
              <table:table-cell office:value-type="float" office:value="7.82540908145333">
                <text:p>7.82540908145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516243607904167">
                <text:p>-0.516243607904167</text:p>
              </table:table-cell>
              <table:table-cell office:value-type="float" office:value="7.8446052146214">
                <text:p>7.84460521462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524826513735336">
                <text:p>-0.524826513735336</text:p>
              </table:table-cell>
              <table:table-cell office:value-type="float" office:value="7.83221654098159">
                <text:p>7.832216540981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533485428910161">
                <text:p>-0.533485428910161</text:p>
              </table:table-cell>
              <table:table-cell office:value-type="float" office:value="7.87105935932798">
                <text:p>7.87105935932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542218256447205">
                <text:p>-0.542218256447205</text:p>
              </table:table-cell>
              <table:table-cell office:value-type="float" office:value="7.88389480238246">
                <text:p>7.883894802382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551029753648364">
                <text:p>-0.551029753648364</text:p>
              </table:table-cell>
              <table:table-cell office:value-type="float" office:value="7.90302723227566">
                <text:p>7.903027232275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559917833546606">
                <text:p>-0.559917833546606</text:p>
              </table:table-cell>
              <table:table-cell office:value-type="float" office:value="7.93453137203137">
                <text:p>7.934531372031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56888738667935">
                <text:p>-0.56888738667935</text:p>
              </table:table-cell>
              <table:table-cell office:value-type="float" office:value="7.92732075279968">
                <text:p>7.927320752799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577936339049284">
                <text:p>-0.577936339049284</text:p>
              </table:table-cell>
              <table:table-cell office:value-type="float" office:value="7.93833138125129">
                <text:p>7.938331381251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587069721967135">
                <text:p>-0.587069721967135</text:p>
              </table:table-cell>
              <table:table-cell office:value-type="float" office:value="7.98323881492667">
                <text:p>7.98323881492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596285477717481">
                <text:p>-0.596285477717481</text:p>
              </table:table-cell>
              <table:table-cell office:value-type="float" office:value="7.96438517790958">
                <text:p>7.964385177909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605588786544746">
                <text:p>-0.605588786544746</text:p>
              </table:table-cell>
              <table:table-cell office:value-type="float" office:value="7.98628049990472">
                <text:p>7.986280499904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614977610729633">
                <text:p>-0.614977610729633</text:p>
              </table:table-cell>
              <table:table-cell office:value-type="float" office:value="7.99521224441862">
                <text:p>7.995212244418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624457288299898">
                <text:p>-0.624457288299898</text:p>
              </table:table-cell>
              <table:table-cell office:value-type="float" office:value="8.02514679563496">
                <text:p>8.025146795634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634025805700328">
                <text:p>-0.634025805700328</text:p>
              </table:table-cell>
              <table:table-cell office:value-type="float" office:value="8.05588127951971">
                <text:p>8.055881279519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643688668356255">
                <text:p>-0.643688668356255</text:p>
              </table:table-cell>
              <table:table-cell office:value-type="float" office:value="8.04256769779143">
                <text:p>8.042567697791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653443891557429">
                <text:p>-0.653443891557429</text:p>
              </table:table-cell>
              <table:table-cell office:value-type="float" office:value="8.0860255859557">
                <text:p>8.08602558595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66329715859106">
                <text:p>-0.66329715859106</text:p>
              </table:table-cell>
              <table:table-cell office:value-type="float" office:value="8.09389603314879">
                <text:p>8.093896033148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673246518853609">
                <text:p>-0.673246518853609</text:p>
              </table:table-cell>
              <table:table-cell office:value-type="float" office:value="8.11990456459221">
                <text:p>8.119904564592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683297844905631">
                <text:p>-0.683297844905631</text:p>
              </table:table-cell>
              <table:table-cell office:value-type="float" office:value="8.11824281627732">
                <text:p>8.118242816277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693449226171129">
                <text:p>-0.693449226171129</text:p>
              </table:table-cell>
              <table:table-cell office:value-type="float" office:value="8.13511545419709">
                <text:p>8.135115454197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703706736953312">
                <text:p>-0.703706736953312</text:p>
              </table:table-cell>
              <table:table-cell office:value-type="float" office:value="8.18458069639966">
                <text:p>8.184580696399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714068513373864">
                <text:p>-0.714068513373864</text:p>
              </table:table-cell>
              <table:table-cell office:value-type="float" office:value="8.16531529465517">
                <text:p>8.165315294655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72454084513227">
                <text:p>-0.72454084513227</text:p>
              </table:table-cell>
              <table:table-cell office:value-type="float" office:value="8.1838049942527">
                <text:p>8.18380499425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735121922571697">
                <text:p>-0.735121922571697</text:p>
              </table:table-cell>
              <table:table-cell office:value-type="float" office:value="8.23394129124377">
                <text:p>8.233941291243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745818265770774">
                <text:p>-0.745818265770774</text:p>
              </table:table-cell>
              <table:table-cell office:value-type="float" office:value="8.2123107029777">
                <text:p>8.21231070297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75662812779266">
                <text:p>-0.75662812779266</text:p>
              </table:table-cell>
              <table:table-cell office:value-type="float" office:value="8.2571133157447">
                <text:p>8.25711331574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767558275573837">
                <text:p>-0.767558275573837</text:p>
              </table:table-cell>
              <table:table-cell office:value-type="float" office:value="8.28978807250814">
                <text:p>8.289788072508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778607034511436">
                <text:p>-0.778607034511436</text:p>
              </table:table-cell>
              <table:table-cell office:value-type="float" office:value="8.2787837064316">
                <text:p>8.27878370643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789781436566403">
                <text:p>-0.789781436566403</text:p>
              </table:table-cell>
              <table:table-cell office:value-type="float" office:value="8.31797610561813">
                <text:p>8.317976105618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801079890363494">
                <text:p>-0.801079890363494</text:p>
              </table:table-cell>
              <table:table-cell office:value-type="float" office:value="8.3291344081677">
                <text:p>8.32913440816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81250971296482">
                <text:p>-0.81250971296482</text:p>
              </table:table-cell>
              <table:table-cell office:value-type="float" office:value="8.35260388487212">
                <text:p>8.352603884872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824069408588193">
                <text:p>-0.824069408588193</text:p>
              </table:table-cell>
              <table:table-cell office:value-type="float" office:value="8.37889617551215">
                <text:p>8.378896175512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835764295062579">
                <text:p>-0.835764295062579</text:p>
              </table:table-cell>
              <table:table-cell office:value-type="float" office:value="8.39334731382048">
                <text:p>8.393347313820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847599905998387">
                <text:p>-0.847599905998387</text:p>
              </table:table-cell>
              <table:table-cell office:value-type="float" office:value="8.41959579793176">
                <text:p>8.419595797931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859574915966222">
                <text:p>-0.859574915966222</text:p>
              </table:table-cell>
              <table:table-cell office:value-type="float" office:value="8.43593758180778">
                <text:p>8.435937581807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871697457577447">
                <text:p>-0.871697457577447</text:p>
              </table:table-cell>
              <table:table-cell office:value-type="float" office:value="8.44760728697714">
                <text:p>8.447607286977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883966339927958">
                <text:p>-0.883966339927958</text:p>
              </table:table-cell>
              <table:table-cell office:value-type="float" office:value="8.47519550604226">
                <text:p>8.475195506042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896390070167819">
                <text:p>-0.896390070167819</text:p>
              </table:table-cell>
              <table:table-cell office:value-type="float" office:value="8.51848236008111">
                <text:p>8.518482360081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908967611494374">
                <text:p>-0.908967611494374</text:p>
              </table:table-cell>
              <table:table-cell office:value-type="float" office:value="8.52765032451652">
                <text:p>8.527650324516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921707878152109">
                <text:p>-0.921707878152109</text:p>
              </table:table-cell>
              <table:table-cell office:value-type="float" office:value="8.54367542119825">
                <text:p>8.543675421198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934610009877074">
                <text:p>-0.934610009877074</text:p>
              </table:table-cell>
              <table:table-cell office:value-type="float" office:value="8.55776299413881">
                <text:p>8.557762994138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94768336455537">
                <text:p>-0.94768336455537</text:p>
              </table:table-cell>
              <table:table-cell office:value-type="float" office:value="8.59594522036838">
                <text:p>8.595945220368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960927284244845">
                <text:p>-0.960927284244845</text:p>
              </table:table-cell>
              <table:table-cell office:value-type="float" office:value="8.62145590470949">
                <text:p>8.621455904709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74351611637531">
                <text:p>-0.974351611637531</text:p>
              </table:table-cell>
              <table:table-cell office:value-type="float" office:value="8.63131263541973">
                <text:p>8.631312635419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8795592082291">
                <text:p>-0.98795592082291</text:p>
              </table:table-cell>
              <table:table-cell office:value-type="float" office:value="8.67293460535485">
                <text:p>8.672934605354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00175058582565">
                <text:p>-1.00175058582565</text:p>
              </table:table-cell>
              <table:table-cell office:value-type="float" office:value="8.69394761376762">
                <text:p>8.693947613767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01573544710268">
                <text:p>-1.01573544710268</text:p>
              </table:table-cell>
              <table:table-cell office:value-type="float" office:value="8.71024860041316">
                <text:p>8.710248600413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02992146279234">
                <text:p>-1.02992146279234</text:p>
              </table:table-cell>
              <table:table-cell office:value-type="float" office:value="8.72199190034932">
                <text:p>8.721991900349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04430877952654">
                <text:p>-1.04430877952654</text:p>
              </table:table-cell>
              <table:table-cell office:value-type="float" office:value="8.75572020813376">
                <text:p>8.755720208133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05890899966559">
                <text:p>-1.05890899966559</text:p>
              </table:table-cell>
              <table:table-cell office:value-type="float" office:value="8.7745124434905">
                <text:p>8.77451244349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07372262232337">
                <text:p>-1.07372262232337</text:p>
              </table:table-cell>
              <table:table-cell office:value-type="float" office:value="8.79941739677124">
                <text:p>8.799417396771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08876196281528">
                <text:p>-1.08876196281528</text:p>
              </table:table-cell>
              <table:table-cell office:value-type="float" office:value="8.84436805538924">
                <text:p>8.844368055389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10402792679943">
                <text:p>-1.10402792679943</text:p>
              </table:table-cell>
              <table:table-cell office:value-type="float" office:value="8.87484246054599">
                <text:p>8.874842460545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11953362148203">
                <text:p>-1.11953362148203</text:p>
              </table:table-cell>
              <table:table-cell office:value-type="float" office:value="8.8888726032062">
                <text:p>8.88887260320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1352804224259">
                <text:p>-1.1352804224259</text:p>
              </table:table-cell>
              <table:table-cell office:value-type="float" office:value="8.92752112347412">
                <text:p>8.927521123474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15128231979661">
                <text:p>-1.15128231979661</text:p>
              </table:table-cell>
              <table:table-cell office:value-type="float" office:value="8.96422497669969">
                <text:p>8.964224976699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16754123362698">
                <text:p>-1.16754123362698</text:p>
              </table:table-cell>
              <table:table-cell office:value-type="float" office:value="8.98095236456464">
                <text:p>8.980952364564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1840721426196">
                <text:p>-1.1840721426196</text:p>
              </table:table-cell>
              <table:table-cell office:value-type="float" office:value="9.00901335006783">
                <text:p>9.009013350067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20087759941863">
                <text:p>-1.20087759941863</text:p>
              </table:table-cell>
              <table:table-cell office:value-type="float" office:value="9.02952567929203">
                <text:p>9.029525679292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21797369429528">
                <text:p>-1.21797369429528</text:p>
              </table:table-cell>
              <table:table-cell office:value-type="float" office:value="9.04469066435015">
                <text:p>9.044690664350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235363717191">
                <text:p>-1.235363717191</text:p>
              </table:table-cell>
              <table:table-cell office:value-type="float" office:value="9.09184958592356">
                <text:p>9.091849585923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25306501410655">
                <text:p>-1.25306501410655</text:p>
              </table:table-cell>
              <table:table-cell office:value-type="float" office:value="9.12445018440055">
                <text:p>9.124450184400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27108173725436">
                <text:p>-1.27108173725436</text:p>
              </table:table-cell>
              <table:table-cell office:value-type="float" office:value="9.16529593380786">
                <text:p>9.165295933807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28943265827743">
                <text:p>-1.28943265827743</text:p>
              </table:table-cell>
              <table:table-cell office:value-type="float" office:value="9.20239589804626">
                <text:p>9.202395898046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3081229416761">
                <text:p>-1.3081229416761</text:p>
              </table:table-cell>
              <table:table-cell office:value-type="float" office:value="9.21783223773448">
                <text:p>9.217832237734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32717298626027">
                <text:p>-1.32717298626027</text:p>
              </table:table-cell>
              <table:table-cell office:value-type="float" office:value="9.23934562297825">
                <text:p>9.239345622978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34658914997011">
                <text:p>-1.34658914997011</text:p>
              </table:table-cell>
              <table:table-cell office:value-type="float" office:value="9.29542572871234">
                <text:p>9.295425728712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36639369941355">
                <text:p>-1.36639369941355</text:p>
              </table:table-cell>
              <table:table-cell office:value-type="float" office:value="9.33838172185707">
                <text:p>9.338381721857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38659440612889">
                <text:p>-1.38659440612889</text:p>
              </table:table-cell>
              <table:table-cell office:value-type="float" office:value="9.36527360267348">
                <text:p>9.365273602673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40721569393381">
                <text:p>-1.40721569393381</text:p>
              </table:table-cell>
              <table:table-cell office:value-type="float" office:value="9.40569331686883">
                <text:p>9.405693316868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42826701739754">
                <text:p>-1.42826701739754</text:p>
              </table:table-cell>
              <table:table-cell office:value-type="float" office:value="9.42356287200857">
                <text:p>9.423562872008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44977530835261">
                <text:p>-1.44977530835261</text:p>
              </table:table-cell>
              <table:table-cell office:value-type="float" office:value="9.46357850430695">
                <text:p>9.463578504306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47175203663809">
                <text:p>-1.47175203663809</text:p>
              </table:table-cell>
              <table:table-cell office:value-type="float" office:value="9.50842069475221">
                <text:p>9.508420694752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49422707092344">
                <text:p>-1.49422707092344</text:p>
              </table:table-cell>
              <table:table-cell office:value-type="float" office:value="9.5523969868913">
                <text:p>9.55239698689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51721430939248">
                <text:p>-1.51721430939248</text:p>
              </table:table-cell>
              <table:table-cell office:value-type="float" office:value="9.60547227594456">
                <text:p>9.605472275944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54074708655833">
                <text:p>-1.54074708655833</text:p>
              </table:table-cell>
              <table:table-cell office:value-type="float" office:value="9.63191502181742">
                <text:p>9.631915021817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56484224717428">
                <text:p>-1.56484224717428</text:p>
              </table:table-cell>
              <table:table-cell office:value-type="float" office:value="9.69117265910423">
                <text:p>9.691172659104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58953725072776">
                <text:p>-1.58953725072776</text:p>
              </table:table-cell>
              <table:table-cell office:value-type="float" office:value="9.73719090821531">
                <text:p>9.737190908215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6148525451356">
                <text:p>-1.6148525451356</text:p>
              </table:table-cell>
              <table:table-cell office:value-type="float" office:value="9.77386280474214">
                <text:p>9.773862804742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64083054511532">
                <text:p>-1.64083054511532</text:p>
              </table:table-cell>
              <table:table-cell office:value-type="float" office:value="9.82312854484501">
                <text:p>9.823128544845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6674961427522">
                <text:p>-1.6674961427522</text:p>
              </table:table-cell>
              <table:table-cell office:value-type="float" office:value="9.86706212891828">
                <text:p>9.867062128918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69489776638559">
                <text:p>-1.69489776638559</text:p>
              </table:table-cell>
              <table:table-cell office:value-type="float" office:value="9.91694657222029">
                <text:p>9.916946572220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72306584251035">
                <text:p>-1.72306584251035</text:p>
              </table:table-cell>
              <table:table-cell office:value-type="float" office:value="9.97869242287701">
                <text:p>9.978692422877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75205618022554">
                <text:p>-1.75205618022554</text:p>
              </table:table-cell>
              <table:table-cell office:value-type="float" office:value="10.0222390080115">
                <text:p>10.02223900801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78190617278554">
                <text:p>-1.78190617278554</text:p>
              </table:table-cell>
              <table:table-cell office:value-type="float" office:value="10.070906955078">
                <text:p>10.0709069550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81268080204197">
                <text:p>-1.81268080204197</text:p>
              </table:table-cell>
              <table:table-cell office:value-type="float" office:value="10.1339363554052">
                <text:p>10.13393635540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84442633811623">
                <text:p>-1.84442633811623</text:p>
              </table:table-cell>
              <table:table-cell office:value-type="float" office:value="10.1684791318182">
                <text:p>10.16847913181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87721932317955">
                <text:p>-1.87721932317955</text:p>
              </table:table-cell>
              <table:table-cell office:value-type="float" office:value="10.2458069468778">
                <text:p>10.24580694687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91111749452973">
                <text:p>-1.91111749452973</text:p>
              </table:table-cell>
              <table:table-cell office:value-type="float" office:value="10.3168083901099">
                <text:p>10.31680839010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9462121946665">
                <text:p>-1.9462121946665</text:p>
              </table:table-cell>
              <table:table-cell office:value-type="float" office:value="10.3765490018811">
                <text:p>10.37654900188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.98257620811785">
                <text:p>-1.98257620811785</text:p>
              </table:table-cell>
              <table:table-cell office:value-type="float" office:value="10.4418913776713">
                <text:p>10.44189137767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.02032016682022">
                <text:p>-2.02032016682022</text:p>
              </table:table-cell>
              <table:table-cell office:value-type="float" office:value="10.5052182131503">
                <text:p>10.50521821315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.05953695879699">
                <text:p>-2.05953695879699</text:p>
              </table:table-cell>
              <table:table-cell office:value-type="float" office:value="10.5795318083214">
                <text:p>10.57953180832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.10036287449375">
                <text:p>-2.10036287449375</text:p>
              </table:table-cell>
              <table:table-cell office:value-type="float" office:value="10.654976751755">
                <text:p>10.6549767517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.1429182267649">
                <text:p>-2.1429182267649</text:p>
              </table:table-cell>
              <table:table-cell office:value-type="float" office:value="10.7423376883061">
                <text:p>10.74233768830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.18737425148338">
                <text:p>-2.18737425148338</text:p>
              </table:table-cell>
              <table:table-cell office:value-type="float" office:value="10.808968063958">
                <text:p>10.8089680639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.23388959905275">
                <text:p>-2.23388959905275</text:p>
              </table:table-cell>
              <table:table-cell office:value-type="float" office:value="10.9151175547006">
                <text:p>10.91511755470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.28268443128771">
                <text:p>-2.28268443128771</text:p>
              </table:table-cell>
              <table:table-cell office:value-type="float" office:value="10.9991705550317">
                <text:p>10.99917055503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.33397772567526">
                <text:p>-2.33397772567526</text:p>
              </table:table-cell>
              <table:table-cell office:value-type="float" office:value="11.0999854895193">
                <text:p>11.09998548951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.38804494694554">
                <text:p>-2.38804494694554</text:p>
              </table:table-cell>
              <table:table-cell office:value-type="float" office:value="11.2014437477802">
                <text:p>11.20144374778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.44520336078548">
                <text:p>-2.44520336078548</text:p>
              </table:table-cell>
              <table:table-cell office:value-type="float" office:value="11.3146940143522">
                <text:p>11.31469401435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.50582798260192">
                <text:p>-2.50582798260192</text:p>
              </table:table-cell>
              <table:table-cell office:value-type="float" office:value="11.4204877556695">
                <text:p>11.42048775566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.57036650373949">
                <text:p>-2.57036650373949</text:p>
              </table:table-cell>
              <table:table-cell office:value-type="float" office:value="11.5507702319436">
                <text:p>11.55077023194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.63935937522644">
                <text:p>-2.63935937522644</text:p>
              </table:table-cell>
              <table:table-cell office:value-type="float" office:value="11.6721319142581">
                <text:p>11.67213191425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2.71346734738016">
                <text:p>-2.71346734738016</text:p>
              </table:table-cell>
              <table:table-cell office:value-type="float" office:value="11.8273930802563">
                <text:p>11.82739308025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63cm" svg:y="3.952cm" style:legend-expansion="high" chart:style-name="ch2"/>
        <chart:plot-area chart:style-name="ch3" table:cell-range-address="isoS1.F5:isoS1.G67" svg:x="0.32cm" svg:y="0.18cm" svg:width="10.523cm" svg:height="8.64cm">
          <chartooo:coordinate-region svg:x="0.611cm" svg:y="0.379cm" svg:width="9.89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soS1.G5:isoS1.G67" chart:class="chart:scatter">
            <chart:domain table:cell-range-address="isoS1.F5:isoS1.F67"/>
            <chart:regression-curve chart:style-name="ch7">
              <chart:equation chart:display-equation="true" chart:display-r-square="false"/>
            </chart:regression-curve>
            <chart:data-point chart:repeated="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8513160503742">
                <text:p>0.0098513160503742</text:p>
                <draw:g>
                  <svg:desc>isoS1.F5:isoS1.F67</svg:desc>
                </draw:g>
              </table:table-cell>
              <table:table-cell office:value-type="float" office:value="6.92260448183234">
                <text:p>6.92260448183234</text:p>
                <draw:g>
                  <svg:desc>isoS1.G5:isoS1.G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78851673179709">
                <text:p>0.00478851673179709</text:p>
              </table:table-cell>
              <table:table-cell office:value-type="float" office:value="6.93609975199128">
                <text:p>6.93609975199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302045611183307">
                <text:p>-0.000302045611183307</text:p>
              </table:table-cell>
              <table:table-cell office:value-type="float" office:value="6.91828959769704">
                <text:p>6.91828959769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541664356215732">
                <text:p>-0.00541664356215732</text:p>
              </table:table-cell>
              <table:table-cell office:value-type="float" office:value="6.95747834120017">
                <text:p>6.95747834120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05585457783724">
                <text:p>-0.0105585457783724</text:p>
              </table:table-cell>
              <table:table-cell office:value-type="float" office:value="6.97796208002504">
                <text:p>6.97796208002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57270238623582">
                <text:p>-0.0157270238623582</text:p>
              </table:table-cell>
              <table:table-cell office:value-type="float" office:value="6.9335302324595">
                <text:p>6.93353023245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20921332813919">
                <text:p>-0.020921332813919</text:p>
              </table:table-cell>
              <table:table-cell office:value-type="float" office:value="6.96899147845271">
                <text:p>6.96899147845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261437900392074">
                <text:p>-0.0261437900392074</text:p>
              </table:table-cell>
              <table:table-cell office:value-type="float" office:value="6.98995258691351">
                <text:p>6.989952586913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313926326812144">
                <text:p>-0.0313926326812144</text:p>
              </table:table-cell>
              <table:table-cell office:value-type="float" office:value="7.00587061157299">
                <text:p>7.005870611572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366702084573512">
                <text:p>-0.0366702084573512</text:p>
              </table:table-cell>
              <table:table-cell office:value-type="float" office:value="7.0002250650484">
                <text:p>7.0002250650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419747420117514">
                <text:p>-0.0419747420117514</text:p>
              </table:table-cell>
              <table:table-cell office:value-type="float" office:value="6.99996064383298">
                <text:p>6.99996064383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473086122097376">
                <text:p>-0.0473086122097376</text:p>
              </table:table-cell>
              <table:table-cell office:value-type="float" office:value="7.03014988719574">
                <text:p>7.030149887195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526700311284993">
                <text:p>-0.0526700311284993</text:p>
              </table:table-cell>
              <table:table-cell office:value-type="float" office:value="7.03030913836171">
                <text:p>7.030309138361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580603498737598">
                <text:p>-0.0580603498737598</text:p>
              </table:table-cell>
              <table:table-cell office:value-type="float" office:value="7.0138345362833">
                <text:p>7.01383453628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634809472327149">
                <text:p>-0.0634809472327149</text:p>
              </table:table-cell>
              <table:table-cell office:value-type="float" office:value="7.10275446726387">
                <text:p>7.102754467263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689300163195217">
                <text:p>-0.0689300163195217</text:p>
              </table:table-cell>
              <table:table-cell office:value-type="float" office:value="6.9997052742297">
                <text:p>6.99970527422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744100177649052">
                <text:p>-0.0744100177649052</text:p>
              </table:table-cell>
              <table:table-cell office:value-type="float" office:value="7.09012683452613">
                <text:p>7.09012683452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799191319759942">
                <text:p>-0.0799191319759942</text:p>
              </table:table-cell>
              <table:table-cell office:value-type="float" office:value="7.06874253606838">
                <text:p>7.068742536068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854598539514901">
                <text:p>-0.0854598539514901</text:p>
              </table:table-cell>
              <table:table-cell office:value-type="float" office:value="7.08524853158612">
                <text:p>7.085248531586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910303513496711">
                <text:p>-0.0910303513496711</text:p>
              </table:table-cell>
              <table:table-cell office:value-type="float" office:value="7.09716829847869">
                <text:p>7.097168298478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966331545496154">
                <text:p>-0.0966331545496154</text:p>
              </table:table-cell>
              <table:table-cell office:value-type="float" office:value="7.112743006275">
                <text:p>7.1127430062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02266418428449">
                <text:p>-0.102266418428449</text:p>
              </table:table-cell>
              <table:table-cell office:value-type="float" office:value="7.12726824769998">
                <text:p>7.12726824769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07932709803549">
                <text:p>-0.107932709803549</text:p>
              </table:table-cell>
              <table:table-cell office:value-type="float" office:value="7.09669654374929">
                <text:p>7.096696543749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13630170749172">
                <text:p>-0.113630170749172</text:p>
              </table:table-cell>
              <table:table-cell office:value-type="float" office:value="7.15426373260108">
                <text:p>7.15426373260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19361405627172">
                <text:p>-0.119361405627172</text:p>
              </table:table-cell>
              <table:table-cell office:value-type="float" office:value="7.14240043255314">
                <text:p>7.142400432553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25125676989197">
                <text:p>-0.125125676989197</text:p>
              </table:table-cell>
              <table:table-cell office:value-type="float" office:value="7.15473253754774">
                <text:p>7.154732537547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30922228028247">
                <text:p>-0.130922228028247</text:p>
              </table:table-cell>
              <table:table-cell office:value-type="float" office:value="7.1545762936507">
                <text:p>7.15457629365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36753721611749">
                <text:p>-0.136753721611749</text:p>
              </table:table-cell>
              <table:table-cell office:value-type="float" office:value="7.18685563360254">
                <text:p>7.186855633602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42618267791439">
                <text:p>-0.142618267791439</text:p>
              </table:table-cell>
              <table:table-cell office:value-type="float" office:value="7.17534433197802">
                <text:p>7.175344331978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48518569975629">
                <text:p>-0.148518569975629</text:p>
              </table:table-cell>
              <table:table-cell office:value-type="float" office:value="7.19349797205287">
                <text:p>7.193497972052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54452725438442">
                <text:p>-0.154452725438442</text:p>
              </table:table-cell>
              <table:table-cell office:value-type="float" office:value="7.20483307307428">
                <text:p>7.204833073074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6042347942874">
                <text:p>-0.16042347942874</text:p>
              </table:table-cell>
              <table:table-cell office:value-type="float" office:value="7.21179286779348">
                <text:p>7.211792867793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66428916485157">
                <text:p>-0.166428916485157</text:p>
              </table:table-cell>
              <table:table-cell office:value-type="float" office:value="7.2410223846544">
                <text:p>7.24102238465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72471825060114">
                <text:p>-0.172471825060114</text:p>
              </table:table-cell>
              <table:table-cell office:value-type="float" office:value="7.22626719022636">
                <text:p>7.226267190226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78550277017502">
                <text:p>-0.178550277017502</text:p>
              </table:table-cell>
              <table:table-cell office:value-type="float" office:value="7.25177042477408">
                <text:p>7.251770424774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84667105443738">
                <text:p>-0.184667105443738</text:p>
              </table:table-cell>
              <table:table-cell office:value-type="float" office:value="7.26190603984956">
                <text:p>7.261906039849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90820369609317">
                <text:p>-0.190820369609317</text:p>
              </table:table-cell>
              <table:table-cell office:value-type="float" office:value="7.27456964480609">
                <text:p>7.274569644806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97012948736957">
                <text:p>-0.197012948736957</text:p>
              </table:table-cell>
              <table:table-cell office:value-type="float" office:value="7.2609862994183">
                <text:p>7.26098629941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203242889607874">
                <text:p>-0.203242889607874</text:p>
              </table:table-cell>
              <table:table-cell office:value-type="float" office:value="7.29732810442144">
                <text:p>7.297328104421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09513119160055">
                <text:p>-0.209513119160055</text:p>
              </table:table-cell>
              <table:table-cell office:value-type="float" office:value="7.31041645975757">
                <text:p>7.310416459757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215821671814734">
                <text:p>-0.215821671814734</text:p>
              </table:table-cell>
              <table:table-cell office:value-type="float" office:value="7.30758453547167">
                <text:p>7.307584535471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222171523885976">
                <text:p>-0.222171523885976</text:p>
              </table:table-cell>
              <table:table-cell office:value-type="float" office:value="7.32248401356912">
                <text:p>7.322484013569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228560697592163">
                <text:p>-0.228560697592163</text:p>
              </table:table-cell>
              <table:table-cell office:value-type="float" office:value="7.34407931467629">
                <text:p>7.344079314676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234992220371718">
                <text:p>-0.234992220371718</text:p>
              </table:table-cell>
              <table:table-cell office:value-type="float" office:value="7.3482657288331">
                <text:p>7.34826572883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241464102428071">
                <text:p>-0.241464102428071</text:p>
              </table:table-cell>
              <table:table-cell office:value-type="float" office:value="7.34584890658203">
                <text:p>7.345848906582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47979424165842">
                <text:p>-0.247979424165842</text:p>
              </table:table-cell>
              <table:table-cell office:value-type="float" office:value="7.38129639394086">
                <text:p>7.381296393940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254536183995424">
                <text:p>-0.254536183995424</text:p>
              </table:table-cell>
              <table:table-cell office:value-type="float" office:value="7.38811138593193">
                <text:p>7.388111385931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261137517229669">
                <text:p>-0.261137517229669</text:p>
              </table:table-cell>
              <table:table-cell office:value-type="float" office:value="7.40722668690942">
                <text:p>7.407226686909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67781410745445">
                <text:p>-0.267781410745445</text:p>
              </table:table-cell>
              <table:table-cell office:value-type="float" office:value="7.37724002363054">
                <text:p>7.377240023630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27447105681327">
                <text:p>-0.27447105681327</text:p>
              </table:table-cell>
              <table:table-cell office:value-type="float" office:value="7.42609063399714">
                <text:p>7.426090633997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281204431077586">
                <text:p>-0.281204431077586</text:p>
              </table:table-cell>
              <table:table-cell office:value-type="float" office:value="7.41265538147158">
                <text:p>7.412655381471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287984784931247">
                <text:p>-0.287984784931247</text:p>
              </table:table-cell>
              <table:table-cell office:value-type="float" office:value="7.44092148318551">
                <text:p>7.440921483185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294810083133364">
                <text:p>-0.294810083133364</text:p>
              </table:table-cell>
              <table:table-cell office:value-type="float" office:value="7.44925946617256">
                <text:p>7.449259466172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301683638487596">
                <text:p>-0.301683638487596</text:p>
              </table:table-cell>
              <table:table-cell office:value-type="float" office:value="7.47016715421956">
                <text:p>7.470167154219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3086034052657">
                <text:p>-0.3086034052657</text:p>
              </table:table-cell>
              <table:table-cell office:value-type="float" office:value="7.47414237548946">
                <text:p>7.474142375489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315572760103741">
                <text:p>-0.315572760103741</text:p>
              </table:table-cell>
              <table:table-cell office:value-type="float" office:value="7.46566103421613">
                <text:p>7.465661034216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2258964724044">
                <text:p>-0.32258964724044</text:p>
              </table:table-cell>
              <table:table-cell office:value-type="float" office:value="7.51080268198564">
                <text:p>7.510802681985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329657509709199">
                <text:p>-0.329657509709199</text:p>
              </table:table-cell>
              <table:table-cell office:value-type="float" office:value="7.50971875411947">
                <text:p>7.509718754119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336774282232396">
                <text:p>-0.336774282232396</text:p>
              </table:table-cell>
              <table:table-cell office:value-type="float" office:value="7.52704061094363">
                <text:p>7.527040610943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343943476960214">
                <text:p>-0.343943476960214</text:p>
              </table:table-cell>
              <table:table-cell office:value-type="float" office:value="7.52308144873801">
                <text:p>7.523081448738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351163019684496">
                <text:p>-0.351163019684496</text:p>
              </table:table-cell>
              <table:table-cell office:value-type="float" office:value="7.55324989805728">
                <text:p>7.553249898057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58436494558393">
                <text:p>-0.358436494558393</text:p>
              </table:table-cell>
              <table:table-cell office:value-type="float" office:value="7.55952822923438">
                <text:p>7.559528229234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65761819105649">
                <text:p>-0.365761819105649</text:p>
              </table:table-cell>
              <table:table-cell office:value-type="float" office:value="7.57933657862752">
                <text:p>7.579336578627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489cm" svg:height="21.304cm" xlink:href=".." xlink:type="simple" chart:class="chart:scatter" chart:style-name="ch1">
        <chart:plot-area chart:style-name="ch2" table:cell-range-address="isoS1.F2:isoS1.H191" svg:x="0.689cm" svg:y="0.426cm" svg:width="33.111cm" svg:height="20.452cm">
          <chartooo:coordinate-region svg:x="0.835cm" svg:y="0.625cm" svg:width="32.725cm" svg:height="19.60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oS1.G2:isoS1.G191" chart:class="chart:scatter">
            <chart:domain table:cell-range-address="isoS1.F2:isoS1.F191"/>
            <chart:data-point chart:repeated="190"/>
          </chart:series>
          <chart:series chart:style-name="ch6" chart:values-cell-range-address="isoS1.H2:isoS1.H191" chart:class="chart:scatter">
            <chart:data-point chart:repeated="19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Столбец G</text:p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48877155077789">
                <text:p>0.0248877155077789</text:p>
                <draw:g>
                  <svg:desc>isoS1.F2:isoS1.F191</svg:desc>
                </draw:g>
              </table:table-cell>
              <table:table-cell office:value-type="float" office:value="6.88878038901687">
                <text:p>6.88878038901687</text:p>
                <draw:g>
                  <svg:desc>isoS1.G2:isoS1.G191</svg:desc>
                </draw:g>
              </table:table-cell>
              <table:table-cell office:value-type="float" office:value="6.93025991486317">
                <text:p>6.93025991486317</text:p>
                <draw:g>
                  <svg:desc>isoS1.H2:isoS1.H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9006617063362">
                <text:p>0.0199006617063362</text:p>
              </table:table-cell>
              <table:table-cell office:value-type="float" office:value="6.90766127456386">
                <text:p>6.90766127456386</text:p>
              </table:table-cell>
              <table:table-cell office:value-type="float" office:value="6.89709214548944">
                <text:p>6.89709214548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48886124937506">
                <text:p>0.0148886124937506</text:p>
              </table:table-cell>
              <table:table-cell office:value-type="float" office:value="6.91422430961072">
                <text:p>6.91422430961072</text:p>
              </table:table-cell>
              <table:table-cell office:value-type="float" office:value="6.90544556084375">
                <text:p>6.9054455608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8513160503742">
                <text:p>0.0098513160503742</text:p>
              </table:table-cell>
              <table:table-cell office:value-type="float" office:value="6.92260448183234">
                <text:p>6.92260448183234</text:p>
              </table:table-cell>
              <table:table-cell office:value-type="float" office:value="6.91384105491604">
                <text:p>6.91384105491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78851673179709">
                <text:p>0.00478851673179709</text:p>
              </table:table-cell>
              <table:table-cell office:value-type="float" office:value="6.93609975199128">
                <text:p>6.93609975199128</text:p>
              </table:table-cell>
              <table:table-cell office:value-type="float" office:value="6.92227905378034">
                <text:p>6.92227905378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302045611183307">
                <text:p>-0.000302045611183307</text:p>
              </table:table-cell>
              <table:table-cell office:value-type="float" office:value="6.91828959769704">
                <text:p>6.91828959769704</text:p>
              </table:table-cell>
              <table:table-cell office:value-type="float" office:value="6.93076332435197">
                <text:p>6.930763324351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541664356215732">
                <text:p>-0.00541664356215732</text:p>
              </table:table-cell>
              <table:table-cell office:value-type="float" office:value="6.95747834120017">
                <text:p>6.95747834120017</text:p>
              </table:table-cell>
              <table:table-cell office:value-type="float" office:value="6.93928765427026">
                <text:p>6.93928765427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05585457783724">
                <text:p>-0.0105585457783724</text:p>
              </table:table-cell>
              <table:table-cell office:value-type="float" office:value="6.97796208002504">
                <text:p>6.97796208002504</text:p>
              </table:table-cell>
              <table:table-cell office:value-type="float" office:value="6.94785749129729">
                <text:p>6.947857491297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57270238623582">
                <text:p>-0.0157270238623582</text:p>
              </table:table-cell>
              <table:table-cell office:value-type="float" office:value="6.9335302324595">
                <text:p>6.9335302324595</text:p>
              </table:table-cell>
              <table:table-cell office:value-type="float" office:value="6.95647162143726">
                <text:p>6.956471621437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0921332813919">
                <text:p>-0.020921332813919</text:p>
              </table:table-cell>
              <table:table-cell office:value-type="float" office:value="6.96899147845271">
                <text:p>6.96899147845271</text:p>
              </table:table-cell>
              <table:table-cell office:value-type="float" office:value="6.9651288030232">
                <text:p>6.9651288030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261437900392074">
                <text:p>-0.0261437900392074</text:p>
              </table:table-cell>
              <table:table-cell office:value-type="float" office:value="6.98995258691351">
                <text:p>6.98995258691351</text:p>
              </table:table-cell>
              <table:table-cell office:value-type="float" office:value="6.97383289839868">
                <text:p>6.973832898398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313926326812144">
                <text:p>-0.0313926326812144</text:p>
              </table:table-cell>
              <table:table-cell office:value-type="float" office:value="7.00587061157299">
                <text:p>7.00587061157299</text:p>
              </table:table-cell>
              <table:table-cell office:value-type="float" office:value="6.98258096946869">
                <text:p>6.98258096946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366702084573512">
                <text:p>-0.0366702084573512</text:p>
              </table:table-cell>
              <table:table-cell office:value-type="float" office:value="7.0002250650484">
                <text:p>7.0002250650484</text:p>
              </table:table-cell>
              <table:table-cell office:value-type="float" office:value="6.99137692909559">
                <text:p>6.991376929095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419747420117514">
                <text:p>-0.0419747420117514</text:p>
              </table:table-cell>
              <table:table-cell office:value-type="float" office:value="6.99996064383298">
                <text:p>6.99996064383298</text:p>
              </table:table-cell>
              <table:table-cell office:value-type="float" office:value="7.00021781835292">
                <text:p>7.000217818352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473086122097376">
                <text:p>-0.0473086122097376</text:p>
              </table:table-cell>
              <table:table-cell office:value-type="float" office:value="7.03014988719574">
                <text:p>7.03014988719574</text:p>
              </table:table-cell>
              <table:table-cell office:value-type="float" office:value="7.00910760201623">
                <text:p>7.009107602016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26700311284993">
                <text:p>-0.0526700311284993</text:p>
              </table:table-cell>
              <table:table-cell office:value-type="float" office:value="7.03030913836171">
                <text:p>7.03030913836171</text:p>
              </table:table-cell>
              <table:table-cell office:value-type="float" office:value="7.01804330021417">
                <text:p>7.018043300214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580603498737598">
                <text:p>-0.0580603498737598</text:p>
              </table:table-cell>
              <table:table-cell office:value-type="float" office:value="7.0138345362833">
                <text:p>7.0138345362833</text:p>
              </table:table-cell>
              <table:table-cell office:value-type="float" office:value="7.0270271647896">
                <text:p>7.02702716478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634809472327149">
                <text:p>-0.0634809472327149</text:p>
              </table:table-cell>
              <table:table-cell office:value-type="float" office:value="7.10275446726387">
                <text:p>7.10275446726387</text:p>
              </table:table-cell>
              <table:table-cell office:value-type="float" office:value="7.03606149372119">
                <text:p>7.036061493721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689300163195217">
                <text:p>-0.0689300163195217</text:p>
              </table:table-cell>
              <table:table-cell office:value-type="float" office:value="6.9997052742297">
                <text:p>6.9997052742297</text:p>
              </table:table-cell>
              <table:table-cell office:value-type="float" office:value="7.04514327553254">
                <text:p>7.045143275532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744100177649052">
                <text:p>-0.0744100177649052</text:p>
              </table:table-cell>
              <table:table-cell office:value-type="float" office:value="7.09012683452613">
                <text:p>7.09012683452613</text:p>
              </table:table-cell>
              <table:table-cell office:value-type="float" office:value="7.05427661127484">
                <text:p>7.054276611274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799191319759942">
                <text:p>-0.0799191319759942</text:p>
              </table:table-cell>
              <table:table-cell office:value-type="float" office:value="7.06874253606838">
                <text:p>7.06874253606838</text:p>
              </table:table-cell>
              <table:table-cell office:value-type="float" office:value="7.06345846829332">
                <text:p>7.063458468293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854598539514901">
                <text:p>-0.0854598539514901</text:p>
              </table:table-cell>
              <table:table-cell office:value-type="float" office:value="7.08524853158612">
                <text:p>7.08524853158612</text:p>
              </table:table-cell>
              <table:table-cell office:value-type="float" office:value="7.07269300491915">
                <text:p>7.072693004919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910303513496711">
                <text:p>-0.0910303513496711</text:p>
              </table:table-cell>
              <table:table-cell office:value-type="float" office:value="7.09716829847869">
                <text:p>7.09716829847869</text:p>
              </table:table-cell>
              <table:table-cell office:value-type="float" office:value="7.08197716724945">
                <text:p>7.081977167249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966331545496154">
                <text:p>-0.0966331545496154</text:p>
              </table:table-cell>
              <table:table-cell office:value-type="float" office:value="7.112743006275">
                <text:p>7.112743006275</text:p>
              </table:table-cell>
              <table:table-cell office:value-type="float" office:value="7.09131517258269">
                <text:p>7.091315172582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02266418428449">
                <text:p>-0.102266418428449</text:p>
              </table:table-cell>
              <table:table-cell office:value-type="float" office:value="7.12726824769998">
                <text:p>7.12726824769998</text:p>
              </table:table-cell>
              <table:table-cell office:value-type="float" office:value="7.10070394571408">
                <text:p>7.100703945714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07932709803549">
                <text:p>-0.107932709803549</text:p>
              </table:table-cell>
              <table:table-cell office:value-type="float" office:value="7.09669654374929">
                <text:p>7.09669654374929</text:p>
              </table:table-cell>
              <table:table-cell office:value-type="float" office:value="7.11014776467258">
                <text:p>7.110147764672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13630170749172">
                <text:p>-0.113630170749172</text:p>
              </table:table-cell>
              <table:table-cell office:value-type="float" office:value="7.15426373260108">
                <text:p>7.15426373260108</text:p>
              </table:table-cell>
              <table:table-cell office:value-type="float" office:value="7.11964353291529">
                <text:p>7.119643532915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19361405627172">
                <text:p>-0.119361405627172</text:p>
              </table:table-cell>
              <table:table-cell office:value-type="float" office:value="7.14240043255314">
                <text:p>7.14240043255314</text:p>
              </table:table-cell>
              <table:table-cell office:value-type="float" office:value="7.12919559104529">
                <text:p>7.129195591045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25125676989197">
                <text:p>-0.125125676989197</text:p>
              </table:table-cell>
              <table:table-cell office:value-type="float" office:value="7.15473253754774">
                <text:p>7.15473253754774</text:p>
              </table:table-cell>
              <table:table-cell office:value-type="float" office:value="7.138802709982">
                <text:p>7.1388027099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30922228028247">
                <text:p>-0.130922228028247</text:p>
              </table:table-cell>
              <table:table-cell office:value-type="float" office:value="7.1545762936507">
                <text:p>7.1545762936507</text:p>
              </table:table-cell>
              <table:table-cell office:value-type="float" office:value="7.14846362838041">
                <text:p>7.148463628380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36753721611749">
                <text:p>-0.136753721611749</text:p>
              </table:table-cell>
              <table:table-cell office:value-type="float" office:value="7.18685563360254">
                <text:p>7.18685563360254</text:p>
              </table:table-cell>
              <table:table-cell office:value-type="float" office:value="7.15818278435291">
                <text:p>7.158182784352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42618267791439">
                <text:p>-0.142618267791439</text:p>
              </table:table-cell>
              <table:table-cell office:value-type="float" office:value="7.17534433197802">
                <text:p>7.17534433197802</text:p>
              </table:table-cell>
              <table:table-cell office:value-type="float" office:value="7.16795702798573">
                <text:p>7.167957027985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48518569975629">
                <text:p>-0.148518569975629</text:p>
              </table:table-cell>
              <table:table-cell office:value-type="float" office:value="7.19349797205287">
                <text:p>7.19349797205287</text:p>
              </table:table-cell>
              <table:table-cell office:value-type="float" office:value="7.17779086495938">
                <text:p>7.177790864959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54452725438442">
                <text:p>-0.154452725438442</text:p>
              </table:table-cell>
              <table:table-cell office:value-type="float" office:value="7.20483307307428">
                <text:p>7.20483307307428</text:p>
              </table:table-cell>
              <table:table-cell office:value-type="float" office:value="7.18768112406407">
                <text:p>7.187681124064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6042347942874">
                <text:p>-0.16042347942874</text:p>
              </table:table-cell>
              <table:table-cell office:value-type="float" office:value="7.21179286779348">
                <text:p>7.21179286779348</text:p>
              </table:table-cell>
              <table:table-cell office:value-type="float" office:value="7.19763238071457">
                <text:p>7.19763238071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66428916485157">
                <text:p>-0.166428916485157</text:p>
              </table:table-cell>
              <table:table-cell office:value-type="float" office:value="7.2410223846544">
                <text:p>7.2410223846544</text:p>
              </table:table-cell>
              <table:table-cell office:value-type="float" office:value="7.20764144247526">
                <text:p>7.207641442475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72471825060114">
                <text:p>-0.172471825060114</text:p>
              </table:table-cell>
              <table:table-cell office:value-type="float" office:value="7.22626719022636">
                <text:p>7.22626719022636</text:p>
              </table:table-cell>
              <table:table-cell office:value-type="float" office:value="7.21771295676686">
                <text:p>7.217712956766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78550277017502">
                <text:p>-0.178550277017502</text:p>
              </table:table-cell>
              <table:table-cell office:value-type="float" office:value="7.25177042477408">
                <text:p>7.25177042477408</text:p>
              </table:table-cell>
              <table:table-cell office:value-type="float" office:value="7.22784371002917">
                <text:p>7.227843710029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84667105443738">
                <text:p>-0.184667105443738</text:p>
              </table:table-cell>
              <table:table-cell office:value-type="float" office:value="7.26190603984956">
                <text:p>7.26190603984956</text:p>
              </table:table-cell>
              <table:table-cell office:value-type="float" office:value="7.2380384240729">
                <text:p>7.23803842407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90820369609317">
                <text:p>-0.190820369609317</text:p>
              </table:table-cell>
              <table:table-cell office:value-type="float" office:value="7.27456964480609">
                <text:p>7.27456964480609</text:p>
              </table:table-cell>
              <table:table-cell office:value-type="float" office:value="7.24829386434886">
                <text:p>7.248293864348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97012948736957">
                <text:p>-0.197012948736957</text:p>
              </table:table-cell>
              <table:table-cell office:value-type="float" office:value="7.2609862994183">
                <text:p>7.2609862994183</text:p>
              </table:table-cell>
              <table:table-cell office:value-type="float" office:value="7.25861482956159">
                <text:p>7.258614829561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203242889607874">
                <text:p>-0.203242889607874</text:p>
              </table:table-cell>
              <table:table-cell office:value-type="float" office:value="7.29732810442144">
                <text:p>7.29732810442144</text:p>
              </table:table-cell>
              <table:table-cell office:value-type="float" office:value="7.26899806434646">
                <text:p>7.268998064346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209513119160055">
                <text:p>-0.209513119160055</text:p>
              </table:table-cell>
              <table:table-cell office:value-type="float" office:value="7.31041645975757">
                <text:p>7.31041645975757</text:p>
              </table:table-cell>
              <table:table-cell office:value-type="float" office:value="7.27944844693343">
                <text:p>7.279448446933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215821671814734">
                <text:p>-0.215821671814734</text:p>
              </table:table-cell>
              <table:table-cell office:value-type="float" office:value="7.30758453547167">
                <text:p>7.30758453547167</text:p>
              </table:table-cell>
              <table:table-cell office:value-type="float" office:value="7.28996270135789">
                <text:p>7.289962701357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222171523885976">
                <text:p>-0.222171523885976</text:p>
              </table:table-cell>
              <table:table-cell office:value-type="float" office:value="7.32248401356912">
                <text:p>7.32248401356912</text:p>
              </table:table-cell>
              <table:table-cell office:value-type="float" office:value="7.30054578814329">
                <text:p>7.300545788143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28560697592163">
                <text:p>-0.228560697592163</text:p>
              </table:table-cell>
              <table:table-cell office:value-type="float" office:value="7.34407931467629">
                <text:p>7.34407931467629</text:p>
              </table:table-cell>
              <table:table-cell office:value-type="float" office:value="7.31119441098694">
                <text:p>7.311194410986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234992220371718">
                <text:p>-0.234992220371718</text:p>
              </table:table-cell>
              <table:table-cell office:value-type="float" office:value="7.3482657288331">
                <text:p>7.3482657288331</text:p>
              </table:table-cell>
              <table:table-cell office:value-type="float" office:value="7.32191361561953">
                <text:p>7.321913615619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241464102428071">
                <text:p>-0.241464102428071</text:p>
              </table:table-cell>
              <table:table-cell office:value-type="float" office:value="7.34584890658203">
                <text:p>7.34584890658203</text:p>
              </table:table-cell>
              <table:table-cell office:value-type="float" office:value="7.33270008571345">
                <text:p>7.332700085713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47979424165842">
                <text:p>-0.247979424165842</text:p>
              </table:table-cell>
              <table:table-cell office:value-type="float" office:value="7.38129639394086">
                <text:p>7.38129639394086</text:p>
              </table:table-cell>
              <table:table-cell office:value-type="float" office:value="7.3435589552764">
                <text:p>7.34355895527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254536183995424">
                <text:p>-0.254536183995424</text:p>
              </table:table-cell>
              <table:table-cell office:value-type="float" office:value="7.38811138593193">
                <text:p>7.38811138593193</text:p>
              </table:table-cell>
              <table:table-cell office:value-type="float" office:value="7.35448688832571">
                <text:p>7.354486888325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261137517229669">
                <text:p>-0.261137517229669</text:p>
              </table:table-cell>
              <table:table-cell office:value-type="float" office:value="7.40722668690942">
                <text:p>7.40722668690942</text:p>
              </table:table-cell>
              <table:table-cell office:value-type="float" office:value="7.36548911038278">
                <text:p>7.365489110382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267781410745445">
                <text:p>-0.267781410745445</text:p>
              </table:table-cell>
              <table:table-cell office:value-type="float" office:value="7.37724002363054">
                <text:p>7.37724002363054</text:p>
              </table:table-cell>
              <table:table-cell office:value-type="float" office:value="7.37656226624241">
                <text:p>7.376562266242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27447105681327">
                <text:p>-0.27447105681327</text:p>
              </table:table-cell>
              <table:table-cell office:value-type="float" office:value="7.42609063399714">
                <text:p>7.42609063399714</text:p>
              </table:table-cell>
              <table:table-cell office:value-type="float" office:value="7.38771167635545">
                <text:p>7.387711676355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281204431077586">
                <text:p>-0.281204431077586</text:p>
              </table:table-cell>
              <table:table-cell office:value-type="float" office:value="7.41265538147158">
                <text:p>7.41265538147158</text:p>
              </table:table-cell>
              <table:table-cell office:value-type="float" office:value="7.39893396679598">
                <text:p>7.398933966795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287984784931247">
                <text:p>-0.287984784931247</text:p>
              </table:table-cell>
              <table:table-cell office:value-type="float" office:value="7.44092148318551">
                <text:p>7.44092148318551</text:p>
              </table:table-cell>
              <table:table-cell office:value-type="float" office:value="7.41023455655208">
                <text:p>7.410234556552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294810083133364">
                <text:p>-0.294810083133364</text:p>
              </table:table-cell>
              <table:table-cell office:value-type="float" office:value="7.44925946617256">
                <text:p>7.44925946617256</text:p>
              </table:table-cell>
              <table:table-cell office:value-type="float" office:value="7.42161005355561">
                <text:p>7.421610053555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01683638487596">
                <text:p>-0.301683638487596</text:p>
              </table:table-cell>
              <table:table-cell office:value-type="float" office:value="7.47016715421956">
                <text:p>7.47016715421956</text:p>
              </table:table-cell>
              <table:table-cell office:value-type="float" office:value="7.43306597914599">
                <text:p>7.433065979145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3086034052657">
                <text:p>-0.3086034052657</text:p>
              </table:table-cell>
              <table:table-cell office:value-type="float" office:value="7.47414237548946">
                <text:p>7.47414237548946</text:p>
              </table:table-cell>
              <table:table-cell office:value-type="float" office:value="7.44459892377617">
                <text:p>7.444598923776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315572760103741">
                <text:p>-0.315572760103741</text:p>
              </table:table-cell>
              <table:table-cell office:value-type="float" office:value="7.46566103421613">
                <text:p>7.46566103421613</text:p>
              </table:table-cell>
              <table:table-cell office:value-type="float" office:value="7.4562145151729">
                <text:p>7.45621451517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32258964724044">
                <text:p>-0.32258964724044</text:p>
              </table:table-cell>
              <table:table-cell office:value-type="float" office:value="7.51080268198564">
                <text:p>7.51080268198564</text:p>
              </table:table-cell>
              <table:table-cell office:value-type="float" office:value="7.4679093270674">
                <text:p>7.46790932706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329657509709199">
                <text:p>-0.329657509709199</text:p>
              </table:table-cell>
              <table:table-cell office:value-type="float" office:value="7.50971875411947">
                <text:p>7.50971875411947</text:p>
              </table:table-cell>
              <table:table-cell office:value-type="float" office:value="7.47968909784867">
                <text:p>7.479689097848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36774282232396">
                <text:p>-0.336774282232396</text:p>
              </table:table-cell>
              <table:table-cell office:value-type="float" office:value="7.52704061094363">
                <text:p>7.52704061094363</text:p>
              </table:table-cell>
              <table:table-cell office:value-type="float" office:value="7.49155038538733">
                <text:p>7.491550385387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43943476960214">
                <text:p>-0.343943476960214</text:p>
              </table:table-cell>
              <table:table-cell office:value-type="float" office:value="7.52308144873801">
                <text:p>7.52308144873801</text:p>
              </table:table-cell>
              <table:table-cell office:value-type="float" office:value="7.50349904326702">
                <text:p>7.503499043267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51163019684496">
                <text:p>-0.351163019684496</text:p>
              </table:table-cell>
              <table:table-cell office:value-type="float" office:value="7.55324989805728">
                <text:p>7.55324989805728</text:p>
              </table:table-cell>
              <table:table-cell office:value-type="float" office:value="7.51553161447416">
                <text:p>7.515531614474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8436494558393">
                <text:p>-0.358436494558393</text:p>
              </table:table-cell>
              <table:table-cell office:value-type="float" office:value="7.55952822923438">
                <text:p>7.55952822923438</text:p>
              </table:table-cell>
              <table:table-cell office:value-type="float" office:value="7.52765407259732">
                <text:p>7.527654072597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65761819105649">
                <text:p>-0.365761819105649</text:p>
              </table:table-cell>
              <table:table-cell office:value-type="float" office:value="7.57933657862752">
                <text:p>7.57933657862752</text:p>
              </table:table-cell>
              <table:table-cell office:value-type="float" office:value="7.53986294684275">
                <text:p>7.539862946842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73142652548757">
                <text:p>-0.373142652548757</text:p>
              </table:table-cell>
              <table:table-cell office:value-type="float" office:value="7.57846767114727">
                <text:p>7.57846767114727</text:p>
              </table:table-cell>
              <table:table-cell office:value-type="float" office:value="7.55216433591459">
                <text:p>7.552164335914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80576904890789">
                <text:p>-0.380576904890789</text:p>
              </table:table-cell>
              <table:table-cell office:value-type="float" office:value="7.60170713570336">
                <text:p>7.60170713570336</text:p>
              </table:table-cell>
              <table:table-cell office:value-type="float" office:value="7.56455475648465">
                <text:p>7.564554756484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88068313684917">
                <text:p>-0.388068313684917</text:p>
              </table:table-cell>
              <table:table-cell office:value-type="float" office:value="7.61825601186954">
                <text:p>7.61825601186954</text:p>
              </table:table-cell>
              <table:table-cell office:value-type="float" office:value="7.5770404378082">
                <text:p>7.57704043780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9561478225533">
                <text:p>-0.39561478225533</text:p>
              </table:table-cell>
              <table:table-cell office:value-type="float" office:value="7.6199449941194">
                <text:p>7.6199449941194</text:p>
              </table:table-cell>
              <table:table-cell office:value-type="float" office:value="7.58961788542555">
                <text:p>7.589617885425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403220129958424">
                <text:p>-0.403220129958424</text:p>
              </table:table-cell>
              <table:table-cell office:value-type="float" office:value="7.64540248181796">
                <text:p>7.64540248181796</text:p>
              </table:table-cell>
              <table:table-cell office:value-type="float" office:value="7.60229346493071">
                <text:p>7.602293464930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410882254386118">
                <text:p>-0.410882254386118</text:p>
              </table:table-cell>
              <table:table-cell office:value-type="float" office:value="7.63582548933131">
                <text:p>7.63582548933131</text:p>
              </table:table-cell>
              <table:table-cell office:value-type="float" office:value="7.6150636723102">
                <text:p>7.61506367231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418605060399735">
                <text:p>-0.418605060399735</text:p>
              </table:table-cell>
              <table:table-cell office:value-type="float" office:value="7.67943633719619">
                <text:p>7.67943633719619</text:p>
              </table:table-cell>
              <table:table-cell office:value-type="float" office:value="7.62793501566623">
                <text:p>7.627935015666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426386440922083">
                <text:p>-0.426386440922083</text:p>
              </table:table-cell>
              <table:table-cell office:value-type="float" office:value="7.66631559809031">
                <text:p>7.66631559809031</text:p>
              </table:table-cell>
              <table:table-cell office:value-type="float" office:value="7.64090398320347">
                <text:p>7.640903983203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43423039027006">
                <text:p>-0.43423039027006</text:p>
              </table:table-cell>
              <table:table-cell office:value-type="float" office:value="7.71054131005947">
                <text:p>7.71054131005947</text:p>
              </table:table-cell>
              <table:table-cell office:value-type="float" office:value="7.65397723211677">
                <text:p>7.653977232116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442134797890223">
                <text:p>-0.442134797890223</text:p>
              </table:table-cell>
              <table:table-cell office:value-type="float" office:value="7.68522522545393">
                <text:p>7.68522522545393</text:p>
              </table:table-cell>
              <table:table-cell office:value-type="float" office:value="7.66715124481704">
                <text:p>7.667151244817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450103751776546">
                <text:p>-0.450103751776546</text:p>
              </table:table-cell>
              <table:table-cell office:value-type="float" office:value="7.73165436797677">
                <text:p>7.73165436797677</text:p>
              </table:table-cell>
              <table:table-cell office:value-type="float" office:value="7.68043283462758">
                <text:p>7.680432834627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458135139236664">
                <text:p>-0.458135139236664</text:p>
              </table:table-cell>
              <table:table-cell office:value-type="float" office:value="7.73167191653143">
                <text:p>7.73167191653143</text:p>
              </table:table-cell>
              <table:table-cell office:value-type="float" office:value="7.69381848039444">
                <text:p>7.693818480394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466233146458259">
                <text:p>-0.466233146458259</text:p>
              </table:table-cell>
              <table:table-cell office:value-type="float" office:value="7.74410196498219">
                <text:p>7.74410196498219</text:p>
              </table:table-cell>
              <table:table-cell office:value-type="float" office:value="7.7073151590971">
                <text:p>7.70731515909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474395660108444">
                <text:p>-0.474395660108444</text:p>
              </table:table-cell>
              <table:table-cell office:value-type="float" office:value="7.77269376736286">
                <text:p>7.77269376736286</text:p>
              </table:table-cell>
              <table:table-cell office:value-type="float" office:value="7.72091934851407">
                <text:p>7.720919348514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482626969407312">
                <text:p>-0.482626969407312</text:p>
              </table:table-cell>
              <table:table-cell office:value-type="float" office:value="7.76209400845992">
                <text:p>7.76209400845992</text:p>
              </table:table-cell>
              <table:table-cell office:value-type="float" office:value="7.73463819734552">
                <text:p>7.734638197345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490924962059654">
                <text:p>-0.490924962059654</text:p>
              </table:table-cell>
              <table:table-cell office:value-type="float" office:value="7.81372088977804">
                <text:p>7.81372088977804</text:p>
              </table:table-cell>
              <table:table-cell office:value-type="float" office:value="7.74846818509942">
                <text:p>7.748468185099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499294035508703">
                <text:p>-0.499294035508703</text:p>
              </table:table-cell>
              <table:table-cell office:value-type="float" office:value="7.80414937914184">
                <text:p>7.80414937914184</text:p>
              </table:table-cell>
              <table:table-cell office:value-type="float" office:value="7.76241664084784">
                <text:p>7.762416640847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507732080376036">
                <text:p>-0.507732080376036</text:p>
              </table:table-cell>
              <table:table-cell office:value-type="float" office:value="7.82540908145333">
                <text:p>7.82540908145333</text:p>
              </table:table-cell>
              <table:table-cell office:value-type="float" office:value="7.77648004896006">
                <text:p>7.776480048960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516243607904167">
                <text:p>-0.516243607904167</text:p>
              </table:table-cell>
              <table:table-cell office:value-type="float" office:value="7.8446052146214">
                <text:p>7.8446052146214</text:p>
              </table:table-cell>
              <table:table-cell office:value-type="float" office:value="7.79066592817361">
                <text:p>7.790665928173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524826513735336">
                <text:p>-0.524826513735336</text:p>
              </table:table-cell>
              <table:table-cell office:value-type="float" office:value="7.83221654098159">
                <text:p>7.83221654098159</text:p>
              </table:table-cell>
              <table:table-cell office:value-type="float" office:value="7.80497077122556">
                <text:p>7.804970771225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533485428910161">
                <text:p>-0.533485428910161</text:p>
              </table:table-cell>
              <table:table-cell office:value-type="float" office:value="7.87105935932798">
                <text:p>7.87105935932798</text:p>
              </table:table-cell>
              <table:table-cell office:value-type="float" office:value="7.81940229651694">
                <text:p>7.819402296516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542218256447205">
                <text:p>-0.542218256447205</text:p>
              </table:table-cell>
              <table:table-cell office:value-type="float" office:value="7.88389480238246">
                <text:p>7.88389480238246</text:p>
              </table:table-cell>
              <table:table-cell office:value-type="float" office:value="7.83395700907867">
                <text:p>7.833957009078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551029753648364">
                <text:p>-0.551029753648364</text:p>
              </table:table-cell>
              <table:table-cell office:value-type="float" office:value="7.90302723227566">
                <text:p>7.90302723227566</text:p>
              </table:table-cell>
              <table:table-cell office:value-type="float" office:value="7.84864283774727">
                <text:p>7.848642837747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559917833546606">
                <text:p>-0.559917833546606</text:p>
              </table:table-cell>
              <table:table-cell office:value-type="float" office:value="7.93453137203137">
                <text:p>7.93453137203137</text:p>
              </table:table-cell>
              <table:table-cell office:value-type="float" office:value="7.86345630424434">
                <text:p>7.863456304244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56888738667935">
                <text:p>-0.56888738667935</text:p>
              </table:table-cell>
              <table:table-cell office:value-type="float" office:value="7.92732075279968">
                <text:p>7.92732075279968</text:p>
              </table:table-cell>
              <table:table-cell office:value-type="float" office:value="7.87840555946558">
                <text:p>7.878405559465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577936339049284">
                <text:p>-0.577936339049284</text:p>
              </table:table-cell>
              <table:table-cell office:value-type="float" office:value="7.93833138125129">
                <text:p>7.93833138125129</text:p>
              </table:table-cell>
              <table:table-cell office:value-type="float" office:value="7.89348714674881">
                <text:p>7.893487146748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587069721967135">
                <text:p>-0.587069721967135</text:p>
              </table:table-cell>
              <table:table-cell office:value-type="float" office:value="7.98323881492667">
                <text:p>7.98323881492667</text:p>
              </table:table-cell>
              <table:table-cell office:value-type="float" office:value="7.90870945161189">
                <text:p>7.908709451611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596285477717481">
                <text:p>-0.596285477717481</text:p>
              </table:table-cell>
              <table:table-cell office:value-type="float" office:value="7.96438517790958">
                <text:p>7.96438517790958</text:p>
              </table:table-cell>
              <table:table-cell office:value-type="float" office:value="7.92406904452913">
                <text:p>7.924069044529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605588786544746">
                <text:p>-0.605588786544746</text:p>
              </table:table-cell>
              <table:table-cell office:value-type="float" office:value="7.98628049990472">
                <text:p>7.98628049990472</text:p>
              </table:table-cell>
              <table:table-cell office:value-type="float" office:value="7.93957455924124">
                <text:p>7.939574559241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614977610729633">
                <text:p>-0.614977610729633</text:p>
              </table:table-cell>
              <table:table-cell office:value-type="float" office:value="7.99521224441862">
                <text:p>7.99521224441862</text:p>
              </table:table-cell>
              <table:table-cell office:value-type="float" office:value="7.95522259954939">
                <text:p>7.955222599549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624457288299898">
                <text:p>-0.624457288299898</text:p>
              </table:table-cell>
              <table:table-cell office:value-type="float" office:value="8.02514679563496">
                <text:p>8.02514679563496</text:p>
              </table:table-cell>
              <table:table-cell office:value-type="float" office:value="7.9710220621665">
                <text:p>7.97102206216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634025805700328">
                <text:p>-0.634025805700328</text:p>
              </table:table-cell>
              <table:table-cell office:value-type="float" office:value="8.05588127951971">
                <text:p>8.05588127951971</text:p>
              </table:table-cell>
              <table:table-cell office:value-type="float" office:value="7.98696959116721">
                <text:p>7.986969591167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643688668356255">
                <text:p>-0.643688668356255</text:p>
              </table:table-cell>
              <table:table-cell office:value-type="float" office:value="8.04256769779143">
                <text:p>8.04256769779143</text:p>
              </table:table-cell>
              <table:table-cell office:value-type="float" office:value="8.00307436226042">
                <text:p>8.003074362260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653443891557429">
                <text:p>-0.653443891557429</text:p>
              </table:table-cell>
              <table:table-cell office:value-type="float" office:value="8.0860255859557">
                <text:p>8.0860255859557</text:p>
              </table:table-cell>
              <table:table-cell office:value-type="float" office:value="8.01933306759572">
                <text:p>8.019333067595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66329715859106">
                <text:p>-0.66329715859106</text:p>
              </table:table-cell>
              <table:table-cell office:value-type="float" office:value="8.09389603314879">
                <text:p>8.09389603314879</text:p>
              </table:table-cell>
              <table:table-cell office:value-type="float" office:value="8.03575517931843">
                <text:p>8.035755179318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673246518853609">
                <text:p>-0.673246518853609</text:p>
              </table:table-cell>
              <table:table-cell office:value-type="float" office:value="8.11990456459221">
                <text:p>8.11990456459221</text:p>
              </table:table-cell>
              <table:table-cell office:value-type="float" office:value="8.05233744642268">
                <text:p>8.052337446422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683297844905631">
                <text:p>-0.683297844905631</text:p>
              </table:table-cell>
              <table:table-cell office:value-type="float" office:value="8.11824281627732">
                <text:p>8.11824281627732</text:p>
              </table:table-cell>
              <table:table-cell office:value-type="float" office:value="8.06908965650938">
                <text:p>8.069089656509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693449226171129">
                <text:p>-0.693449226171129</text:p>
              </table:table-cell>
              <table:table-cell office:value-type="float" office:value="8.13511545419709">
                <text:p>8.13511545419709</text:p>
              </table:table-cell>
              <table:table-cell office:value-type="float" office:value="8.08600862528521">
                <text:p>8.086008625285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703706736953312">
                <text:p>-0.703706736953312</text:p>
              </table:table-cell>
              <table:table-cell office:value-type="float" office:value="8.18458069639966">
                <text:p>8.18458069639966</text:p>
              </table:table-cell>
              <table:table-cell office:value-type="float" office:value="8.10310447658885">
                <text:p>8.103104476588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714068513373864">
                <text:p>-0.714068513373864</text:p>
              </table:table-cell>
              <table:table-cell office:value-type="float" office:value="8.16531529465517">
                <text:p>8.16531529465517</text:p>
              </table:table-cell>
              <table:table-cell office:value-type="float" office:value="8.12037410395644">
                <text:p>8.120374103956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72454084513227">
                <text:p>-0.72454084513227</text:p>
              </table:table-cell>
              <table:table-cell office:value-type="float" office:value="8.1838049942527">
                <text:p>8.1838049942527</text:p>
              </table:table-cell>
              <table:table-cell office:value-type="float" office:value="8.13782799022045">
                <text:p>8.137827990220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735121922571697">
                <text:p>-0.735121922571697</text:p>
              </table:table-cell>
              <table:table-cell office:value-type="float" office:value="8.23394129124377">
                <text:p>8.23394129124377</text:p>
              </table:table-cell>
              <table:table-cell office:value-type="float" office:value="8.15546311928616">
                <text:p>8.155463119286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745818265770774">
                <text:p>-0.745818265770774</text:p>
              </table:table-cell>
              <table:table-cell office:value-type="float" office:value="8.2123107029777">
                <text:p>8.2123107029777</text:p>
              </table:table-cell>
              <table:table-cell office:value-type="float" office:value="8.17329035795129">
                <text:p>8.173290357951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75662812779266">
                <text:p>-0.75662812779266</text:p>
              </table:table-cell>
              <table:table-cell office:value-type="float" office:value="8.2571133157447">
                <text:p>8.2571133157447</text:p>
              </table:table-cell>
              <table:table-cell office:value-type="float" office:value="8.19130679465443">
                <text:p>8.191306794654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767558275573837">
                <text:p>-0.767558275573837</text:p>
              </table:table-cell>
              <table:table-cell office:value-type="float" office:value="8.28978807250814">
                <text:p>8.28978807250814</text:p>
              </table:table-cell>
              <table:table-cell office:value-type="float" office:value="8.20952370762306">
                <text:p>8.209523707623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778607034511436">
                <text:p>-0.778607034511436</text:p>
              </table:table-cell>
              <table:table-cell office:value-type="float" office:value="8.2787837064316">
                <text:p>8.2787837064316</text:p>
              </table:table-cell>
              <table:table-cell office:value-type="float" office:value="8.22793830585239">
                <text:p>8.227938305852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789781436566403">
                <text:p>-0.789781436566403</text:p>
              </table:table-cell>
              <table:table-cell office:value-type="float" office:value="8.31797610561813">
                <text:p>8.31797610561813</text:p>
              </table:table-cell>
              <table:table-cell office:value-type="float" office:value="8.24656230927734">
                <text:p>8.246562309277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801079890363494">
                <text:p>-0.801079890363494</text:p>
              </table:table-cell>
              <table:table-cell office:value-type="float" office:value="8.3291344081677">
                <text:p>8.3291344081677</text:p>
              </table:table-cell>
              <table:table-cell office:value-type="float" office:value="8.26539306560582">
                <text:p>8.265393065605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81250971296482">
                <text:p>-0.81250971296482</text:p>
              </table:table-cell>
              <table:table-cell office:value-type="float" office:value="8.35260388487212">
                <text:p>8.35260388487212</text:p>
              </table:table-cell>
              <table:table-cell office:value-type="float" office:value="8.28444276994137">
                <text:p>8.284442769941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824069408588193">
                <text:p>-0.824069408588193</text:p>
              </table:table-cell>
              <table:table-cell office:value-type="float" office:value="8.37889617551215">
                <text:p>8.37889617551215</text:p>
              </table:table-cell>
              <table:table-cell office:value-type="float" office:value="8.30370892931365">
                <text:p>8.303708929313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835764295062579">
                <text:p>-0.835764295062579</text:p>
              </table:table-cell>
              <table:table-cell office:value-type="float" office:value="8.39334731382048">
                <text:p>8.39334731382048</text:p>
              </table:table-cell>
              <table:table-cell office:value-type="float" office:value="8.32320040677097">
                <text:p>8.323200406770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847599905998387">
                <text:p>-0.847599905998387</text:p>
              </table:table-cell>
              <table:table-cell office:value-type="float" office:value="8.41959579793176">
                <text:p>8.41959579793176</text:p>
              </table:table-cell>
              <table:table-cell office:value-type="float" office:value="8.34292642499731">
                <text:p>8.342926424997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859574915966222">
                <text:p>-0.859574915966222</text:p>
              </table:table-cell>
              <table:table-cell office:value-type="float" office:value="8.43593758180778">
                <text:p>8.43593758180778</text:p>
              </table:table-cell>
              <table:table-cell office:value-type="float" office:value="8.3628847749437">
                <text:p>8.36288477494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871697457577447">
                <text:p>-0.871697457577447</text:p>
              </table:table-cell>
              <table:table-cell office:value-type="float" office:value="8.44760728697714">
                <text:p>8.44760728697714</text:p>
              </table:table-cell>
              <table:table-cell office:value-type="float" office:value="8.38308901096241">
                <text:p>8.383089010962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883966339927958">
                <text:p>-0.883966339927958</text:p>
              </table:table-cell>
              <table:table-cell office:value-type="float" office:value="8.47519550604226">
                <text:p>8.47519550604226</text:p>
              </table:table-cell>
              <table:table-cell office:value-type="float" office:value="8.40353714821326">
                <text:p>8.403537148213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896390070167819">
                <text:p>-0.896390070167819</text:p>
              </table:table-cell>
              <table:table-cell office:value-type="float" office:value="8.51848236008111">
                <text:p>8.51848236008111</text:p>
              </table:table-cell>
              <table:table-cell office:value-type="float" office:value="8.4242433652797">
                <text:p>8.42424336527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908967611494374">
                <text:p>-0.908967611494374</text:p>
              </table:table-cell>
              <table:table-cell office:value-type="float" office:value="8.52765032451652">
                <text:p>8.52765032451652</text:p>
              </table:table-cell>
              <table:table-cell office:value-type="float" office:value="8.44520593415729">
                <text:p>8.445205934157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921707878152109">
                <text:p>-0.921707878152109</text:p>
              </table:table-cell>
              <table:table-cell office:value-type="float" office:value="8.54367542119825">
                <text:p>8.54367542119825</text:p>
              </table:table-cell>
              <table:table-cell office:value-type="float" office:value="8.46643971192018">
                <text:p>8.466439711920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934610009877074">
                <text:p>-0.934610009877074</text:p>
              </table:table-cell>
              <table:table-cell office:value-type="float" office:value="8.55776299413881">
                <text:p>8.55776299413881</text:p>
              </table:table-cell>
              <table:table-cell office:value-type="float" office:value="8.48794326479512">
                <text:p>8.487943264795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94768336455537">
                <text:p>-0.94768336455537</text:p>
              </table:table-cell>
              <table:table-cell office:value-type="float" office:value="8.59594522036838">
                <text:p>8.59594522036838</text:p>
              </table:table-cell>
              <table:table-cell office:value-type="float" office:value="8.50973218925895">
                <text:p>8.509732189258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960927284244845">
                <text:p>-0.960927284244845</text:p>
              </table:table-cell>
              <table:table-cell office:value-type="float" office:value="8.62145590470949">
                <text:p>8.62145590470949</text:p>
              </table:table-cell>
              <table:table-cell office:value-type="float" office:value="8.53180538874141">
                <text:p>8.531805388741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74351611637531">
                <text:p>-0.974351611637531</text:p>
              </table:table-cell>
              <table:table-cell office:value-type="float" office:value="8.63131263541973">
                <text:p>8.63131263541973</text:p>
              </table:table-cell>
              <table:table-cell office:value-type="float" office:value="8.55417926772922">
                <text:p>8.554179267729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8795592082291">
                <text:p>-0.98795592082291</text:p>
              </table:table-cell>
              <table:table-cell office:value-type="float" office:value="8.67293460535485">
                <text:p>8.67293460535485</text:p>
              </table:table-cell>
              <table:table-cell office:value-type="float" office:value="8.57685311637152">
                <text:p>8.576853116371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00175058582565">
                <text:p>-1.00175058582565</text:p>
              </table:table-cell>
              <table:table-cell office:value-type="float" office:value="8.69394761376762">
                <text:p>8.69394761376762</text:p>
              </table:table-cell>
              <table:table-cell office:value-type="float" office:value="8.59984422470941">
                <text:p>8.599844224709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01573544710268">
                <text:p>-1.01573544710268</text:p>
              </table:table-cell>
              <table:table-cell office:value-type="float" office:value="8.71024860041316">
                <text:p>8.71024860041316</text:p>
              </table:table-cell>
              <table:table-cell office:value-type="float" office:value="8.6231523268378">
                <text:p>8.62315232683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02992146279234">
                <text:p>-1.02992146279234</text:p>
              </table:table-cell>
              <table:table-cell office:value-type="float" office:value="8.72199190034932">
                <text:p>8.72199190034932</text:p>
              </table:table-cell>
              <table:table-cell office:value-type="float" office:value="8.64679568632057">
                <text:p>8.646795686320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04430877952654">
                <text:p>-1.04430877952654</text:p>
              </table:table-cell>
              <table:table-cell office:value-type="float" office:value="8.75572020813376">
                <text:p>8.75572020813376</text:p>
              </table:table-cell>
              <table:table-cell office:value-type="float" office:value="8.67077454754423">
                <text:p>8.670774547544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05890899966559">
                <text:p>-1.05890899966559</text:p>
              </table:table-cell>
              <table:table-cell office:value-type="float" office:value="8.7745124434905">
                <text:p>8.7745124434905</text:p>
              </table:table-cell>
              <table:table-cell office:value-type="float" office:value="8.69510824777599">
                <text:p>8.695108247775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07372262232337">
                <text:p>-1.07372262232337</text:p>
              </table:table-cell>
              <table:table-cell office:value-type="float" office:value="8.79941739677124">
                <text:p>8.79941739677124</text:p>
              </table:table-cell>
              <table:table-cell office:value-type="float" office:value="8.71979761887229">
                <text:p>8.719797618872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08876196281528">
                <text:p>-1.08876196281528</text:p>
              </table:table-cell>
              <table:table-cell office:value-type="float" office:value="8.84436805538924">
                <text:p>8.84436805538924</text:p>
              </table:table-cell>
              <table:table-cell office:value-type="float" office:value="8.74486318635879">
                <text:p>8.744863186358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10402792679943">
                <text:p>-1.10402792679943</text:p>
              </table:table-cell>
              <table:table-cell office:value-type="float" office:value="8.87484246054599">
                <text:p>8.87484246054599</text:p>
              </table:table-cell>
              <table:table-cell office:value-type="float" office:value="8.77030645966572">
                <text:p>8.770306459665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11953362148203">
                <text:p>-1.11953362148203</text:p>
              </table:table-cell>
              <table:table-cell office:value-type="float" office:value="8.8888726032062">
                <text:p>8.8888726032062</text:p>
              </table:table-cell>
              <table:table-cell office:value-type="float" office:value="8.79614928413671">
                <text:p>8.796149284136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1352804224259">
                <text:p>-1.1352804224259</text:p>
              </table:table-cell>
              <table:table-cell office:value-type="float" office:value="8.92752112347412">
                <text:p>8.92752112347412</text:p>
              </table:table-cell>
              <table:table-cell office:value-type="float" office:value="8.82239395237651">
                <text:p>8.822393952376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15128231979661">
                <text:p>-1.15128231979661</text:p>
              </table:table-cell>
              <table:table-cell office:value-type="float" office:value="8.96422497669969">
                <text:p>8.96422497669969</text:p>
              </table:table-cell>
              <table:table-cell office:value-type="float" office:value="8.84906378132768">
                <text:p>8.849063781327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16754123362698">
                <text:p>-1.16754123362698</text:p>
              </table:table-cell>
              <table:table-cell office:value-type="float" office:value="8.98095236456464">
                <text:p>8.98095236456464</text:p>
              </table:table-cell>
              <table:table-cell office:value-type="float" office:value="8.87616197104496">
                <text:p>8.876161971044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1840721426196">
                <text:p>-1.1840721426196</text:p>
              </table:table-cell>
              <table:table-cell office:value-type="float" office:value="9.00901335006783">
                <text:p>9.00901335006783</text:p>
              </table:table-cell>
              <table:table-cell office:value-type="float" office:value="8.90371348603267">
                <text:p>8.903713486032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20087759941863">
                <text:p>-1.20087759941863</text:p>
              </table:table-cell>
              <table:table-cell office:value-type="float" office:value="9.02952567929203">
                <text:p>9.02952567929203</text:p>
              </table:table-cell>
              <table:table-cell office:value-type="float" office:value="8.93172258069772">
                <text:p>8.931722580697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21797369429528">
                <text:p>-1.21797369429528</text:p>
              </table:table-cell>
              <table:table-cell office:value-type="float" office:value="9.04469066435015">
                <text:p>9.04469066435015</text:p>
              </table:table-cell>
              <table:table-cell office:value-type="float" office:value="8.9602160721588">
                <text:p>8.96021607215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235363717191">
                <text:p>-1.235363717191</text:p>
              </table:table-cell>
              <table:table-cell office:value-type="float" office:value="9.09184958592356">
                <text:p>9.09184958592356</text:p>
              </table:table-cell>
              <table:table-cell office:value-type="float" office:value="8.98919944365166">
                <text:p>8.989199443651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25306501410655">
                <text:p>-1.25306501410655</text:p>
              </table:table-cell>
              <table:table-cell office:value-type="float" office:value="9.12445018440055">
                <text:p>9.12445018440055</text:p>
              </table:table-cell>
              <table:table-cell office:value-type="float" office:value="9.01870160517759">
                <text:p>9.018701605177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27108173725436">
                <text:p>-1.27108173725436</text:p>
              </table:table-cell>
              <table:table-cell office:value-type="float" office:value="9.16529593380786">
                <text:p>9.16529593380786</text:p>
              </table:table-cell>
              <table:table-cell office:value-type="float" office:value="9.04872947709061">
                <text:p>9.048729477090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28943265827743">
                <text:p>-1.28943265827743</text:p>
              </table:table-cell>
              <table:table-cell office:value-type="float" office:value="9.20239589804626">
                <text:p>9.20239589804626</text:p>
              </table:table-cell>
              <table:table-cell office:value-type="float" office:value="9.07931434546238">
                <text:p>9.079314345462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3081229416761">
                <text:p>-1.3081229416761</text:p>
              </table:table-cell>
              <table:table-cell office:value-type="float" office:value="9.21783223773448">
                <text:p>9.21783223773448</text:p>
              </table:table-cell>
              <table:table-cell office:value-type="float" office:value="9.1104648177935">
                <text:p>9.11046481779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32717298626027">
                <text:p>-1.32717298626027</text:p>
              </table:table-cell>
              <table:table-cell office:value-type="float" office:value="9.23934562297825">
                <text:p>9.23934562297825</text:p>
              </table:table-cell>
              <table:table-cell office:value-type="float" office:value="9.14221489210046">
                <text:p>9.142214892100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34658914997011">
                <text:p>-1.34658914997011</text:p>
              </table:table-cell>
              <table:table-cell office:value-type="float" office:value="9.29542572871234">
                <text:p>9.29542572871234</text:p>
              </table:table-cell>
              <table:table-cell office:value-type="float" office:value="9.17457516495018">
                <text:p>9.174575164950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36639369941355">
                <text:p>-1.36639369941355</text:p>
              </table:table-cell>
              <table:table-cell office:value-type="float" office:value="9.33838172185707">
                <text:p>9.33838172185707</text:p>
              </table:table-cell>
              <table:table-cell office:value-type="float" office:value="9.20758274735592">
                <text:p>9.207582747355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38659440612889">
                <text:p>-1.38659440612889</text:p>
              </table:table-cell>
              <table:table-cell office:value-type="float" office:value="9.36527360267348">
                <text:p>9.36527360267348</text:p>
              </table:table-cell>
              <table:table-cell office:value-type="float" office:value="9.24125059188149">
                <text:p>9.241250591881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40721569393381">
                <text:p>-1.40721569393381</text:p>
              </table:table-cell>
              <table:table-cell office:value-type="float" office:value="9.40569331686883">
                <text:p>9.40569331686883</text:p>
              </table:table-cell>
              <table:table-cell office:value-type="float" office:value="9.27561940488968">
                <text:p>9.275619404889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42826701739754">
                <text:p>-1.42826701739754</text:p>
              </table:table-cell>
              <table:table-cell office:value-type="float" office:value="9.42356287200857">
                <text:p>9.42356287200857</text:p>
              </table:table-cell>
              <table:table-cell office:value-type="float" office:value="9.3107049439959">
                <text:p>9.31070494399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44977530835261">
                <text:p>-1.44977530835261</text:p>
              </table:table-cell>
              <table:table-cell office:value-type="float" office:value="9.46357850430695">
                <text:p>9.46357850430695</text:p>
              </table:table-cell>
              <table:table-cell office:value-type="float" office:value="9.34655209558768">
                <text:p>9.346552095587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47175203663809">
                <text:p>-1.47175203663809</text:p>
              </table:table-cell>
              <table:table-cell office:value-type="float" office:value="9.50842069475221">
                <text:p>9.50842069475221</text:p>
              </table:table-cell>
              <table:table-cell office:value-type="float" office:value="9.38317997606348">
                <text:p>9.383179976063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49422707092344">
                <text:p>-1.49422707092344</text:p>
              </table:table-cell>
              <table:table-cell office:value-type="float" office:value="9.5523969868913">
                <text:p>9.5523969868913</text:p>
              </table:table-cell>
              <table:table-cell office:value-type="float" office:value="9.42063836653907">
                <text:p>9.420638366539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51721430939248">
                <text:p>-1.51721430939248</text:p>
              </table:table-cell>
              <table:table-cell office:value-type="float" office:value="9.60547227594456">
                <text:p>9.60547227594456</text:p>
              </table:table-cell>
              <table:table-cell office:value-type="float" office:value="9.45895043065414">
                <text:p>9.458950430654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54074708655833">
                <text:p>-1.54074708655833</text:p>
              </table:table-cell>
              <table:table-cell office:value-type="float" office:value="9.63191502181742">
                <text:p>9.63191502181742</text:p>
              </table:table-cell>
              <table:table-cell office:value-type="float" office:value="9.49817172593055">
                <text:p>9.498171725930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56484224717428">
                <text:p>-1.56484224717428</text:p>
              </table:table-cell>
              <table:table-cell office:value-type="float" office:value="9.69117265910423">
                <text:p>9.69117265910423</text:p>
              </table:table-cell>
              <table:table-cell office:value-type="float" office:value="9.53833032695713">
                <text:p>9.538330326957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58953725072776">
                <text:p>-1.58953725072776</text:p>
              </table:table-cell>
              <table:table-cell office:value-type="float" office:value="9.73719090821531">
                <text:p>9.73719090821531</text:p>
              </table:table-cell>
              <table:table-cell office:value-type="float" office:value="9.57948866621294">
                <text:p>9.579488666212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6148525451356">
                <text:p>-1.6148525451356</text:p>
              </table:table-cell>
              <table:table-cell office:value-type="float" office:value="9.77386280474214">
                <text:p>9.77386280474214</text:p>
              </table:table-cell>
              <table:table-cell office:value-type="float" office:value="9.62168082355933">
                <text:p>9.621680823559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64083054511532">
                <text:p>-1.64083054511532</text:p>
              </table:table-cell>
              <table:table-cell office:value-type="float" office:value="9.82312854484501">
                <text:p>9.82312854484501</text:p>
              </table:table-cell>
              <table:table-cell office:value-type="float" office:value="9.66497749019219">
                <text:p>9.664977490192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6674961427522">
                <text:p>-1.6674961427522</text:p>
              </table:table-cell>
              <table:table-cell office:value-type="float" office:value="9.86706212891828">
                <text:p>9.86706212891828</text:p>
              </table:table-cell>
              <table:table-cell office:value-type="float" office:value="9.70942015292034">
                <text:p>9.709420152920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69489776638559">
                <text:p>-1.69489776638559</text:p>
              </table:table-cell>
              <table:table-cell office:value-type="float" office:value="9.91694657222029">
                <text:p>9.91694657222029</text:p>
              </table:table-cell>
              <table:table-cell office:value-type="float" office:value="9.75508952564265">
                <text:p>9.755089525642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72306584251035">
                <text:p>-1.72306584251035</text:p>
              </table:table-cell>
              <table:table-cell office:value-type="float" office:value="9.97869242287701">
                <text:p>9.97869242287701</text:p>
              </table:table-cell>
              <table:table-cell office:value-type="float" office:value="9.80203631918392">
                <text:p>9.802036319183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75205618022554">
                <text:p>-1.75205618022554</text:p>
              </table:table-cell>
              <table:table-cell office:value-type="float" office:value="10.0222390080115">
                <text:p>10.0222390080115</text:p>
              </table:table-cell>
              <table:table-cell office:value-type="float" office:value="9.85035354870923">
                <text:p>9.850353548709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78190617278554">
                <text:p>-1.78190617278554</text:p>
              </table:table-cell>
              <table:table-cell office:value-type="float" office:value="10.070906955078">
                <text:p>10.070906955078</text:p>
              </table:table-cell>
              <table:table-cell office:value-type="float" office:value="9.90010353630924">
                <text:p>9.900103536309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81268080204197">
                <text:p>-1.81268080204197</text:p>
              </table:table-cell>
              <table:table-cell office:value-type="float" office:value="10.1339363554052">
                <text:p>10.1339363554052</text:p>
              </table:table-cell>
              <table:table-cell office:value-type="float" office:value="9.95139458506996">
                <text:p>9.951394585069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84442633811623">
                <text:p>-1.84442633811623</text:p>
              </table:table-cell>
              <table:table-cell office:value-type="float" office:value="10.1684791318182">
                <text:p>10.1684791318182</text:p>
              </table:table-cell>
              <table:table-cell office:value-type="float" office:value="10.0043038118604">
                <text:p>10.00430381186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87721932317955">
                <text:p>-1.87721932317955</text:p>
              </table:table-cell>
              <table:table-cell office:value-type="float" office:value="10.2458069468778">
                <text:p>10.2458069468778</text:p>
              </table:table-cell>
              <table:table-cell office:value-type="float" office:value="10.0589587869659">
                <text:p>10.05895878696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91111749452973">
                <text:p>-1.91111749452973</text:p>
              </table:table-cell>
              <table:table-cell office:value-type="float" office:value="10.3168083901099">
                <text:p>10.3168083901099</text:p>
              </table:table-cell>
              <table:table-cell office:value-type="float" office:value="10.1154557392162">
                <text:p>10.11545573921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9462121946665">
                <text:p>-1.9462121946665</text:p>
              </table:table-cell>
              <table:table-cell office:value-type="float" office:value="10.3765490018811">
                <text:p>10.3765490018811</text:p>
              </table:table-cell>
              <table:table-cell office:value-type="float" office:value="10.1739469061108">
                <text:p>10.17394690611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.98257620811785">
                <text:p>-1.98257620811785</text:p>
              </table:table-cell>
              <table:table-cell office:value-type="float" office:value="10.4418913776713">
                <text:p>10.4418913776713</text:p>
              </table:table-cell>
              <table:table-cell office:value-type="float" office:value="10.2345535951964">
                <text:p>10.23455359519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.02032016682022">
                <text:p>-2.02032016682022</text:p>
              </table:table-cell>
              <table:table-cell office:value-type="float" office:value="10.5052182131503">
                <text:p>10.5052182131503</text:p>
              </table:table-cell>
              <table:table-cell office:value-type="float" office:value="10.2974601930337">
                <text:p>10.29746019303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.05953695879699">
                <text:p>-2.05953695879699</text:p>
              </table:table-cell>
              <table:table-cell office:value-type="float" office:value="10.5795318083214">
                <text:p>10.5795318083214</text:p>
              </table:table-cell>
              <table:table-cell office:value-type="float" office:value="10.362821512995">
                <text:p>10.3628215129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.10036287449375">
                <text:p>-2.10036287449375</text:p>
              </table:table-cell>
              <table:table-cell office:value-type="float" office:value="10.654976751755">
                <text:p>10.654976751755</text:p>
              </table:table-cell>
              <table:table-cell office:value-type="float" office:value="10.4308647058229">
                <text:p>10.43086470582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.1429182267649">
                <text:p>-2.1429182267649</text:p>
              </table:table-cell>
              <table:table-cell office:value-type="float" office:value="10.7423376883061">
                <text:p>10.7423376883061</text:p>
              </table:table-cell>
              <table:table-cell office:value-type="float" office:value="10.5017902929415">
                <text:p>10.50179029294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.18737425148338">
                <text:p>-2.18737425148338</text:p>
              </table:table-cell>
              <table:table-cell office:value-type="float" office:value="10.808968063958">
                <text:p>10.808968063958</text:p>
              </table:table-cell>
              <table:table-cell office:value-type="float" office:value="10.5758836674723">
                <text:p>10.57588366747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.23388959905275">
                <text:p>-2.23388959905275</text:p>
              </table:table-cell>
              <table:table-cell office:value-type="float" office:value="10.9151175547006">
                <text:p>10.9151175547006</text:p>
              </table:table-cell>
              <table:table-cell office:value-type="float" office:value="10.6534092467546">
                <text:p>10.65340924675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.28268443128771">
                <text:p>-2.28268443128771</text:p>
              </table:table-cell>
              <table:table-cell office:value-type="float" office:value="10.9991705550317">
                <text:p>10.9991705550317</text:p>
              </table:table-cell>
              <table:table-cell office:value-type="float" office:value="10.7347339671462">
                <text:p>10.73473396714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.33397772567526">
                <text:p>-2.33397772567526</text:p>
              </table:table-cell>
              <table:table-cell office:value-type="float" office:value="11.0999854895193">
                <text:p>11.0999854895193</text:p>
              </table:table-cell>
              <table:table-cell office:value-type="float" office:value="10.8202227911254">
                <text:p>10.82022279112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.38804494694554">
                <text:p>-2.38804494694554</text:p>
              </table:table-cell>
              <table:table-cell office:value-type="float" office:value="11.2014437477802">
                <text:p>11.2014437477802</text:p>
              </table:table-cell>
              <table:table-cell office:value-type="float" office:value="10.9103348265759">
                <text:p>10.91033482657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.44520336078548">
                <text:p>-2.44520336078548</text:p>
              </table:table-cell>
              <table:table-cell office:value-type="float" office:value="11.3146940143522">
                <text:p>11.3146940143522</text:p>
              </table:table-cell>
              <table:table-cell office:value-type="float" office:value="11.0055988496425">
                <text:p>11.00559884964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.50582798260192">
                <text:p>-2.50582798260192</text:p>
              </table:table-cell>
              <table:table-cell office:value-type="float" office:value="11.4204877556695">
                <text:p>11.4204877556695</text:p>
              </table:table-cell>
              <table:table-cell office:value-type="float" office:value="11.1066398860032">
                <text:p>11.10663988600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.57036650373949">
                <text:p>-2.57036650373949</text:p>
              </table:table-cell>
              <table:table-cell office:value-type="float" office:value="11.5507702319436">
                <text:p>11.5507702319436</text:p>
              </table:table-cell>
              <table:table-cell office:value-type="float" office:value="11.2142040878992">
                <text:p>11.2142040878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.63935937522644">
                <text:p>-2.63935937522644</text:p>
              </table:table-cell>
              <table:table-cell office:value-type="float" office:value="11.6721319142581">
                <text:p>11.6721319142581</text:p>
              </table:table-cell>
              <table:table-cell office:value-type="float" office:value="11.3291922070441">
                <text:p>11.32919220704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2.71346734738016">
                <text:p>-2.71346734738016</text:p>
              </table:table-cell>
              <table:table-cell office:value-type="float" office:value="11.8273930802563">
                <text:p>11.8273930802563</text:p>
              </table:table-cell>
              <table:table-cell office:value-type="float" office:value="11.4527054939669">
                <text:p>11.45270549396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